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Segoe UI2" svg:font-family="'Segoe UI'"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egoe UI4" svg:font-family="'Segoe UI'" style:font-family-generic="modern" style:font-pitch="fixed"/>
    <style:font-face style:name="Times New Roman2" svg:font-family="'Times New Roman'" style:font-family-generic="modern" style:font-pitch="fixed"/>
    <style:font-face style:name="Adobe Garamond Pro" svg:font-family="'Adobe Garamond Pro'" style:font-family-generic="roman" style:font-pitch="variable"/>
    <style:font-face style:name="AdvGARMT" svg:font-family="AdvGARMT" style:font-family-generic="roman" style:font-pitch="variable"/>
    <style:font-face style:name="Lucida Console1" svg:font-family="'Lucida Console'"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OTd67905e7" svg:font-family="AdvOTd67905e7" style:font-family-generic="system" style:font-pitch="variable"/>
    <style:font-face style:name="AdvTT4e89fb21" svg:font-family="AdvTT4e89fb21" style:font-family-generic="system" style:font-pitch="variable"/>
    <style:font-face style:name="BSSymbol-Medium" svg:font-family="BSSymbol-Medium" style:font-family-generic="system" style:font-pitch="variable"/>
    <style:font-face style:name="Code, Code" svg:font-family="'Code, Code'" style:font-family-generic="system" style:font-pitch="variable"/>
    <style:font-face style:name="FrutigerLTPro-LightCn" svg:font-family="FrutigerLTPro-LightCn" style:font-family-generic="system" style:font-pitch="variable"/>
    <style:font-face style:name="Lato-Regular" svg:font-family="Lato-Regular"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Regular" svg:font-family="Minion-Regular"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NRMT" svg:font-family="TimesNRMT" style:font-family-generic="system" style:font-pitch="variable"/>
  </office:font-face-decls>
  <office:automatic-styles>
    <style:style style:name="Tabla4" style:family="table">
      <style:table-properties style:width="16.499cm" fo:margin-left="-0.018cm" fo:margin-top="0cm" fo:margin-bottom="0cm" table:align="left" style:writing-mode="lr-tb"/>
    </style:style>
    <style:style style:name="Tabla4.A" style:family="table-column">
      <style:table-column-properties style:column-width="8.971cm"/>
    </style:style>
    <style:style style:name="Tabla4.B" style:family="table-column">
      <style:table-column-properties style:column-width="1.558cm"/>
    </style:style>
    <style:style style:name="Tabla4.C" style:family="table-column">
      <style:table-column-properties style:column-width="0.977cm"/>
    </style:style>
    <style:style style:name="Tabla4.D" style:family="table-column">
      <style:table-column-properties style:column-width="2.372cm"/>
    </style:style>
    <style:style style:name="Tabla4.E" style:family="table-column">
      <style:table-column-properties style:column-width="0.303cm"/>
    </style:style>
    <style:style style:name="Tabla4.F" style:family="table-column">
      <style:table-column-properties style:column-width="1.332cm"/>
    </style:style>
    <style:style style:name="Tabla4.G" style:family="table-column">
      <style:table-column-properties style:column-width="0.986cm"/>
    </style:style>
    <style:style style:name="Tabla4.1" style:family="table-row">
      <style:table-row-properties style:min-row-height="0.011cm" style:keep-together="true" fo:keep-together="auto"/>
    </style:style>
    <style:style style:name="Tabla4.A1"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4.B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4.E1" style:family="table-cell">
      <style:table-cell-properties style:vertical-align="middle" fo:background-color="#ffffff" fo:padding-left="0.018cm" fo:padding-right="0.018cm" fo:padding-top="0cm" fo:padding-bottom="0cm" fo:border="none">
        <style:background-image/>
      </style:table-cell-properties>
    </style:style>
    <style:style style:name="Tabla4.B2"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4.3" style:family="table-row">
      <style:table-row-properties style:min-row-height="0.457cm" style:keep-together="true" fo:keep-together="auto"/>
    </style:style>
    <style:style style:name="Tabla4.A3" style:family="table-cell">
      <style:table-cell-properties fo:background-color="#ffffff" fo:padding-left="0.018cm" fo:padding-right="0.018cm" fo:padding-top="0cm" fo:padding-bottom="0cm" fo:border="none">
        <style:background-image/>
      </style:table-cell-properties>
    </style:style>
    <style:style style:name="Tabla4.B3"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4.6" style:family="table-row">
      <style:table-row-properties style:min-row-height="0.434cm" style:keep-together="true" fo:keep-together="auto"/>
    </style:style>
    <style:style style:name="Tabla4.A7"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a1" style:family="table">
      <style:table-properties style:width="16.644cm" fo:margin-left="-0.018cm" fo:margin-top="0cm" fo:margin-bottom="0cm" table:align="left" style:writing-mode="lr-tb"/>
    </style:style>
    <style:style style:name="Tabla1.A" style:family="table-column">
      <style:table-column-properties style:column-width="5.364cm"/>
    </style:style>
    <style:style style:name="Tabla1.B" style:family="table-column">
      <style:table-column-properties style:column-width="5.376cm"/>
    </style:style>
    <style:style style:name="Tabla1.C" style:family="table-column">
      <style:table-column-properties style:column-width="1.406cm"/>
    </style:style>
    <style:style style:name="Tabla1.D" style:family="table-column">
      <style:table-column-properties style:column-width="0.919cm"/>
    </style:style>
    <style:style style:name="Tabla1.E" style:family="table-column">
      <style:table-column-properties style:column-width="1.944cm"/>
    </style:style>
    <style:style style:name="Tabla1.F" style:family="table-column">
      <style:table-column-properties style:column-width="1.635cm"/>
    </style:style>
    <style:style style:name="Tabla1.1" style:family="table-row">
      <style:table-row-properties style:min-row-height="0.011cm" style:keep-together="true" fo:keep-together="auto"/>
    </style:style>
    <style:style style:name="Tabla1.A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1.A2" style:family="table-cell">
      <style:table-cell-properties style:vertical-align="middle" fo:background-color="#ffffff" fo:padding-left="0.018cm" fo:padding-right="0.018cm" fo:padding-top="0cm" fo:padding-bottom="0cm" fo:border-left="none" fo:border-right="none" fo:border-top="0.002cm solid #000001" fo:border-bottom="none">
        <style:background-image/>
      </style:table-cell-properties>
    </style:style>
    <style:style style:name="Tabla1.B2" style:family="table-cell">
      <style:table-cell-properties style:vertical-align="middle" fo:background-color="#ffffff" fo:padding-left="0.018cm" fo:padding-right="0.018cm" fo:padding-top="0cm" fo:padding-bottom="0cm" fo:border="none">
        <style:background-image/>
      </style:table-cell-properties>
    </style:style>
    <style:style style:name="Tabla1.A9"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1.C9" style:family="table-cell">
      <style:table-cell-properties style:vertical-align="bottom"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1.C10" style:family="table-cell">
      <style:table-cell-properties style:vertical-align="bottom" fo:background-color="#ffffff" fo:padding-left="0.018cm" fo:padding-right="0.018cm" fo:padding-top="0cm" fo:padding-bottom="0cm" fo:border="none">
        <style:background-image/>
      </style:table-cell-properties>
    </style:style>
    <style:style style:name="Tabla1.C14"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1.C15" style:family="table-cell">
      <style:table-cell-properties fo:background-color="#ffffff" fo:padding-left="0.018cm" fo:padding-right="0.018cm" fo:padding-top="0cm" fo:padding-bottom="0cm" fo:border="none">
        <style:background-image/>
      </style:table-cell-properties>
    </style:style>
    <style:style style:name="Tabla1.C18"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Tabla1.C19"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3" style:family="table">
      <style:table-properties style:width="16.499cm" fo:margin-left="0cm" table:align="left" style:writing-mode="lr-tb"/>
    </style:style>
    <style:style style:name="Tabla3.A" style:family="table-column">
      <style:table-column-properties style:column-width="7.945cm"/>
    </style:style>
    <style:style style:name="Tabla3.B" style:family="table-column">
      <style:table-column-properties style:column-width="1.379cm"/>
    </style:style>
    <style:style style:name="Tabla3.C" style:family="table-column">
      <style:table-column-properties style:column-width="0.866cm"/>
    </style:style>
    <style:style style:name="Tabla3.D" style:family="table-column">
      <style:table-column-properties style:column-width="2.101cm"/>
    </style:style>
    <style:style style:name="Tabla3.E" style:family="table-column">
      <style:table-column-properties style:column-width="0.27cm"/>
    </style:style>
    <style:style style:name="Tabla3.F" style:family="table-column">
      <style:table-column-properties style:column-width="1.184cm"/>
    </style:style>
    <style:style style:name="Tabla3.H" style:family="table-column">
      <style:table-column-properties style:column-width="1.889cm"/>
    </style:style>
    <style:style style:name="Tabla3.1" style:family="table-row">
      <style:table-row-properties style:min-row-height="0.011cm"/>
    </style:style>
    <style:style style:name="Tabla3.A1" style:family="table-cell">
      <style:table-cell-properties style:vertical-align="bottom" fo:padding="0.097cm" fo:border-left="none" fo:border-right="none" fo:border-top="none" fo:border-bottom="0.002cm solid #000000" style:writing-mode="lr-tb"/>
    </style:style>
    <style:style style:name="Tabla3.B1" style:family="table-cell">
      <style:table-cell-properties style:vertical-align="middle" fo:padding="0.097cm" fo:border-left="none" fo:border-right="none" fo:border-top="0.002cm solid #000000" fo:border-bottom="0.002cm solid #000000" style:writing-mode="lr-tb"/>
    </style:style>
    <style:style style:name="Tabla3.E1" style:family="table-cell">
      <style:table-cell-properties style:vertical-align="middle" fo:padding="0.097cm" fo:border="none" style:writing-mode="lr-tb"/>
    </style:style>
    <style:style style:name="Tabla3.B2" style:family="table-cell">
      <style:table-cell-properties style:vertical-align="middle" fo:padding="0.097cm" fo:border-left="none" fo:border-right="none" fo:border-top="none" fo:border-bottom="0.002cm solid #000000" style:writing-mode="lr-tb"/>
    </style:style>
    <style:style style:name="Tabla3.3" style:family="table-row">
      <style:table-row-properties style:min-row-height="0.457cm"/>
    </style:style>
    <style:style style:name="Tabla3.A3" style:family="table-cell">
      <style:table-cell-properties fo:padding="0.097cm" fo:border="none" style:writing-mode="lr-tb"/>
    </style:style>
    <style:style style:name="Tabla3.B3" style:family="table-cell">
      <style:table-cell-properties fo:padding="0.097cm" fo:border-left="none" fo:border-right="none" fo:border-top="0.002cm solid #000000" fo:border-bottom="none" style:writing-mode="lr-tb"/>
    </style:style>
    <style:style style:name="Tabla3.B4" style:family="table-cell" style:data-style-name="N100">
      <style:table-cell-properties fo:padding="0.097cm" fo:border="none" style:writing-mode="lr-tb"/>
    </style:style>
    <style:style style:name="Tabla3.B6" style:family="table-cell" style:data-style-name="N100">
      <style:table-cell-properties fo:padding="0.097cm" fo:border-left="none" fo:border-right="none" fo:border-top="0.002cm solid #000000" fo:border-bottom="none" style:writing-mode="lr-tb"/>
    </style:style>
    <style:style style:name="Tabla3.D6" style:family="table-cell" style:data-style-name="N0">
      <style:table-cell-properties fo:padding="0.097cm" fo:border-left="none" fo:border-right="none" fo:border-top="0.002cm solid #000000" fo:border-bottom="none" style:writing-mode="lr-tb"/>
    </style:style>
    <style:style style:name="Tabla3.D8" style:family="table-cell" style:data-style-name="N0">
      <style:table-cell-properties fo:padding="0.097cm" fo:border="none" style:writing-mode="lr-tb"/>
    </style:style>
    <style:style style:name="Tabla3.9" style:family="table-row">
      <style:table-row-properties style:min-row-height="0.434cm"/>
    </style:style>
    <style:style style:name="Tabla3.A10" style:family="table-cell">
      <style:table-cell-properties fo:padding="0.097cm" fo:border-left="none" fo:border-right="none" fo:border-top="none" fo:border-bottom="0.002cm solid #000000" style:writing-mode="lr-tb"/>
    </style:style>
    <style:style style:name="Tabla3.B10" style:family="table-cell" style:data-style-name="N100">
      <style:table-cell-properties fo:padding="0.097cm" fo:border-left="none" fo:border-right="none" fo:border-top="none" fo:border-bottom="0.002cm solid #000000" style:writing-mode="lr-tb"/>
    </style:style>
    <style:style style:name="Tabla3.D10" style:family="table-cell" style:data-style-name="N0">
      <style:table-cell-properties fo:padding="0.097cm" fo:border-left="none" fo:border-right="none" fo:border-top="none" fo:border-bottom="0.002cm solid #000000" style:writing-mode="lr-tb"/>
    </style:style>
    <style:style style:name="Tabla4" style:family="table">
      <style:table-properties style:width="16.499cm" fo:margin-left="-0.018cm" fo:margin-top="0cm" fo:margin-bottom="0cm" table:align="left" style:writing-mode="lr-tb"/>
    </style:style>
    <style:style style:name="Tabla4.A" style:family="table-column">
      <style:table-column-properties style:column-width="8.971cm"/>
    </style:style>
    <style:style style:name="Tabla4.B" style:family="table-column">
      <style:table-column-properties style:column-width="1.558cm"/>
    </style:style>
    <style:style style:name="Tabla4.C" style:family="table-column">
      <style:table-column-properties style:column-width="0.977cm"/>
    </style:style>
    <style:style style:name="Tabla4.D" style:family="table-column">
      <style:table-column-properties style:column-width="2.372cm"/>
    </style:style>
    <style:style style:name="Tabla4.E" style:family="table-column">
      <style:table-column-properties style:column-width="0.303cm"/>
    </style:style>
    <style:style style:name="Tabla4.F" style:family="table-column">
      <style:table-column-properties style:column-width="1.332cm"/>
    </style:style>
    <style:style style:name="Tabla4.G" style:family="table-column">
      <style:table-column-properties style:column-width="0.986cm"/>
    </style:style>
    <style:style style:name="Tabla4.1" style:family="table-row">
      <style:table-row-properties style:min-row-height="0.011cm" style:keep-together="true" fo:keep-together="auto"/>
    </style:style>
    <style:style style:name="Tabla4.A1" style:family="table-cell">
      <style:table-cell-properties style:vertical-align="bottom" fo:background-color="#ffffff" fo:padding-left="0.018cm" fo:padding-right="0.018cm" fo:padding-top="0cm" fo:padding-bottom="0cm" fo:border-left="none" fo:border-right="none" fo:border-top="none" fo:border-bottom="0.002cm solid #000001">
        <style:background-image/>
      </style:table-cell-properties>
    </style:style>
    <style:style style:name="Tabla4.B1" style:family="table-cell">
      <style:table-cell-properties style:vertical-align="middle" fo:background-color="#ffffff" fo:padding-left="0.018cm" fo:padding-right="0.018cm" fo:padding-top="0cm" fo:padding-bottom="0cm" fo:border-left="none" fo:border-right="none" fo:border-top="0.002cm solid #000001" fo:border-bottom="0.002cm solid #000001">
        <style:background-image/>
      </style:table-cell-properties>
    </style:style>
    <style:style style:name="Tabla4.E1" style:family="table-cell">
      <style:table-cell-properties style:vertical-align="middle" fo:background-color="#ffffff" fo:padding-left="0.018cm" fo:padding-right="0.018cm" fo:padding-top="0cm" fo:padding-bottom="0cm" fo:border="none">
        <style:background-image/>
      </style:table-cell-properties>
    </style:style>
    <style:style style:name="Tabla4.B2" style:family="table-cell">
      <style:table-cell-properties style:vertical-align="middle" fo:background-color="#ffffff" fo:padding-left="0.018cm" fo:padding-right="0.018cm" fo:padding-top="0cm" fo:padding-bottom="0cm" fo:border-left="none" fo:border-right="none" fo:border-top="none" fo:border-bottom="0.002cm solid #000001">
        <style:background-image/>
      </style:table-cell-properties>
    </style:style>
    <style:style style:name="Tabla4.3" style:family="table-row">
      <style:table-row-properties style:min-row-height="0.457cm" style:keep-together="true" fo:keep-together="auto"/>
    </style:style>
    <style:style style:name="Tabla4.A3" style:family="table-cell">
      <style:table-cell-properties fo:background-color="#ffffff" fo:padding-left="0.018cm" fo:padding-right="0.018cm" fo:padding-top="0cm" fo:padding-bottom="0cm" fo:border="none">
        <style:background-image/>
      </style:table-cell-properties>
    </style:style>
    <style:style style:name="Tabla4.B3" style:family="table-cell">
      <style:table-cell-properties fo:background-color="#ffffff" fo:padding-left="0.018cm" fo:padding-right="0.018cm" fo:padding-top="0cm" fo:padding-bottom="0cm" fo:border-left="none" fo:border-right="none" fo:border-top="0.002cm solid #000001" fo:border-bottom="none">
        <style:background-image/>
      </style:table-cell-properties>
    </style:style>
    <style:style style:name="Tabla4.6" style:family="table-row">
      <style:table-row-properties style:min-row-height="0.434cm" style:keep-together="true" fo:keep-together="auto"/>
    </style:style>
    <style:style style:name="Tabla4.A7" style:family="table-cell">
      <style:table-cell-properties fo:background-color="#ffffff" fo:padding-left="0.018cm" fo:padding-right="0.018cm" fo:padding-top="0cm" fo:padding-bottom="0cm" fo:border-left="none" fo:border-right="none" fo:border-top="none" fo:border-bottom="0.002cm solid #000001">
        <style:background-image/>
      </style:table-cell-properties>
    </style:style>
    <style:style style:name="P1" style:family="paragraph" style:parent-style-name="Standard">
      <style:paragraph-properties fo:line-height="200%"/>
    </style:style>
    <style:style style:name="P2" style:family="paragraph" style:parent-style-name="Standard">
      <style:paragraph-properties fo:line-height="200%"/>
      <style:text-properties fo:color="#000000" fo:language="en" fo:country="US" style:font-name-asian="AdvGARMT1" style:font-name-complex="Times New Roman3"/>
    </style:style>
    <style:style style:name="P3" style:family="paragraph" style:parent-style-name="Standard">
      <style:paragraph-properties fo:margin-left="0cm" fo:margin-right="0cm" fo:line-height="200%" fo:text-indent="1.251cm" style:auto-text-indent="false"/>
    </style:style>
    <style:style style:name="P4" style:family="paragraph" style:parent-style-name="Standard">
      <style:paragraph-properties fo:line-height="200%"/>
      <style:text-properties fo:language="en" fo:country="US" style:font-name-complex="Times New Roman3"/>
    </style:style>
    <style:style style:name="P5" style:family="paragraph" style:parent-style-name="Standard">
      <style:paragraph-properties fo:line-height="200%">
        <style:tab-stops>
          <style:tab-stop style:position="1.512cm"/>
        </style:tab-stops>
      </style:paragraph-properties>
    </style:style>
    <style:style style:name="P6" style:family="paragraph" style:parent-style-name="Bibliography_20_1">
      <style:paragraph-properties fo:margin-left="1cm" fo:margin-right="0cm" fo:text-indent="-1cm" style:auto-text-indent="false"/>
    </style:style>
    <style:style style:name="P7" style:family="paragraph" style:parent-style-name="Preformatted_20_Text">
      <style:paragraph-properties fo:line-height="200%" fo:break-before="page"/>
    </style:style>
    <style:style style:name="P8" style:family="paragraph" style:parent-style-name="Preformatted_20_Text">
      <style:paragraph-properties fo:line-height="200%"/>
      <style:text-properties fo:color="#000000" style:font-name="Times New Roman2" fo:font-size="12pt" fo:language="en" fo:country="US" style:font-name-asian="Segoe UI4" style:font-size-asian="12pt" style:font-name-complex="Times New Roman2" style:font-size-complex="12pt"/>
    </style:style>
    <style:style style:name="P9" style:family="paragraph" style:parent-style-name="Preformatted_20_Text">
      <style:paragraph-properties fo:line-height="200%"/>
      <style:text-properties fo:color="#000000" style:font-name="Times New Roman" fo:language="en" fo:country="US" style:font-name-asian="Segoe UI3" style:font-name-complex="Times New Roman3" style:font-size-complex="12pt"/>
    </style:style>
    <style:style style:name="P10" style:family="paragraph" style:parent-style-name="Footer">
      <style:paragraph-properties fo:text-align="center" style:justify-single-word="false"/>
    </style:style>
    <style:style style:name="P11" style:family="paragraph" style:parent-style-name="Standard">
      <style:paragraph-properties fo:line-height="200%"/>
    </style:style>
    <style:style style:name="P12" style:family="paragraph" style:parent-style-name="Standard">
      <style:paragraph-properties fo:line-height="200%">
        <style:tab-stops>
          <style:tab-stop style:position="1.512cm"/>
        </style:tab-stops>
      </style:paragraph-properties>
    </style:style>
    <style:style style:name="P13" style:family="paragraph" style:parent-style-name="Standard">
      <style:text-properties fo:language="en" fo:country="US"/>
    </style:style>
    <style:style style:name="P14" style:family="paragraph" style:parent-style-name="Standard">
      <style:text-properties fo:language="en" fo:country="US" style:font-name-complex="Times New Roman3"/>
    </style:style>
    <style:style style:name="P15" style:family="paragraph" style:parent-style-name="Standard">
      <style:paragraph-properties fo:line-height="200%"/>
      <style:text-properties fo:language="en" fo:country="US" style:font-name-complex="Times New Roman3"/>
    </style:style>
    <style:style style:name="P16" style:family="paragraph" style:parent-style-name="Standard">
      <style:paragraph-properties fo:line-height="200%"/>
      <style:text-properties fo:language="en" fo:country="US"/>
    </style:style>
    <style:style style:name="P17" style:family="paragraph" style:parent-style-name="Standard">
      <style:paragraph-properties fo:line-height="200%"/>
      <style:text-properties fo:language="en" fo:country="US" fo:font-weight="bold" style:font-weight-asian="bold" style:font-name-complex="Times New Roman3" style:font-weight-complex="bold"/>
    </style:style>
    <style:style style:name="P18" style:family="paragraph" style:parent-style-name="Standard">
      <style:paragraph-properties fo:line-height="200%"/>
      <style:text-properties fo:language="en" fo:country="US" style:font-name-asian="Times New Roman3" style:font-name-complex="Times New Roman3"/>
    </style:style>
    <style:style style:name="P19" style:family="paragraph" style:parent-style-name="Standard">
      <style:paragraph-properties style:snap-to-layout-grid="false"/>
      <style:text-properties fo:language="en" fo:country="US"/>
    </style:style>
    <style:style style:name="P20" style:family="paragraph" style:parent-style-name="Standard">
      <style:paragraph-properties fo:text-align="end" style:justify-single-word="false"/>
      <style:text-properties fo:color="#000000" fo:language="en" fo:country="US"/>
    </style:style>
    <style:style style:name="P21" style:family="paragraph" style:parent-style-name="Standard">
      <style:paragraph-properties fo:text-align="center" style:justify-single-word="false"/>
      <style:text-properties fo:color="#000000" fo:language="en" fo:country="US"/>
    </style:style>
    <style:style style:name="P22" style:family="paragraph" style:parent-style-name="Standard">
      <style:paragraph-properties fo:line-height="200%"/>
      <style:text-properties fo:color="#000000" fo:language="en" fo:country="US" style:font-name-complex="Times New Roman3"/>
    </style:style>
    <style:style style:name="P23" style:family="paragraph" style:parent-style-name="Standard">
      <style:paragraph-properties fo:line-height="200%"/>
      <style:text-properties fo:color="#000000" fo:language="en" fo:country="US" style:font-name-asian="AdvGARMT1" style:font-name-complex="Times New Roman3"/>
    </style:style>
    <style:style style:name="P24" style:family="paragraph" style:parent-style-name="Standard">
      <style:paragraph-properties fo:line-height="200%"/>
      <style:text-properties fo:color="#000000" fo:font-size="10pt" fo:language="en" fo:country="US" style:font-size-asian="10pt" style:font-name-complex="Times New Roman3"/>
    </style:style>
    <style:style style:name="P25" style:family="paragraph" style:parent-style-name="Standard">
      <style:paragraph-properties fo:line-height="200%"/>
      <style:text-properties style:font-name-complex="Times New Roman3"/>
    </style:style>
    <style:style style:name="P26" style:family="paragraph" style:parent-style-name="Standard">
      <style:paragraph-properties fo:line-height="200%"/>
      <style:text-properties fo:color="#00000a" fo:language="en" fo:country="US" style:font-name-complex="Times New Roman3"/>
    </style:style>
    <style:style style:name="P27" style:family="paragraph" style:parent-style-name="Standard">
      <style:paragraph-properties fo:margin-left="0cm" fo:margin-right="0cm" fo:line-height="200%" fo:text-indent="1.251cm" style:auto-text-indent="false"/>
    </style:style>
    <style:style style:name="P28" style:family="paragraph" style:parent-style-name="Standard">
      <style:paragraph-properties fo:margin-left="0cm" fo:margin-right="0cm" fo:line-height="200%" fo:text-indent="1.251cm" style:auto-text-indent="false">
        <style:tab-stops>
          <style:tab-stop style:position="1.512cm"/>
        </style:tab-stops>
      </style:paragraph-properties>
    </style:style>
    <style:style style:name="P29" style:family="paragraph" style:parent-style-name="Bibliography_20_1">
      <style:paragraph-properties fo:margin-left="1cm" fo:margin-right="0cm" fo:text-indent="-1cm" style:auto-text-indent="false"/>
    </style:style>
    <style:style style:name="P30" style:family="paragraph" style:parent-style-name="Standard">
      <style:paragraph-properties fo:line-height="200%" fo:break-before="page"/>
      <style:text-properties fo:language="en" fo:country="US" style:font-name-complex="Times New Roman3"/>
    </style:style>
    <style:style style:name="P31" style:family="paragraph" style:parent-style-name="Preformatted_20_Text">
      <style:paragraph-properties fo:line-height="200%"/>
      <style:text-properties fo:color="#000000" style:font-name="Times New Roman" fo:font-size="12pt" fo:language="en" fo:country="US" style:font-name-asian="Segoe UI3" style:font-size-asian="12pt" style:font-name-complex="Times New Roman3" style:font-size-complex="12pt"/>
    </style:style>
    <style:style style:name="P32" style:family="paragraph" style:parent-style-name="Preformatted_20_Text">
      <style:paragraph-properties fo:text-align="end" style:justify-single-word="false"/>
      <style:text-properties fo:color="#000000" style:font-name="Times New Roman" fo:font-size="12pt" fo:language="en" fo:country="US" style:font-size-asian="12pt" style:font-size-complex="12pt"/>
    </style:style>
    <style:style style:name="P33" style:family="paragraph" style:parent-style-name="Preformatted_20_Text">
      <style:paragraph-properties fo:text-align="center" style:justify-single-word="false"/>
      <style:text-properties fo:color="#000000" style:font-name="Times New Roman" fo:font-size="12pt" fo:language="en" fo:country="US" style:font-size-asian="12pt" style:font-size-complex="12pt"/>
    </style:style>
    <style:style style:name="P34" style:family="paragraph" style:parent-style-name="Preformatted_20_Text">
      <style:paragraph-properties fo:text-align="end" style:justify-single-word="false"/>
      <style:text-properties fo:color="#000000" style:font-name="Times New Roman" fo:font-size="12pt" fo:language="en" fo:country="US" style:font-size-asian="12pt" style:font-name-complex="Times New Roman3" style:font-size-complex="12pt"/>
    </style:style>
    <style:style style:name="P35" style:family="paragraph" style:parent-style-name="Preformatted_20_Text">
      <style:paragraph-properties fo:text-align="center" style:justify-single-word="false"/>
      <style:text-properties fo:color="#000000" style:font-name="Times New Roman" fo:font-size="12pt" fo:language="en" fo:country="US" style:font-size-asian="12pt" style:font-name-complex="Times New Roman3" style:font-size-complex="12pt"/>
    </style:style>
    <style:style style:name="P36" style:family="paragraph" style:parent-style-name="Preformatted_20_Text">
      <style:paragraph-properties style:line-height-at-least="0.291cm"/>
      <style:text-properties fo:color="#000000" style:font-name="Times New Roman2" fo:font-size="12pt" fo:language="en" fo:country="US" style:font-size-asian="12pt" style:font-size-complex="12pt"/>
    </style:style>
    <style:style style:name="P37" style:family="paragraph" style:parent-style-name="Preformatted_20_Text">
      <style:paragraph-properties style:line-height-at-least="0.318cm"/>
      <style:text-properties fo:color="#000000" style:font-name="Times New Roman2" fo:font-size="6pt" fo:language="en" fo:country="US" style:font-size-asian="6pt" style:font-size-complex="6pt"/>
    </style:style>
    <style:style style:name="P38" style:family="paragraph" style:parent-style-name="Preformatted_20_Text">
      <style:paragraph-properties style:line-height-at-least="0.318cm"/>
      <style:text-properties fo:color="#000000" style:font-name="Times New Roman2" fo:font-size="6pt" fo:language="en" fo:country="US" style:font-size-asian="6pt" style:font-name-complex="Lucida Console" style:font-size-complex="6pt"/>
    </style:style>
    <style:style style:name="P39" style:family="paragraph" style:parent-style-name="Preformatted_20_Text">
      <style:paragraph-properties style:line-height-at-least="0.291cm"/>
      <style:text-properties fo:color="#000000" style:font-name="Lucida Console" fo:language="en" fo:country="US"/>
    </style:style>
    <style:style style:name="P40" style:family="paragraph" style:parent-style-name="Preformatted_20_Text">
      <style:paragraph-properties fo:line-height="200%"/>
      <style:text-properties fo:color="#000000" style:font-name="Lucida Console" fo:language="en" fo:country="US" style:font-name-complex="Lucida Console"/>
    </style:style>
    <style:style style:name="P41" style:family="paragraph" style:parent-style-name="Preformatted_20_Text">
      <style:paragraph-properties style:line-height-at-least="0.291cm"/>
      <style:text-properties fo:color="#000000" style:font-name="Lucida Console1" fo:language="en" fo:country="US"/>
    </style:style>
    <style:style style:name="P42" style:family="paragraph" style:parent-style-name="Preformatted_20_Text">
      <style:paragraph-properties style:line-height-at-least="0.318cm"/>
      <style:text-properties fo:color="#000000" fo:language="en" fo:country="US"/>
    </style:style>
    <style:style style:name="P43" style:family="paragraph" style:parent-style-name="Preformatted_20_Text">
      <style:paragraph-properties fo:text-align="end" style:justify-single-word="false"/>
      <style:text-properties style:font-name="Times New Roman" fo:font-size="12pt" fo:language="en" fo:country="US" style:font-size-asian="12pt" style:font-name-complex="Times New Roman3" style:font-size-complex="12pt"/>
    </style:style>
    <style:style style:name="P44" style:family="paragraph" style:parent-style-name="Preformatted_20_Text">
      <style:paragraph-properties fo:text-align="center" style:justify-single-word="false"/>
      <style:text-properties style:font-name="Times New Roman" fo:font-size="12pt" fo:language="en" fo:country="US" style:font-size-asian="12pt" style:font-name-complex="Times New Roman3" style:font-size-complex="12pt"/>
    </style:style>
    <style:style style:name="P45" style:family="paragraph" style:parent-style-name="Text_20_body">
      <style:paragraph-properties fo:line-height="200%"/>
    </style:style>
    <style:style style:name="P46" style:family="paragraph" style:parent-style-name="Standard">
      <style:paragraph-properties fo:margin-top="0cm" fo:margin-bottom="0.212cm" fo:line-height="200%"/>
    </style:style>
    <style:style style:name="P47" style:family="paragraph" style:parent-style-name="Standard">
      <style:paragraph-properties fo:margin-top="0cm" fo:margin-bottom="0.212cm" fo:line-height="200%"/>
      <style:text-properties fo:language="en" fo:country="US" style:font-name-asian="Times New Roman3" style:font-name-complex="Times New Roman3"/>
    </style:style>
    <style:style style:name="P48" style:family="paragraph" style:parent-style-name="Standard">
      <style:paragraph-properties fo:margin-top="0cm" fo:margin-bottom="0.212cm" fo:line-height="200%"/>
      <style:text-properties style:font-name-complex="Times New Roman3"/>
    </style:style>
    <style:style style:name="P49" style:family="paragraph" style:parent-style-name="Table_20_Contents">
      <style:text-properties fo:language="en" fo:country="US"/>
    </style:style>
    <style:style style:name="P50" style:family="paragraph" style:parent-style-name="Table_20_Contents">
      <style:paragraph-properties fo:text-align="end" style:justify-single-word="false"/>
      <style:text-properties fo:language="en" fo:country="US"/>
    </style:style>
    <style:style style:name="P51" style:family="paragraph" style:parent-style-name="Table_20_Contents">
      <style:paragraph-properties fo:text-align="center" style:justify-single-word="false"/>
      <style:text-properties fo:language="en" fo:country="US"/>
    </style:style>
    <style:style style:name="P52" style:family="paragraph" style:parent-style-name="Table_20_Contents">
      <style:paragraph-properties fo:text-align="center" style:justify-single-word="false" style:snap-to-layout-grid="false"/>
      <style:text-properties fo:language="en" fo:country="US"/>
    </style:style>
    <style:style style:name="P53" style:family="paragraph" style:parent-style-name="Table_20_Contents">
      <style:paragraph-properties fo:text-align="center" style:justify-single-word="false"/>
      <style:text-properties fo:color="#000000" fo:language="en" fo:country="US"/>
    </style:style>
    <style:style style:name="P54" style:family="paragraph" style:parent-style-name="Table_20_Contents">
      <style:paragraph-properties fo:text-align="center" style:justify-single-word="false"/>
    </style:style>
    <style:style style:name="P55"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6"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7" style:family="paragraph" style:parent-style-name="Standard">
      <style:text-properties fo:language="en" fo:country="US"/>
    </style:style>
    <style:style style:name="P58" style:family="paragraph" style:parent-style-name="Standard">
      <style:paragraph-properties fo:line-height="200%"/>
      <style:text-properties fo:language="en" fo:country="US" style:font-name-complex="Times New Roman3"/>
    </style:style>
    <style:style style:name="P59" style:family="paragraph" style:parent-style-name="Standard">
      <style:paragraph-properties fo:line-height="200%"/>
    </style:style>
    <style:style style:name="P60" style:family="paragraph" style:parent-style-name="Standard">
      <style:paragraph-properties fo:line-height="200%">
        <style:tab-stops>
          <style:tab-stop style:position="1.512cm"/>
        </style:tab-stops>
      </style:paragraph-properties>
    </style:style>
    <style:style style:name="P61" style:family="paragraph" style:parent-style-name="Standard">
      <style:paragraph-properties fo:line-height="200%"/>
      <style:text-properties fo:color="#000000" fo:language="en" fo:country="US" style:font-name-asian="AdvGARMT1" style:font-name-complex="Times New Roman3"/>
    </style:style>
    <style:style style:name="P62" style:family="paragraph" style:parent-style-name="Standard">
      <style:paragraph-properties fo:margin-left="0cm" fo:margin-right="0cm" fo:line-height="200%" fo:text-indent="1.251cm" style:auto-text-indent="false"/>
    </style:style>
    <style:style style:name="P63" style:family="paragraph" style:parent-style-name="Standard" style:master-page-name="Standard">
      <style:paragraph-properties fo:line-height="200%" style:page-number="auto"/>
      <style:text-properties fo:language="en" fo:country="US" style:font-name-complex="Times New Roman3"/>
    </style:style>
    <style:style style:name="P64" style:family="paragraph" style:parent-style-name="Preformatted_20_Text">
      <style:paragraph-properties fo:line-height="200%" fo:break-before="page"/>
    </style:style>
    <style:style style:name="P65" style:family="paragraph" style:parent-style-name="Preformatted_20_Text">
      <style:paragraph-properties style:line-height-at-least="0.291cm" fo:text-align="end" style:justify-single-word="false"/>
      <style:text-properties fo:color="#000000" style:font-name="Times New Roman" fo:font-size="12pt" fo:language="en" fo:country="US" style:font-size-asian="12pt" style:font-size-complex="12pt"/>
    </style:style>
    <style:style style:name="P66" style:family="paragraph" style:parent-style-name="Preformatted_20_Text">
      <style:paragraph-properties style:line-height-at-least="0.291cm" fo:text-align="center" style:justify-single-word="false"/>
      <style:text-properties fo:color="#000000" style:font-name="Times New Roman" fo:font-size="12pt" fo:language="en" fo:country="US" style:font-size-asian="12pt" style:font-size-complex="12pt"/>
    </style:style>
    <style:style style:name="P67" style:family="paragraph" style:parent-style-name="Preformatted_20_Text">
      <style:paragraph-properties fo:line-height="200%"/>
      <style:text-properties fo:color="#000000" style:font-name="Times New Roman" fo:language="en" fo:country="US" style:font-name-asian="Segoe UI3" style:font-name-complex="Times New Roman3" style:font-size-complex="12pt"/>
    </style:style>
    <style:style style:name="P68" style:family="paragraph" style:parent-style-name="Preformatted_20_Text">
      <style:paragraph-properties fo:line-height="200%"/>
      <style:text-properties fo:color="#000000" style:font-name="Times New Roman2" fo:font-size="12pt" fo:language="en" fo:country="US" style:font-name-asian="Segoe UI4" style:font-size-asian="12pt" style:font-name-complex="Times New Roman2" style:font-size-complex="12pt"/>
    </style:style>
    <style:style style:name="P69" style:family="paragraph" style:parent-style-name="Bibliography_20_1">
      <style:paragraph-properties fo:margin-left="1cm" fo:margin-right="0cm" fo:text-indent="-1cm" style:auto-text-indent="false"/>
    </style:style>
    <style:style style:name="P70" style:family="paragraph" style:parent-style-name="Table_20_Contents">
      <style:text-properties fo:language="en" fo:country="US"/>
    </style:style>
    <style:style style:name="P71" style:family="paragraph" style:parent-style-name="Table_20_Contents">
      <style:paragraph-properties fo:text-align="center" style:justify-single-word="false"/>
      <style:text-properties fo:language="en" fo:country="US"/>
    </style:style>
    <style:style style:name="P72" style:family="paragraph" style:parent-style-name="Table_20_Contents">
      <style:paragraph-properties fo:text-align="center" style:justify-single-word="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mplex="Times New Roman3"/>
    </style:style>
    <style:style style:name="T2" style:family="text">
      <style:text-properties fo:language="en" fo:country="US"/>
    </style:style>
    <style:style style:name="T3" style:family="text">
      <style:text-properties fo:language="en" fo:country="US" style:font-name-complex="Times New Roman3"/>
    </style:style>
    <style:style style:name="T4" style:family="text">
      <style:text-properties fo:language="en" fo:country="US" style:font-name-asian="AdvGARMT1" style:font-name-complex="AdvGARMT1"/>
    </style:style>
    <style:style style:name="T5" style:family="text">
      <style:text-properties fo:language="en" fo:country="US" fo:font-style="italic" style:font-style-asian="italic" style:font-name-complex="Times New Roman3" style:font-style-complex="italic"/>
    </style:style>
    <style:style style:name="T6" style:family="text">
      <style:text-properties fo:language="en" fo:country="US" style:font-name-asian="AdvGARMT1" style:font-name-complex="Times New Roman3"/>
    </style:style>
    <style:style style:name="T7" style:family="text">
      <style:text-properties fo:language="en" fo:country="US" fo:font-style="italic" style:font-style-asian="italic" style:font-name-complex="Times New Roman3"/>
    </style:style>
    <style:style style:name="T8" style:family="text">
      <style:text-properties fo:language="en" fo:country="US" style:font-name-asian="Minion-Regular" style:font-name-complex="Minion-Regular"/>
    </style:style>
    <style:style style:name="T9" style:family="text">
      <style:text-properties fo:color="#00000a" fo:language="en" fo:country="US" style:font-name-complex="Times New Roman3"/>
    </style:style>
    <style:style style:name="T10" style:family="text">
      <style:text-properties fo:color="#000000" fo:language="en" fo:country="US" style:font-name-asian="Adobe Garamond Pro1" style:font-name-complex="Times New Roman3"/>
    </style:style>
    <style:style style:name="T11" style:family="text">
      <style:text-properties fo:color="#000000" style:text-position="super 58%" fo:language="en" fo:country="US" style:font-name-asian="Adobe Garamond Pro1" style:font-name-complex="Times New Roman3"/>
    </style:style>
    <style:style style:name="T12" style:family="text">
      <style:text-properties fo:language="en" fo:country="US" style:font-name-asian="FrutigerLTPro-LightCn" style:font-name-complex="Times New Roman3"/>
    </style:style>
    <style:style style:name="T13" style:family="text">
      <style:text-properties fo:color="#212121" fo:language="en" fo:country="US" style:font-name-complex="Times New Roman3"/>
    </style:style>
    <style:style style:name="T14" style:family="text">
      <style:text-properties fo:language="en" fo:country="US" style:font-name-asian="AdvTT4e89fb21" style:font-name-complex="Times New Roman3"/>
    </style:style>
    <style:style style:name="T15" style:family="text">
      <style:text-properties style:font-name="AdvGARMT" fo:font-size="10.5pt" fo:language="en" fo:country="US" style:font-name-asian="AdvGARMT1" style:font-size-asian="10.5pt" style:font-name-complex="Times New Roman3" style:font-size-complex="10.5pt"/>
    </style:style>
    <style:style style:name="T16" style:family="text">
      <style:text-properties style:font-name="AdvGARMT" fo:font-size="10.5pt" fo:language="en" fo:country="US" fo:font-style="italic" style:font-name-asian="AdvGARMT1" style:font-size-asian="10.5pt" style:font-style-asian="italic" style:font-name-complex="Times New Roman3" style:font-size-complex="10.5pt" style:font-style-complex="italic"/>
    </style:style>
    <style:style style:name="T17" style:family="text">
      <style:text-properties fo:color="#000000" fo:language="en" fo:country="US" style:font-name-asian="AdvGARMT1" style:font-name-complex="Times New Roman3"/>
    </style:style>
    <style:style style:name="T18" style:family="text">
      <style:text-properties style:font-name="Times New Roman" fo:font-size="12pt" fo:language="en" fo:country="US" style:font-size-asian="12pt" style:font-name-complex="Times New Roman3" style:font-size-complex="12pt"/>
    </style:style>
    <style:style style:name="T19" style:family="text">
      <style:text-properties style:font-name="Times New Roman" fo:font-size="12pt" fo:language="en" fo:country="US" style:font-name-asian="SimSun" style:font-size-asian="12pt" style:font-name-complex="Times New Roman3" style:font-size-complex="12pt"/>
    </style:style>
    <style:style style:name="T20" style:family="text">
      <style:text-properties style:font-name="Times New Roman" fo:font-size="12pt" fo:language="en" fo:country="US" style:font-name-asian="Segoe UI3" style:font-size-asian="12pt" style:font-name-complex="Times New Roman3" style:font-size-complex="12pt"/>
    </style:style>
    <style:style style:name="T21" style:family="text">
      <style:text-properties style:font-name="Times New Roman" style:font-name-complex="Times New Roman3"/>
    </style:style>
    <style:style style:name="T22" style:family="text">
      <style:text-properties style:font-name="Times New Roman" style:font-name-asian="SimSun" style:font-name-complex="Times New Roman3"/>
    </style:style>
    <style:style style:name="T23" style:family="text">
      <style:text-properties style:font-name="Times New Roman" style:font-name-asian="Segoe UI3" style:font-name-complex="Times New Roman3"/>
    </style:style>
    <style:style style:name="T24" style:family="text">
      <style:text-properties style:font-name="Times New Roman" fo:font-style="italic" style:font-name-asian="Segoe UI3" style:font-style-asian="italic" style:font-name-complex="Times New Roman3" style:font-style-complex="italic"/>
    </style:style>
    <style:style style:name="T25" style:family="text">
      <style:text-properties fo:language="en" fo:country="US"/>
    </style:style>
    <style:style style:name="T26" style:family="text">
      <style:text-properties fo:language="en" fo:country="US" style:font-name-complex="Times New Roman3"/>
    </style:style>
    <style:style style:name="T27" style:family="text">
      <style:text-properties fo:language="en" fo:country="US" fo:font-style="italic" style:font-style-asian="italic"/>
    </style:style>
    <style:style style:name="T28" style:family="text">
      <style:text-properties fo:language="en" fo:country="US" fo:font-style="italic" style:font-style-asian="italic" style:font-name-complex="Times New Roman3"/>
    </style:style>
    <style:style style:name="T29" style:family="text">
      <style:text-properties fo:language="en" fo:country="US" fo:font-style="italic" style:font-style-asian="italic" style:font-name-complex="Times New Roman3" style:font-style-complex="italic"/>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style:font-name-asian="AdvTT4e89fb21" style:font-style-asian="italic" style:font-name-complex="Times New Roman3" style:font-style-complex="italic"/>
    </style:style>
    <style:style style:name="T32" style:family="text">
      <style:text-properties fo:language="en" fo:country="US" fo:font-style="italic" style:font-name-asian="AdvGARMT1" style:font-style-asian="italic" style:font-name-complex="AdvGARMT1" style:font-style-complex="italic"/>
    </style:style>
    <style:style style:name="T33" style:family="text">
      <style:text-properties fo:language="en" fo:country="US" fo:font-style="italic" style:font-name-asian="AdvGARMT1" style:font-style-asian="italic" style:font-name-complex="Times New Roman3" style:font-style-complex="italic"/>
    </style:style>
    <style:style style:name="T34" style:family="text">
      <style:text-properties fo:language="en" fo:country="US" fo:font-style="italic" style:font-name-asian="Code, Code" style:font-style-asian="italic" style:font-name-complex="Code, Code" style:font-style-complex="italic"/>
    </style:style>
    <style:style style:name="T35" style:family="text">
      <style:text-properties fo:language="en" fo:country="US" fo:font-style="italic" style:font-name-asian="FrutigerLTPro-LightCn" style:font-style-asian="italic" style:font-name-complex="Times New Roman3" style:font-style-complex="italic"/>
    </style:style>
    <style:style style:name="T36" style:family="text">
      <style:text-properties fo:language="en" fo:country="US" fo:font-style="italic" style:font-name-asian="Segoe UI3" style:font-style-asian="italic" style:font-name-complex="Times New Roman3" style:font-style-complex="italic"/>
    </style:style>
    <style:style style:name="T37" style:family="text">
      <style:text-properties fo:language="en" fo:country="US" style:font-name-asian="Minion-Regular" style:font-name-complex="Minion-Regular"/>
    </style:style>
    <style:style style:name="T38" style:family="text">
      <style:text-properties fo:language="en" fo:country="US" style:font-name-asian="AdvGARMT1" style:font-name-complex="AdvGARMT1"/>
    </style:style>
    <style:style style:name="T39" style:family="text">
      <style:text-properties fo:language="en" fo:country="US" style:font-name-asian="AdvGARMT1" style:font-name-complex="Times New Roman3"/>
    </style:style>
    <style:style style:name="T40" style:family="text">
      <style:text-properties fo:language="en" fo:country="US" style:font-name-asian="Times New Roman3" style:font-name-complex="Times New Roman3"/>
    </style:style>
    <style:style style:name="T41" style:family="text">
      <style:text-properties fo:language="en" fo:country="US" style:font-name-asian="Code, Code" style:font-name-complex="Code, Code"/>
    </style:style>
    <style:style style:name="T42" style:family="text">
      <style:text-properties fo:language="en" fo:country="US" style:font-name-asian="AdvTT4e89fb21" style:font-name-complex="Times New Roman3"/>
    </style:style>
    <style:style style:name="T43" style:family="text">
      <style:text-properties fo:language="en" fo:country="US" fo:font-weight="normal" style:font-name-asian="Times New Roman3" style:font-weight-asian="normal" style:font-name-complex="Times New Roman3"/>
    </style:style>
    <style:style style:name="T44" style:family="text">
      <style:text-properties fo:language="en" fo:country="US" style:font-name-asian="Lato-Regular" style:font-name-complex="Lato-Regular"/>
    </style:style>
    <style:style style:name="T45" style:family="text">
      <style:text-properties fo:language="en" fo:country="US" style:font-name-asian="BSSymbol-Medium" style:font-name-complex="BSSymbol-Medium"/>
    </style:style>
    <style:style style:name="T46" style:family="text">
      <style:text-properties fo:language="en" fo:country="US" style:font-name-asian="FrutigerLTPro-LightCn" style:font-name-complex="Times New Roman3"/>
    </style:style>
    <style:style style:name="T47" style:family="text">
      <style:text-properties fo:language="en" fo:country="US" style:font-name-asian="Segoe UI3" style:font-name-complex="Times New Roman3"/>
    </style:style>
    <style:style style:name="T48" style:family="text">
      <style:text-properties fo:color="#00000a" fo:language="en" fo:country="US" style:font-name-complex="Times New Roman3"/>
    </style:style>
    <style:style style:name="T49" style:family="text">
      <style:text-properties fo:color="#00000a" fo:language="en" fo:country="US" style:font-name-asian="TimesNRMT" style:font-name-complex="Times New Roman3"/>
    </style:style>
    <style:style style:name="T50" style:family="text">
      <style:text-properties fo:color="#00000a" fo:language="en" fo:country="US" style:text-underline-style="none" style:font-name-complex="Times New Roman3"/>
    </style:style>
    <style:style style:name="T51" style:family="text">
      <style:text-properties fo:color="#00000a" fo:language="en" fo:country="US" fo:font-style="italic" style:font-style-asian="italic" style:font-name-complex="Times New Roman3" style:font-style-complex="italic"/>
    </style:style>
    <style:style style:name="T52" style:family="text">
      <style:text-properties fo:color="#00000a" fo:language="en" fo:country="US" style:font-name-asian="Adobe Garamond Pro1" style:font-name-complex="Times New Roman3"/>
    </style:style>
    <style:style style:name="T53" style:family="text">
      <style:text-properties fo:color="#00000a" style:text-position="super 58%" fo:language="en" fo:country="US" style:font-name-complex="Times New Roman3"/>
    </style:style>
    <style:style style:name="T54" style:family="text">
      <style:text-properties fo:color="#000000" fo:language="en" fo:country="US"/>
    </style:style>
    <style:style style:name="T55" style:family="text">
      <style:text-properties fo:color="#000000" fo:language="en" fo:country="US" style:font-name-asian="Adobe Garamond Pro1" style:font-name-complex="Times New Roman3"/>
    </style:style>
    <style:style style:name="T56" style:family="text">
      <style:text-properties fo:color="#000000" fo:language="en" fo:country="US" style:font-name-asian="AdvGARMT1" style:font-name-complex="Times New Roman3"/>
    </style:style>
    <style:style style:name="T57" style:family="text">
      <style:text-properties fo:color="#000000" fo:language="en" fo:country="US" fo:font-style="italic" style:font-name-asian="AdvGARMT1" style:font-style-asian="italic" style:font-name-complex="Times New Roman3"/>
    </style:style>
    <style:style style:name="T58" style:family="text">
      <style:text-properties fo:color="#000000" fo:language="en" fo:country="US" fo:font-style="italic" style:font-name-asian="Adobe Garamond Pro1" style:font-style-asian="italic" style:font-name-complex="Times New Roman3" style:font-style-complex="italic"/>
    </style:style>
    <style:style style:name="T59" style:family="text">
      <style:text-properties fo:color="#000000" fo:language="en" fo:country="US" fo:font-style="italic" style:font-name-asian="AdvOTd67905e7" style:font-style-asian="italic" style:font-name-complex="Times New Roman3" style:font-style-complex="italic"/>
    </style:style>
    <style:style style:name="T60" style:family="text">
      <style:text-properties fo:color="#000000" fo:language="en" fo:country="US" style:font-name-asian="AdvOTd67905e7" style:font-name-complex="Times New Roman3"/>
    </style:style>
    <style:style style:name="T61" style:family="text">
      <style:text-properties fo:color="#000000" fo:language="en" fo:country="US" style:font-name-asian="Times New Roman3" style:font-name-complex="Times New Roman3" style:font-size-complex="8pt"/>
    </style:style>
    <style:style style:name="T62" style:family="text">
      <style:text-properties fo:color="#000000" style:text-position="super 58%" fo:language="en" fo:country="US" style:font-name-asian="Adobe Garamond Pro1" style:font-name-complex="Times New Roman3"/>
    </style:style>
    <style:style style:name="T63" style:family="text">
      <style:text-properties fo:color="#000000" style:font-name="Times New Roman" fo:font-size="12pt" fo:language="en" fo:country="US" style:font-name-asian="Segoe UI4" style:font-size-asian="12pt" style:font-name-complex="Times New Roman2" style:font-size-complex="12pt"/>
    </style:style>
    <style:style style:name="T64" style:family="text">
      <style:text-properties fo:color="#000000" style:font-name-asian="AdvTT4e89fb21" style:font-name-complex="AdvTT4e89fb21"/>
    </style:style>
    <style:style style:name="T65" style:family="text">
      <style:text-properties fo:color="#000000" style:font-name="Lucida Console1" fo:font-size="10pt" fo:language="en" fo:country="US" style:font-size-asian="10pt"/>
    </style:style>
    <style:style style:name="T66" style:family="text">
      <style:text-properties fo:color="#000000" style:font-name="Symbol" fo:language="en" fo:country="US" style:font-name-asian="Adobe Garamond Pro1" style:font-name-complex="Times New Roman3"/>
    </style:style>
    <style:style style:name="T67" style:family="text">
      <style:text-properties style:font-name="Times New Roman" fo:font-size="12pt" fo:language="en" fo:country="US" style:font-size-asian="12pt" style:font-name-complex="Times New Roman3" style:font-size-complex="12pt"/>
    </style:style>
    <style:style style:name="T68" style:family="text">
      <style:text-properties style:font-name="Times New Roman" fo:font-size="12pt" fo:language="en" fo:country="US" style:font-name-asian="SimSun" style:font-size-asian="12pt" style:font-name-complex="Times New Roman3" style:font-size-complex="12pt"/>
    </style:style>
    <style:style style:name="T69" style:family="text">
      <style:text-properties style:font-name="Times New Roman" fo:font-size="12pt" fo:language="en" fo:country="US" style:font-name-asian="Segoe UI3" style:font-size-asian="12pt" style:font-name-complex="Times New Roman3" style:font-size-complex="12pt"/>
    </style:style>
    <style:style style:name="T70" style:family="text">
      <style:text-properties style:font-name="Times New Roman" fo:font-size="12pt" fo:language="en" fo:country="US" fo:font-style="italic" style:font-name-asian="Segoe UI3" style:font-size-asian="12pt" style:font-style-asian="italic" style:font-name-complex="Times New Roman3" style:font-size-complex="12pt" style:font-style-complex="italic"/>
    </style:style>
    <style:style style:name="T71" style:family="text">
      <style:text-properties style:font-name="Times New Roman" style:font-name-asian="SimSun" style:font-name-complex="Times New Roman3"/>
    </style:style>
    <style:style style:name="T72" style:family="text">
      <style:text-properties style:font-name="Times New Roman" style:font-name-asian="Segoe UI3" style:font-name-complex="Times New Roman3"/>
    </style:style>
    <style:style style:name="T73" style:family="text">
      <style:text-properties style:font-name="Times New Roman" style:font-name-complex="Times New Roman3"/>
    </style:style>
    <style:style style:name="T74" style:family="text">
      <style:text-properties style:font-name="Times New Roman" fo:font-style="italic" style:font-name-asian="Segoe UI3" style:font-style-asian="italic" style:font-name-complex="Times New Roman3" style:font-style-complex="italic"/>
    </style:style>
    <style:style style:name="T75" style:family="text">
      <style:text-properties style:font-name-complex="Times New Roman3"/>
    </style:style>
    <style:style style:name="T76" style:family="text">
      <style:text-properties fo:language="sv" fo:country="SE"/>
    </style:style>
    <style:style style:name="T77" style:family="text">
      <style:text-properties fo:language="sv" fo:country="SE" style:font-name-complex="Times New Roman3"/>
    </style:style>
    <style:style style:name="T78" style:family="text">
      <style:text-properties fo:language="sv" fo:country="SE" fo:font-style="italic" style:font-style-asian="italic" style:font-name-complex="Times New Roman3" style:font-style-complex="italic"/>
    </style:style>
    <style:style style:name="T79" style:family="text">
      <style:text-properties style:text-position="super 58%" fo:language="en" fo:country="US"/>
    </style:style>
    <style:style style:name="T80" style:family="text">
      <style:text-properties style:text-position="super 58%" fo:language="en" fo:country="US" style:font-name-complex="Times New Roman3"/>
    </style:style>
    <style:style style:name="T81" style:family="text">
      <style:text-properties style:text-position="super 58%" fo:language="en" fo:country="US" fo:font-weight="normal" style:font-name-asian="Times New Roman3" style:font-weight-asian="normal" style:font-name-complex="Times New Roman3"/>
    </style:style>
    <style:style style:name="T82" style:family="text">
      <style:text-properties style:text-position="super 58%" style:font-name-complex="Times New Roman3"/>
    </style:style>
    <style:style style:name="T83" style:family="text">
      <style:text-properties style:text-position="super 58%" fo:font-weight="normal" style:font-weight-asian="normal" style:font-name-complex="Times New Roman3"/>
    </style:style>
    <style:style style:name="T84" style:family="text">
      <style:text-properties fo:color="#212121" fo:language="en" fo:country="US" style:font-name-complex="Times New Roman3"/>
    </style:style>
    <style:style style:name="T85" style:family="text">
      <style:text-properties fo:color="#212121" fo:language="en" fo:country="US" style:font-name-asian="FrutigerLTPro-LightCn" style:font-name-complex="Times New Roman3"/>
    </style:style>
    <style:style style:name="T86" style:family="text">
      <style:text-properties fo:color="#212121" fo:language="en" fo:country="US" style:font-name-asian="AdvTT4e89fb21"/>
    </style:style>
    <style:style style:name="T87" style:family="text">
      <style:text-properties fo:color="#212121" fo:language="en" fo:country="US" fo:font-style="italic" style:font-style-asian="italic" style:font-name-complex="Times New Roman3" style:font-style-complex="italic"/>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ize="10pt" fo:language="en" fo:country="US" style:font-name-asian="AdvGARMT1" style:font-size-asian="10pt" style:font-name-complex="Times New Roman3" style:font-size-complex="10pt"/>
    </style:style>
    <style:style style:name="T91" style:family="text">
      <style:text-properties style:font-name="AdvGARMT" fo:font-size="10.5pt" fo:language="en" fo:country="US" style:font-name-asian="AdvGARMT1" style:font-size-asian="10.5pt" style:font-name-complex="AdvGARMT1" style:font-size-complex="10.5pt"/>
    </style:style>
    <style:style style:name="T92" style:family="text">
      <style:text-properties style:font-name="AdvGARMT" fo:font-size="10.5pt" fo:language="en" fo:country="US" style:font-name-asian="AdvGARMT1" style:font-size-asian="10.5pt" style:font-name-complex="Times New Roman3" style:font-size-complex="10.5pt"/>
    </style:style>
    <style:style style:name="T93" style:family="text">
      <style:text-properties style:font-name="AdvGARMT" fo:font-size="10.5pt" fo:language="en" fo:country="US" fo:font-style="italic" style:font-name-asian="AdvGARMT1" style:font-size-asian="10.5pt" style:font-style-asian="italic" style:font-name-complex="Times New Roman3" style:font-size-complex="10.5pt" style:font-style-complex="italic"/>
    </style:style>
    <style:style style:name="T94" style:family="text">
      <style:text-properties style:text-position="sub 58%" fo:language="en" fo:country="US"/>
    </style:style>
    <style:style style:name="T95" style:family="text">
      <style:text-properties style:text-position="sub 58%" fo:language="en" fo:country="US" style:font-name-asian="Times New Roman3" style:font-name-complex="Times New Roman3"/>
    </style:style>
    <style:style style:name="T96" style:family="text">
      <style:text-properties style:font-name="Symbol1" fo:language="en" fo:country="US"/>
    </style:style>
    <style:style style:name="T97" style:family="text">
      <style:text-properties style:use-window-font-color="true" fo:language="en" fo:country="US" style:font-name-complex="Times New Roman3"/>
    </style:style>
    <style:style style:name="T98" style:family="text">
      <style:text-properties style:font-name="Symbol"/>
    </style:style>
    <style:style style:name="T99" style:family="text">
      <style:text-properties style:font-name="Symbol" fo:language="en" fo:country="US"/>
    </style:style>
    <style:style style:name="T100" style:family="text">
      <style:text-properties style:text-position="super 67%"/>
    </style:style>
    <style:style style:name="T101" style:family="text">
      <style:text-properties style:text-position="super 67%" fo:language="en" fo:country="US"/>
    </style:style>
    <style:style style:name="T102" style:family="text">
      <style:text-properties style:use-window-font-color="true" style:text-outline="false" style:text-line-through-style="none" style:text-position="0% 100%" style:font-name="Segoe UI2"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font-name="Segoe UI2" fo:font-size="10pt" fo:language="es" fo:country="ES" style:language-asian="zh" style:country-asian="CN" style:language-complex="hi" style:country-complex="IN"/>
    </style:style>
    <style:style style:name="T104" style:family="text">
      <style:text-properties style:use-window-font-color="true" style:text-outline="false" style:text-line-through-style="none" style:text-position="0% 100%" style:font-name="Segoe UI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style:use-window-font-color="true" style:text-outline="false" style:text-line-through-style="none" style:text-position="0% 100%" style:font-name="Segoe UI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style:use-window-font-color="true" style:text-outline="false" style:text-line-through-style="none" style:text-position="0% 100%" style:font-name="Segoe UI2"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style:font-name="Segoe UI" fo:language="es" fo:country="ES"/>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tracked-changes>
        <text:changed-region xml:id="ct333707360" text:id="ct333707360">
          <text:insertion>
            <office:change-info>
              <dc:creator>Alicia Valdés Rapado</dc:creator>
              <dc:date>2019-03-30T14:10:00</dc:date>
            </office:change-info>
          </text:insertion>
        </text:changed-region>
        <text:changed-region xml:id="ct333733360" text:id="ct333733360">
          <text:insertion>
            <office:change-info>
              <dc:creator>Alicia Valdés Rapado</dc:creator>
              <dc:date>2019-03-30T15:12:00</dc:date>
            </office:change-info>
          </text:insertion>
        </text:changed-region>
        <text:changed-region xml:id="ct333769136" text:id="ct333769136">
          <text:deletion>
            <office:change-info>
              <dc:creator>Alicia Valdés Rapado</dc:creator>
              <dc:date>2019-03-30T15:11:00</dc:date>
            </office:change-info>
            <text:p text:style-name="P1"><text:span text:style-name="T1">5013</text:span></text:p>
          </text:deletion>
        </text:changed-region>
        <text:changed-region xml:id="ct333769552" text:id="ct333769552">
          <text:insertion>
            <office:change-info>
              <dc:creator>Alicia Valdés Rapado</dc:creator>
              <dc:date>2019-03-30T15:11:00</dc:date>
            </office:change-info>
          </text:insertion>
        </text:changed-region>
        <text:changed-region xml:id="ct325510384" text:id="ct325510384">
          <text:deletion>
            <office:change-info>
              <dc:creator>Alicia Valdés Rapado</dc:creator>
              <dc:date>2019-03-30T14:14:00</dc:date>
            </office:change-info>
            <text:p text:style-name="P1"><text:span text:style-name="T1">1</text:span></text:p>
          </text:deletion>
        </text:changed-region>
        <text:changed-region xml:id="ct325511112" text:id="ct325511112">
          <text:insertion>
            <office:change-info>
              <dc:creator>Alicia Valdés Rapado</dc:creator>
              <dc:date>2019-03-30T14:14:00</dc:date>
            </office:change-info>
          </text:insertion>
        </text:changed-region>
        <text:changed-region xml:id="ct333711832" text:id="ct333711832">
          <text:deletion>
            <office:change-info>
              <dc:creator>Alicia Valdés Rapado</dc:creator>
              <dc:date>2019-03-30T14:11:00</dc:date>
            </office:change-info>
            <text:p text:style-name="P1"><text:span text:style-name="T1">6</text:span></text:p>
          </text:deletion>
        </text:changed-region>
        <text:changed-region xml:id="ct333709336" text:id="ct333709336">
          <text:insertion>
            <office:change-info>
              <dc:creator>Alicia Valdés Rapado</dc:creator>
              <dc:date>2019-03-30T14:11:00</dc:date>
            </office:change-info>
          </text:insertion>
        </text:changed-region>
        <text:changed-region xml:id="ct333711416" text:id="ct333711416">
          <text:insertion>
            <office:change-info>
              <dc:creator>Alicia Valdés Rapado</dc:creator>
              <dc:date>2019-03-30T14:11:00</dc:date>
            </office:change-info>
          </text:insertion>
        </text:changed-region>
        <text:changed-region xml:id="ct333711000" text:id="ct333711000">
          <text:deletion>
            <office:change-info>
              <dc:creator>Alicia Valdés Rapado</dc:creator>
              <dc:date>2019-03-30T14:11:00</dc:date>
            </office:change-info>
            <text:p text:style-name="P2">4</text:p>
          </text:deletion>
        </text:changed-region>
        <text:changed-region xml:id="ct325513816" text:id="ct325513816">
          <text:deletion>
            <office:change-info>
              <dc:creator>Alicia Valdés Rapado</dc:creator>
              <dc:date>2019-03-30T14:15:00</dc:date>
            </office:change-info>
            <text:p text:style-name="P1"><text:span text:style-name="T2">.</text:span><text:span text:style-name="T3"> This is</text:span></text:p>
          </text:deletion>
        </text:changed-region>
        <text:changed-region xml:id="ct325511840" text:id="ct325511840">
          <text:insertion>
            <office:change-info>
              <dc:creator>Alicia Valdés Rapado</dc:creator>
              <dc:date>2019-03-30T14:15:00</dc:date>
            </office:change-info>
          </text:insertion>
        </text:changed-region>
        <text:changed-region xml:id="ct325512464" text:id="ct325512464">
          <text:deletion>
            <office:change-info>
              <dc:creator>Alicia Valdés Rapado</dc:creator>
              <dc:date>2019-03-30T14:15:00</dc:date>
            </office:change-info>
            <text:p text:style-name="P1"><text:span text:style-name="T3">to </text:span></text:p>
          </text:deletion>
        </text:changed-region>
        <text:changed-region xml:id="ct325514024" text:id="ct325514024">
          <text:insertion>
            <office:change-info>
              <dc:creator>Alicia Valdés Rapado</dc:creator>
              <dc:date>2019-03-30T14:15:00</dc:date>
            </office:change-info>
          </text:insertion>
        </text:changed-region>
        <text:changed-region xml:id="ct325511944" text:id="ct325511944">
          <text:insertion>
            <office:change-info>
              <dc:creator>Alicia Valdés Rapado</dc:creator>
              <dc:date>2019-03-30T14:16:00</dc:date>
            </office:change-info>
          </text:insertion>
        </text:changed-region>
        <text:changed-region xml:id="ct325512568" text:id="ct325512568">
          <text:deletion>
            <office:change-info>
              <dc:creator>Alicia Valdés Rapado</dc:creator>
              <dc:date>2019-03-30T14:16:00</dc:date>
            </office:change-info>
            <text:p text:style-name="P1"><text:span text:style-name="T3"><text:s/>and with other species</text:span></text:p>
          </text:deletion>
        </text:changed-region>
        <text:changed-region xml:id="ct325513920" text:id="ct325513920">
          <text:deletion>
            <office:change-info>
              <dc:creator>Alicia Valdés Rapado</dc:creator>
              <dc:date>2019-03-30T14:16:00</dc:date>
            </office:change-info>
            <text:p text:style-name="P1"><text:span text:style-name="T3">as a consequence of</text:span></text:p>
          </text:deletion>
        </text:changed-region>
        <text:changed-region xml:id="ct325514128" text:id="ct325514128">
          <text:insertion>
            <office:change-info>
              <dc:creator>Alicia Valdés Rapado</dc:creator>
              <dc:date>2019-03-30T14:16:00</dc:date>
            </office:change-info>
          </text:insertion>
        </text:changed-region>
        <text:changed-region xml:id="ct325512984" text:id="ct325512984">
          <text:deletion>
            <office:change-info>
              <dc:creator>Alicia Valdés Rapado</dc:creator>
              <dc:date>2019-03-30T14:17:00</dc:date>
            </office:change-info>
            <text:p text:style-name="P1"><text:span text:style-name="T4">the</text:span></text:p>
          </text:deletion>
        </text:changed-region>
        <text:changed-region xml:id="ct325512672" text:id="ct325512672">
          <text:insertion>
            <office:change-info>
              <dc:creator>Alicia Valdés Rapado</dc:creator>
              <dc:date>2019-03-30T14:17:00</dc:date>
            </office:change-info>
          </text:insertion>
        </text:changed-region>
        <text:changed-region xml:id="ct325512256" text:id="ct325512256">
          <text:deletion>
            <office:change-info>
              <dc:creator>Alicia Valdés Rapado</dc:creator>
              <dc:date>2019-03-30T14:17:00</dc:date>
            </office:change-info>
            <text:p text:style-name="P1"><text:span text:style-name="T4">of climate </text:span></text:p>
          </text:deletion>
        </text:changed-region>
        <text:changed-region xml:id="ct146726240" text:id="ct146726240">
          <text:deletion>
            <office:change-info>
              <dc:creator>Alicia Valdés Rapado</dc:creator>
              <dc:date>2019-03-28T19:45:00</dc:date>
            </office:change-info>
            <text:p text:style-name="P1"><text:span text:style-name="T3">Gienapp </text:span><text:span text:style-name="T5">et al.</text:span><text:span text:style-name="T3"> 2008; Marrot </text:span><text:span text:style-name="T5">et al.</text:span><text:span text:style-name="T3"> 2018</text:span></text:p>
          </text:deletion>
        </text:changed-region>
        <text:changed-region xml:id="ct146728008" text:id="ct146728008">
          <text:insertion>
            <office:change-info>
              <dc:creator>Alicia Valdés Rapado</dc:creator>
              <dc:date>2019-03-28T19:45:00</dc:date>
            </office:change-info>
          </text:insertion>
        </text:changed-region>
        <text:changed-region xml:id="ct325514232" text:id="ct325514232">
          <text:insertion>
            <office:change-info>
              <dc:creator>Alicia Valdés Rapado</dc:creator>
              <dc:date>2019-03-30T14:23:00</dc:date>
            </office:change-info>
          </text:insertion>
        </text:changed-region>
        <text:changed-region xml:id="ct325512880" text:id="ct325512880">
          <text:deletion>
            <office:change-info>
              <dc:creator>Alicia Valdés Rapado</dc:creator>
              <dc:date>2019-03-30T14:23:00</dc:date>
            </office:change-info>
            <text:p text:style-name="P1"><text:span text:style-name="T4"><text:s/>in temperature</text:span></text:p>
          </text:deletion>
        </text:changed-region>
        <text:changed-region xml:id="ct325513192" text:id="ct325513192">
          <text:deletion>
            <office:change-info>
              <dc:creator>Alicia Valdés Rapado</dc:creator>
              <dc:date>2019-03-30T14:24:00</dc:date>
            </office:change-info>
            <text:p text:style-name="P1">the </text:p>
          </text:deletion>
        </text:changed-region>
        <text:changed-region xml:id="ct325512048" text:id="ct325512048">
          <text:deletion>
            <office:change-info>
              <dc:creator>Alicia Valdés Rapado</dc:creator>
              <dc:date>2019-03-30T14:24:00</dc:date>
            </office:change-info>
            <text:p text:style-name="P1">the </text:p>
          </text:deletion>
        </text:changed-region>
        <text:changed-region xml:id="ct325513296" text:id="ct325513296">
          <text:deletion>
            <office:change-info>
              <dc:creator>Alicia Valdés Rapado</dc:creator>
              <dc:date>2019-03-30T14:25:00</dc:date>
            </office:change-info>
            <text:p text:style-name="P1"><text:span text:style-name="T3">In spite of</text:span></text:p>
          </text:deletion>
        </text:changed-region>
        <text:changed-region xml:id="ct325514648" text:id="ct325514648">
          <text:insertion>
            <office:change-info>
              <dc:creator>Alicia Valdés Rapado</dc:creator>
              <dc:date>2019-03-30T14:25:00</dc:date>
            </office:change-info>
          </text:insertion>
        </text:changed-region>
        <text:changed-region xml:id="ct325513400" text:id="ct325513400">
          <text:deletion>
            <office:change-info>
              <dc:creator>Alicia Valdés Rapado</dc:creator>
              <dc:date>2019-03-30T14:26:00</dc:date>
            </office:change-info>
            <text:p text:style-name="P1"><text:span text:style-name="T6">, as well as</text:span></text:p>
          </text:deletion>
        </text:changed-region>
        <text:changed-region xml:id="ct325512152" text:id="ct325512152">
          <text:insertion>
            <office:change-info>
              <dc:creator>Alicia Valdés Rapado</dc:creator>
              <dc:date>2019-03-30T14:26:00</dc:date>
            </office:change-info>
          </text:insertion>
        </text:changed-region>
        <text:changed-region xml:id="ct325517144" text:id="ct325517144">
          <text:deletion>
            <office:change-info>
              <dc:creator>Alicia Valdés Rapado</dc:creator>
              <dc:date>2019-03-30T14:41:00</dc:date>
            </office:change-info>
            <text:p text:style-name="P1"><text:span text:style-name="T6">Timing of flowering has been shown to be correlated with differences in fruit set, and this pattern might be influenced by differences in both resource and pollen availability (Ehrlen 1992). Previous studies have also shown that early-flowering individuals are more damaged by vertebrate grazing than late-flowering (Ehrlén &amp; Münzbergová 2009). </text:span></text:p>
          </text:deletion>
        </text:changed-region>
        <text:changed-region xml:id="ct328954040" text:id="ct328954040">
          <text:insertion>
            <office:change-info>
              <dc:creator>Alicia Valdés Rapado</dc:creator>
              <dc:date>2019-03-30T14:40:00</dc:date>
            </office:change-info>
          </text:insertion>
        </text:changed-region>
        <text:changed-region xml:id="ct325513088" text:id="ct325513088">
          <text:deletion>
            <office:change-info>
              <dc:creator>Alicia Valdés Rapado</dc:creator>
              <dc:date>2019-03-30T14:37:00</dc:date>
            </office:change-info>
            <text:p text:style-name="P1"><text:span text:style-name="T3">the years </text:span></text:p>
          </text:deletion>
        </text:changed-region>
        <text:changed-region xml:id="ct325513712" text:id="ct325513712">
          <text:insertion>
            <office:change-info>
              <dc:creator>Alicia Valdés Rapado</dc:creator>
              <dc:date>2019-03-30T14:38:00</dc:date>
            </office:change-info>
          </text:insertion>
        </text:changed-region>
        <text:changed-region xml:id="ct325511424" text:id="ct325511424">
          <text:deletion>
            <office:change-info>
              <dc:creator>Alicia Valdés Rapado</dc:creator>
              <dc:date>2019-03-30T14:38:00</dc:date>
            </office:change-info>
            <text:p text:style-name="P1"><text:span text:style-name="T2"><text:s/>has not been observed</text:span></text:p>
          </text:deletion>
        </text:changed-region>
        <text:changed-region xml:id="ct325511736" text:id="ct325511736">
          <text:deletion>
            <office:change-info>
              <dc:creator>Alicia Valdés Rapado</dc:creator>
              <dc:date>2019-03-30T14:39:00</dc:date>
            </office:change-info>
            <text:p text:style-name="P1"><text:span text:style-name="T3">,</text:span></text:p>
          </text:deletion>
        </text:changed-region>
        <text:changed-region xml:id="ct325514544" text:id="ct325514544">
          <text:insertion>
            <office:change-info>
              <dc:creator>Alicia Valdés Rapado</dc:creator>
              <dc:date>2019-03-30T14:39:00</dc:date>
            </office:change-info>
          </text:insertion>
        </text:changed-region>
        <text:changed-region xml:id="ct325511528" text:id="ct325511528">
          <text:deletion>
            <office:change-info>
              <dc:creator>Alicia Valdés Rapado</dc:creator>
              <dc:date>2019-03-30T14:39:00</dc:date>
            </office:change-info>
            <text:p text:style-name="P1"><text:span text:style-name="T3"><text:s/>between </text:span></text:p>
          </text:deletion>
        </text:changed-region>
        <text:changed-region xml:id="ct328974008" text:id="ct328974008">
          <text:deletion>
            <office:change-info>
              <dc:creator>Alicia Valdés Rapado</dc:creator>
              <dc:date>2019-03-30T14:39:00</dc:date>
            </office:change-info>
            <text:p text:style-name="P1"><text:span text:style-name="T3"><text:s/>and </text:span></text:p>
          </text:deletion>
        </text:changed-region>
        <text:changed-region xml:id="ct328974216" text:id="ct328974216">
          <text:insertion>
            <office:change-info>
              <dc:creator>Alicia Valdés Rapado</dc:creator>
              <dc:date>2019-03-30T14:39:00</dc:date>
            </office:change-info>
          </text:insertion>
        </text:changed-region>
        <text:changed-region xml:id="ct328976296" text:id="ct328976296">
          <text:deletion>
            <office:change-info>
              <dc:creator>Alicia Valdés Rapado</dc:creator>
              <dc:date>2019-03-30T14:39:00</dc:date>
            </office:change-info>
            <text:p text:style-name="P1"><text:span text:style-name="T3">,</text:span></text:p>
          </text:deletion>
        </text:changed-region>
        <text:changed-region xml:id="ct328973800" text:id="ct328973800">
          <text:insertion>
            <office:change-info>
              <dc:creator>Alicia Valdés Rapado</dc:creator>
              <dc:date>2019-03-30T14:39:00</dc:date>
            </office:change-info>
          </text:insertion>
        </text:changed-region>
        <text:changed-region xml:id="ct328974944" text:id="ct328974944">
          <text:insertion>
            <office:change-info>
              <dc:creator>Alicia Valdés Rapado</dc:creator>
              <dc:date>2019-03-30T14:39:00</dc:date>
            </office:change-info>
          </text:insertion>
        </text:changed-region>
        <text:changed-region xml:id="ct328975672" text:id="ct328975672">
          <text:deletion>
            <office:change-info>
              <dc:creator>Alicia Valdés Rapado</dc:creator>
              <dc:date>2019-03-30T14:39:00</dc:date>
            </office:change-info>
            <text:p text:style-name="P1"><text:span text:style-name="T2">large and </text:span></text:p>
          </text:deletion>
        </text:changed-region>
        <text:changed-region xml:id="ct325517040" text:id="ct325517040">
          <text:deletion>
            <office:change-info>
              <dc:creator>Alicia Valdés Rapado</dc:creator>
              <dc:date>2019-03-30T14:43:00</dc:date>
            </office:change-info>
            <text:p text:style-name="P1"><text:span text:style-name="T6">A previous study indicated that t</text:span></text:p>
          </text:deletion>
        </text:changed-region>
        <text:changed-region xml:id="ct325516520" text:id="ct325516520">
          <text:insertion>
            <office:change-info>
              <dc:creator>Alicia Valdés Rapado</dc:creator>
              <dc:date>2019-03-30T14:43:00</dc:date>
            </office:change-info>
          </text:insertion>
        </text:changed-region>
        <text:changed-region xml:id="ct325517872" text:id="ct325517872">
          <text:deletion>
            <office:change-info>
              <dc:creator>Alicia Valdés Rapado</dc:creator>
              <dc:date>2019-03-30T14:44:00</dc:date>
            </office:change-info>
            <text:p text:style-name="P1"><text:span text:style-name="T3">of </text:span><text:span text:style-name="T7">L. vernus</text:span><text:span text:style-name="T3"> </text:span></text:p>
          </text:deletion>
        </text:changed-region>
        <text:changed-region xml:id="ct325517248" text:id="ct325517248">
          <text:deletion>
            <office:change-info>
              <dc:creator>Alicia Valdés Rapado</dc:creator>
              <dc:date>2019-03-30T14:44:00</dc:date>
            </office:change-info>
            <text:p text:style-name="P1"><text:span text:style-name="T3">an</text:span></text:p>
          </text:deletion>
        </text:changed-region>
        <text:changed-region xml:id="ct325515376" text:id="ct325515376">
          <text:insertion>
            <office:change-info>
              <dc:creator>Alicia Valdés Rapado</dc:creator>
              <dc:date>2019-03-30T14:44:00</dc:date>
            </office:change-info>
          </text:insertion>
        </text:changed-region>
        <text:changed-region xml:id="ct325516728" text:id="ct325516728">
          <text:deletion>
            <office:change-info>
              <dc:creator>Alicia Valdés Rapado</dc:creator>
              <dc:date>2019-03-30T14:44:00</dc:date>
            </office:change-info>
            <text:p text:style-name="P1"><text:span text:style-name="T3">in spite of</text:span></text:p>
          </text:deletion>
        </text:changed-region>
        <text:changed-region xml:id="ct325514960" text:id="ct325514960">
          <text:insertion>
            <office:change-info>
              <dc:creator>Alicia Valdés Rapado</dc:creator>
              <dc:date>2019-03-30T14:44:00</dc:date>
            </office:change-info>
          </text:insertion>
        </text:changed-region>
        <text:changed-region xml:id="ct325515896" text:id="ct325515896">
          <text:insertion>
            <office:change-info>
              <dc:creator>Alicia Valdés Rapado</dc:creator>
              <dc:date>2019-03-30T14:44:00</dc:date>
            </office:change-info>
          </text:insertion>
        </text:changed-region>
        <text:changed-region xml:id="ct325515480" text:id="ct325515480">
          <text:deletion>
            <office:change-info>
              <dc:creator>Alicia Valdés Rapado</dc:creator>
              <dc:date>2019-03-30T14:44:00</dc:date>
            </office:change-info>
            <text:p text:style-name="P1"><text:span text:style-name="T3"><text:s/>among years is</text:span></text:p>
          </text:deletion>
        </text:changed-region>
        <text:changed-region xml:id="ct325516624" text:id="ct325516624">
          <text:deletion>
            <office:change-info>
              <dc:creator>Alicia Valdés Rapado</dc:creator>
              <dc:date>2019-03-30T14:44:00</dc:date>
            </office:change-info>
            <text:p text:style-name="P1"><text:span text:style-name="T3"><text:s/>the</text:span></text:p>
          </text:deletion>
        </text:changed-region>
        <text:changed-region xml:id="ct325517976" text:id="ct325517976">
          <text:insertion>
            <office:change-info>
              <dc:creator>Alicia Valdés Rapado</dc:creator>
              <dc:date>2019-03-30T14:44:00</dc:date>
            </office:change-info>
          </text:insertion>
        </text:changed-region>
        <text:changed-region xml:id="ct325515064" text:id="ct325515064">
          <text:deletion>
            <office:change-info>
              <dc:creator>Alicia Valdés Rapado</dc:creator>
              <dc:date>2019-03-30T14:44:00</dc:date>
            </office:change-info>
            <text:p text:style-name="P1"><text:span text:style-name="T3">of</text:span></text:p>
          </text:deletion>
        </text:changed-region>
        <text:changed-region xml:id="ct325515792" text:id="ct325515792">
          <text:insertion>
            <office:change-info>
              <dc:creator>Alicia Valdés Rapado</dc:creator>
              <dc:date>2019-03-30T14:44:00</dc:date>
            </office:change-info>
          </text:insertion>
        </text:changed-region>
        <text:changed-region xml:id="ct325517768" text:id="ct325517768">
          <text:deletion>
            <office:change-info>
              <dc:creator>Alicia Valdés Rapado</dc:creator>
              <dc:date>2019-03-30T14:45:00</dc:date>
            </office:change-info>
            <text:p text:style-name="P1"><text:span text:style-name="T3"><text:s/>with flags</text:span></text:p>
          </text:deletion>
        </text:changed-region>
        <text:changed-region xml:id="ct146725200" text:id="ct146725200">
          <text:deletion>
            <office:change-info>
              <dc:creator>Alicia Valdés Rapado</dc:creator>
              <dc:date>2019-03-28T20:02:00</dc:date>
            </office:change-info>
            <text:p text:style-name="P1"><text:span text:style-name="T3">xxx</text:span></text:p>
          </text:deletion>
        </text:changed-region>
        <text:changed-region xml:id="ct146727072" text:id="ct146727072">
          <text:insertion>
            <office:change-info>
              <dc:creator>Alicia Valdés Rapado</dc:creator>
              <dc:date>2019-03-28T20:02:00</dc:date>
            </office:change-info>
          </text:insertion>
        </text:changed-region>
        <text:changed-region xml:id="ct325515584" text:id="ct325515584">
          <text:deletion>
            <office:change-info>
              <dc:creator>Alicia Valdés Rapado</dc:creator>
              <dc:date>2019-03-30T14:45:00</dc:date>
            </office:change-info>
            <text:p text:style-name="P1"><text:span text:style-name="T3">the period </text:span></text:p>
          </text:deletion>
        </text:changed-region>
        <text:changed-region xml:id="ct146726344" text:id="ct146726344">
          <text:deletion>
            <office:change-info>
              <dc:creator>Alicia Valdés Rapado</dc:creator>
              <dc:date>2019-03-28T20:02:00</dc:date>
            </office:change-info>
            <text:p text:style-name="P1"><text:span text:style-name="T3">xxx</text:span></text:p>
          </text:deletion>
        </text:changed-region>
        <text:changed-region xml:id="ct146724888" text:id="ct146724888">
          <text:insertion>
            <office:change-info>
              <dc:creator>Alicia Valdés Rapado</dc:creator>
              <dc:date>2019-03-28T20:02:00</dc:date>
            </office:change-info>
          </text:insertion>
        </text:changed-region>
        <text:changed-region xml:id="ct325515688" text:id="ct325515688">
          <text:deletion>
            <office:change-info>
              <dc:creator>Alicia Valdés Rapado</dc:creator>
              <dc:date>2019-03-30T14:47:00</dc:date>
            </office:change-info>
            <text:p text:style-name="P1"><text:span text:style-name="T3">to </text:span></text:p>
          </text:deletion>
        </text:changed-region>
        <text:changed-region xml:id="ct325516104" text:id="ct325516104">
          <text:insertion>
            <office:change-info>
              <dc:creator>Alicia Valdés Rapado</dc:creator>
              <dc:date>2019-03-30T14:47:00</dc:date>
            </office:change-info>
          </text:insertion>
        </text:changed-region>
        <text:changed-region xml:id="ct146725304" text:id="ct146725304">
          <text:insertion>
            <office:change-info>
              <dc:creator>Alicia Valdés Rapado</dc:creator>
              <dc:date>2019-03-28T20:08:00</dc:date>
            </office:change-info>
          </text:insertion>
        </text:changed-region>
        <text:changed-region xml:id="ct146725408" text:id="ct146725408">
          <text:deletion>
            <office:change-info>
              <dc:creator>Alicia Valdés Rapado</dc:creator>
              <dc:date>2019-03-28T20:09:00</dc:date>
            </office:change-info>
            <text:p text:style-name="P1"><text:span text:style-name="T3">shoot diameter </text:span></text:p>
          </text:deletion>
        </text:changed-region>
        <text:changed-region xml:id="ct146727176" text:id="ct146727176">
          <text:insertion>
            <office:change-info>
              <dc:creator>Alicia Valdés Rapado</dc:creator>
              <dc:date>2019-03-28T20:09:00</dc:date>
            </office:change-info>
          </text:insertion>
        </text:changed-region>
        <text:changed-region xml:id="ct325516312" text:id="ct325516312">
          <text:deletion>
            <office:change-info>
              <dc:creator>Alicia Valdés Rapado</dc:creator>
              <dc:date>2019-03-30T14:47:00</dc:date>
            </office:change-info>
            <text:p text:style-name="P3"><text:span text:style-name="T3">the period </text:span></text:p>
          </text:deletion>
        </text:changed-region>
        <text:changed-region xml:id="ct325518600" text:id="ct325518600">
          <text:deletion>
            <office:change-info>
              <dc:creator>Alicia Valdés Rapado</dc:creator>
              <dc:date>2019-03-30T14:48:00</dc:date>
            </office:change-info>
            <text:p text:style-name="P3"><text:span text:style-name="T3"><text:s/>located in</text:span></text:p>
          </text:deletion>
        </text:changed-region>
        <text:changed-region xml:id="ct325519016" text:id="ct325519016">
          <text:insertion>
            <office:change-info>
              <dc:creator>Alicia Valdés Rapado</dc:creator>
              <dc:date>2019-03-30T14:48:00</dc:date>
            </office:change-info>
          </text:insertion>
        </text:changed-region>
        <text:changed-region xml:id="ct325519224" text:id="ct325519224">
          <text:deletion>
            <office:change-info>
              <dc:creator>Alicia Valdés Rapado</dc:creator>
              <dc:date>2019-03-30T14:48:00</dc:date>
            </office:change-info>
            <text:p text:style-name="P4">Using weather data from the meteorological stations, w</text:p>
          </text:deletion>
        </text:changed-region>
        <text:changed-region xml:id="ct325519744" text:id="ct325519744">
          <text:insertion>
            <office:change-info>
              <dc:creator>Alicia Valdés Rapado</dc:creator>
              <dc:date>2019-03-30T14:48:00</dc:date>
            </office:change-info>
          </text:insertion>
        </text:changed-region>
        <text:changed-region xml:id="ct325520160" text:id="ct325520160">
          <text:insertion>
            <office:change-info>
              <dc:creator>Alicia Valdés Rapado</dc:creator>
              <dc:date>2019-03-30T14:48:00</dc:date>
            </office:change-info>
          </text:insertion>
        </text:changed-region>
        <text:changed-region xml:id="ct325520576" text:id="ct325520576">
          <text:deletion>
            <office:change-info>
              <dc:creator>Alicia Valdés Rapado</dc:creator>
              <dc:date>2019-03-30T14:49:00</dc:date>
            </office:change-info>
            <text:p text:style-name="P3"><text:span text:style-name="T3">an </text:span></text:p>
          </text:deletion>
        </text:changed-region>
        <text:changed-region xml:id="ct325519328" text:id="ct325519328">
          <text:deletion>
            <office:change-info>
              <dc:creator>Alicia Valdés Rapado</dc:creator>
              <dc:date>2019-03-30T14:49:00</dc:date>
            </office:change-info>
            <text:p text:style-name="P3"><text:span text:style-name="T3">a </text:span></text:p>
          </text:deletion>
        </text:changed-region>
        <text:changed-region xml:id="ct325520472" text:id="ct325520472">
          <text:deletion>
            <office:change-info>
              <dc:creator>Alicia Valdés Rapado</dc:creator>
              <dc:date>2019-03-30T14:49:00</dc:date>
            </office:change-info>
            <text:p text:style-name="P3"><text:span text:style-name="T3"><text:s/>and</text:span></text:p>
          </text:deletion>
        </text:changed-region>
        <text:changed-region xml:id="ct325520368" text:id="ct325520368">
          <text:insertion>
            <office:change-info>
              <dc:creator>Alicia Valdés Rapado</dc:creator>
              <dc:date>2019-03-30T14:49:00</dc:date>
            </office:change-info>
          </text:insertion>
        </text:changed-region>
        <text:changed-region xml:id="ct325521096" text:id="ct325521096">
          <text:insertion>
            <office:change-info>
              <dc:creator>Alicia Valdés Rapado</dc:creator>
              <dc:date>2019-03-30T14:49:00</dc:date>
            </office:change-info>
          </text:insertion>
        </text:changed-region>
        <text:changed-region xml:id="ct325518704" text:id="ct325518704">
          <text:deletion>
            <office:change-info>
              <dc:creator>Alicia Valdés Rapado</dc:creator>
              <dc:date>2019-03-30T14:49:00</dc:date>
            </office:change-info>
            <text:p text:style-name="P3"><text:span text:style-name="T3">an </text:span></text:p>
          </text:deletion>
        </text:changed-region>
        <text:changed-region xml:id="ct325518184" text:id="ct325518184">
          <text:deletion>
            <office:change-info>
              <dc:creator>Alicia Valdés Rapado</dc:creator>
              <dc:date>2019-03-30T14:50:00</dc:date>
            </office:change-info>
            <text:p text:style-name="P3"><text:span text:style-name="T3"><text:s/>an</text:span></text:p>
          </text:deletion>
        </text:changed-region>
        <text:changed-region xml:id="ct146727280" text:id="ct146727280">
          <text:insertion>
            <office:change-info>
              <dc:creator>Alicia Valdés Rapado</dc:creator>
              <dc:date>2019-03-20T15:01:00</dc:date>
            </office:change-info>
          </text:insertion>
        </text:changed-region>
        <text:changed-region xml:id="ct325518912" text:id="ct325518912">
          <text:deletion>
            <office:change-info>
              <dc:creator>Alicia Valdés Rapado</dc:creator>
              <dc:date>2019-03-30T14:50:00</dc:date>
            </office:change-info>
            <text:p text:style-name="P1"><text:span text:style-name="T3">the period </text:span></text:p>
          </text:deletion>
        </text:changed-region>
        <text:changed-region xml:id="ct146728112" text:id="ct146728112">
          <text:deletion>
            <office:change-info>
              <dc:creator>Alicia Valdés Rapado</dc:creator>
              <dc:date>2019-03-20T15:02:00</dc:date>
            </office:change-info>
            <text:p text:style-name="P1"><text:span text:style-name="T3">that </text:span></text:p>
          </text:deletion>
        </text:changed-region>
        <text:changed-region xml:id="ct146724992" text:id="ct146724992">
          <text:deletion>
            <office:change-info>
              <dc:creator>Alicia Valdés Rapado</dc:creator>
              <dc:date>2019-03-20T15:04:00</dc:date>
            </office:change-info>
            <text:p text:style-name="P1"><text:span text:style-name="T8">e</text:span></text:p>
          </text:deletion>
        </text:changed-region>
        <text:changed-region xml:id="ct146725512" text:id="ct146725512">
          <text:insertion>
            <office:change-info>
              <dc:creator>Alicia Valdés Rapado</dc:creator>
              <dc:date>2019-03-20T15:04:00</dc:date>
            </office:change-info>
          </text:insertion>
        </text:changed-region>
        <text:changed-region xml:id="ct146728424" text:id="ct146728424">
          <text:deletion>
            <office:change-info>
              <dc:creator>Alicia Valdés Rapado</dc:creator>
              <dc:date>2019-03-20T15:06:00</dc:date>
            </office:change-info>
            <text:p text:style-name="P1"><text:span text:style-name="T3">univariate </text:span></text:p>
          </text:deletion>
        </text:changed-region>
        <text:changed-region xml:id="ct146728528" text:id="ct146728528">
          <text:deletion>
            <office:change-info>
              <dc:creator>Alicia Valdés Rapado</dc:creator>
              <dc:date>2019-03-20T15:06:00</dc:date>
            </office:change-info>
            <text:p text:style-name="P1"><text:span text:style-name="T3">regression</text:span></text:p>
          </text:deletion>
        </text:changed-region>
        <text:changed-region xml:id="ct146728736" text:id="ct146728736">
          <text:insertion>
            <office:change-info>
              <dc:creator>Alicia Valdés Rapado</dc:creator>
              <dc:date>2019-03-20T15:06:00</dc:date>
            </office:change-info>
          </text:insertion>
        </text:changed-region>
        <text:changed-region xml:id="ct146728632" text:id="ct146728632">
          <text:deletion>
            <office:change-info>
              <dc:creator>Alicia Valdés Rapado</dc:creator>
              <dc:date>2019-03-20T15:10:00</dc:date>
            </office:change-info>
            <text:p text:style-name="P5"><text:span text:style-name="T9">used to perform</text:span></text:p>
          </text:deletion>
        </text:changed-region>
        <text:changed-region xml:id="ct146728216" text:id="ct146728216">
          <text:insertion>
            <office:change-info>
              <dc:creator>Alicia Valdés Rapado</dc:creator>
              <dc:date>2019-03-20T15:10:00</dc:date>
            </office:change-info>
          </text:insertion>
        </text:changed-region>
        <text:changed-region xml:id="ct146728320" text:id="ct146728320">
          <text:deletion>
            <office:change-info>
              <dc:creator>Alicia Valdés Rapado</dc:creator>
              <dc:date>2019-03-28T20:12:00</dc:date>
            </office:change-info>
            <text:p text:style-name="P3"><text:span text:style-name="T10">linear regression coefficient = <text:s/>̶ <text:s/>0.267, t = <text:s/>̶ <text:s/>2.42, p = 0.025, adjusted R</text:span><text:span text:style-name="T11">2</text:span><text:span text:style-name="T10"> = 0.19, </text:span></text:p>
          </text:deletion>
        </text:changed-region>
        <text:changed-region xml:id="ct146728840" text:id="ct146728840">
          <text:insertion>
            <office:change-info>
              <dc:creator>Alicia Valdés Rapado</dc:creator>
              <dc:date>2019-03-28T20:11:00</dc:date>
            </office:change-info>
          </text:insertion>
        </text:changed-region>
        <text:changed-region xml:id="ct147037608" text:id="ct147037608">
          <text:insertion>
            <office:change-info>
              <dc:creator>Alicia Valdés Rapado</dc:creator>
              <dc:date>2019-03-20T15:15:00</dc:date>
            </office:change-info>
          </text:insertion>
        </text:changed-region>
        <text:changed-region xml:id="ct147036776" text:id="ct147036776">
          <text:deletion>
            <office:change-info>
              <dc:creator>Alicia Valdés Rapado</dc:creator>
              <dc:date>2019-03-29T13:47:00</dc:date>
            </office:change-info>
            <text:p text:style-name="P3"><text:span text:style-name="T3">4</text:span></text:p>
          </text:deletion>
        </text:changed-region>
        <text:changed-region xml:id="ct147035216" text:id="ct147035216">
          <text:insertion>
            <office:change-info>
              <dc:creator>Alicia Valdés Rapado</dc:creator>
              <dc:date>2019-03-29T13:47:00</dc:date>
            </office:change-info>
          </text:insertion>
        </text:changed-region>
        <text:changed-region xml:id="ct328998656" text:id="ct328998656">
          <text:insertion>
            <office:change-info>
              <dc:creator>Alicia Valdés Rapado</dc:creator>
              <dc:date>2019-03-30T13:52:00</dc:date>
            </office:change-info>
          </text:insertion>
        </text:changed-region>
        <text:changed-region xml:id="ct328996680" text:id="ct328996680">
          <text:deletion>
            <office:change-info>
              <dc:creator>Alicia Valdés Rapado</dc:creator>
              <dc:date>2019-03-30T13:52:00</dc:date>
            </office:change-info>
            <text:p text:style-name="P1"><text:span text:style-name="T3">2</text:span></text:p>
          </text:deletion>
        </text:changed-region>
        <text:changed-region xml:id="ct333769240" text:id="ct333769240">
          <text:insertion>
            <office:change-info>
              <dc:creator>Alicia Valdés Rapado</dc:creator>
              <dc:date>2019-03-30T13:57:00</dc:date>
            </office:change-info>
          </text:insertion>
        </text:changed-region>
        <text:changed-region xml:id="ct147036568" text:id="ct147036568">
          <text:insertion>
            <office:change-info>
              <dc:creator>Alicia Valdés Rapado</dc:creator>
              <dc:date>2019-03-28T20:18:00</dc:date>
            </office:change-info>
          </text:insertion>
        </text:changed-region>
        <text:changed-region xml:id="ct333706632" text:id="ct333706632">
          <text:deletion>
            <office:change-info>
              <dc:creator>Alicia Valdés Rapado</dc:creator>
              <dc:date>2019-03-30T13:59:00</dc:date>
            </office:change-info>
            <text:p text:style-name="P1"><text:span text:style-name="T3">3</text:span></text:p>
          </text:deletion>
        </text:changed-region>
        <text:changed-region xml:id="ct333706112" text:id="ct333706112">
          <text:insertion>
            <office:change-info>
              <dc:creator>Alicia Valdés Rapado</dc:creator>
              <dc:date>2019-03-30T13:59:00</dc:date>
            </office:change-info>
          </text:insertion>
        </text:changed-region>
        <text:changed-region xml:id="ct333710064" text:id="ct333710064">
          <text:insertion>
            <office:change-info>
              <dc:creator>Alicia Valdés Rapado</dc:creator>
              <dc:date>2019-03-30T14:02:00</dc:date>
            </office:change-info>
          </text:insertion>
        </text:changed-region>
        <text:changed-region xml:id="ct333708296" text:id="ct333708296">
          <text:deletion>
            <office:change-info>
              <dc:creator>Alicia Valdés Rapado</dc:creator>
              <dc:date>2019-03-30T14:00:00</dc:date>
            </office:change-info>
            <text:p text:style-name="P1"><text:span text:style-name="T3">3</text:span></text:p>
          </text:deletion>
        </text:changed-region>
        <text:changed-region xml:id="ct333707256" text:id="ct333707256">
          <text:insertion>
            <office:change-info>
              <dc:creator>Alicia Valdés Rapado</dc:creator>
              <dc:date>2019-03-30T14:00:00</dc:date>
            </office:change-info>
          </text:insertion>
        </text:changed-region>
        <text:changed-region xml:id="ct333708608" text:id="ct333708608">
          <text:deletion>
            <office:change-info>
              <dc:creator>Alicia Valdés Rapado</dc:creator>
              <dc:date>2019-03-30T14:00:00</dc:date>
            </office:change-info>
            <text:p text:style-name="P1"><text:span text:style-name="T3">4</text:span></text:p>
          </text:deletion>
        </text:changed-region>
        <text:changed-region xml:id="ct333707048" text:id="ct333707048">
          <text:insertion>
            <office:change-info>
              <dc:creator>Alicia Valdés Rapado</dc:creator>
              <dc:date>2019-03-30T14:00:00</dc:date>
            </office:change-info>
          </text:insertion>
        </text:changed-region>
        <text:changed-region xml:id="ct333705592" text:id="ct333705592">
          <text:deletion>
            <office:change-info>
              <dc:creator>Alicia Valdés Rapado</dc:creator>
              <dc:date>2019-03-30T14:01:00</dc:date>
            </office:change-info>
            <text:p text:style-name="P1"><text:span text:style-name="T10">4</text:span></text:p>
          </text:deletion>
        </text:changed-region>
        <text:changed-region xml:id="ct333707464" text:id="ct333707464">
          <text:insertion>
            <office:change-info>
              <dc:creator>Alicia Valdés Rapado</dc:creator>
              <dc:date>2019-03-30T14:01:00</dc:date>
            </office:change-info>
          </text:insertion>
        </text:changed-region>
        <text:changed-region xml:id="ct333705696" text:id="ct333705696">
          <text:deletion>
            <office:change-info>
              <dc:creator>Alicia Valdés Rapado</dc:creator>
              <dc:date>2019-03-30T14:01:00</dc:date>
            </office:change-info>
            <text:p text:style-name="P1"><text:span text:style-name="T3">Table 3, </text:span></text:p>
          </text:deletion>
        </text:changed-region>
        <text:changed-region xml:id="ct333707672" text:id="ct333707672">
          <text:deletion>
            <office:change-info>
              <dc:creator>Alicia Valdés Rapado</dc:creator>
              <dc:date>2019-03-30T14:02:00</dc:date>
            </office:change-info>
            <text:p text:style-name="P3"><text:span text:style-name="T3">4</text:span></text:p>
          </text:deletion>
        </text:changed-region>
        <text:changed-region xml:id="ct333707880" text:id="ct333707880">
          <text:insertion>
            <office:change-info>
              <dc:creator>Alicia Valdés Rapado</dc:creator>
              <dc:date>2019-03-30T14:02:00</dc:date>
            </office:change-info>
          </text:insertion>
        </text:changed-region>
        <text:changed-region xml:id="ct333709648" text:id="ct333709648">
          <text:deletion>
            <office:change-info>
              <dc:creator>Alicia Valdés Rapado</dc:creator>
              <dc:date>2019-03-30T14:02:00</dc:date>
            </office:change-info>
            <text:p text:style-name="P3"><text:span text:style-name="T3">5</text:span></text:p>
          </text:deletion>
        </text:changed-region>
        <text:changed-region xml:id="ct333711624" text:id="ct333711624">
          <text:insertion>
            <office:change-info>
              <dc:creator>Alicia Valdés Rapado</dc:creator>
              <dc:date>2019-03-30T14:02:00</dc:date>
            </office:change-info>
          </text:insertion>
        </text:changed-region>
        <text:changed-region xml:id="ct333710480" text:id="ct333710480">
          <text:deletion>
            <office:change-info>
              <dc:creator>Alicia Valdés Rapado</dc:creator>
              <dc:date>2019-03-30T14:02:00</dc:date>
            </office:change-info>
            <text:p text:style-name="P3"><text:span text:style-name="T3">6</text:span></text:p>
          </text:deletion>
        </text:changed-region>
        <text:changed-region xml:id="ct333708712" text:id="ct333708712">
          <text:insertion>
            <office:change-info>
              <dc:creator>Alicia Valdés Rapado</dc:creator>
              <dc:date>2019-03-30T14:02:00</dc:date>
            </office:change-info>
          </text:insertion>
        </text:changed-region>
        <text:changed-region xml:id="ct333709440" text:id="ct333709440">
          <text:deletion>
            <office:change-info>
              <dc:creator>Alicia Valdés Rapado</dc:creator>
              <dc:date>2019-03-30T14:04:00</dc:date>
            </office:change-info>
            <text:p text:style-name="P3"><text:span text:style-name="T3">6</text:span></text:p>
          </text:deletion>
        </text:changed-region>
        <text:changed-region xml:id="ct333708816" text:id="ct333708816">
          <text:insertion>
            <office:change-info>
              <dc:creator>Alicia Valdés Rapado</dc:creator>
              <dc:date>2019-03-30T14:04:00</dc:date>
            </office:change-info>
          </text:insertion>
        </text:changed-region>
        <text:changed-region xml:id="ct333710688" text:id="ct333710688">
          <text:insertion>
            <office:change-info>
              <dc:creator>Alicia Valdés Rapado</dc:creator>
              <dc:date>2019-03-30T14:04:00</dc:date>
            </office:change-info>
          </text:insertion>
        </text:changed-region>
        <text:changed-region xml:id="ct333711312" text:id="ct333711312">
          <text:deletion>
            <office:change-info>
              <dc:creator>Alicia Valdés Rapado</dc:creator>
              <dc:date>2019-03-30T14:04:00</dc:date>
            </office:change-info>
            <text:p text:style-name="P3"><text:span text:style-name="T3">6</text:span></text:p>
          </text:deletion>
        </text:changed-region>
        <text:changed-region xml:id="ct147035840" text:id="ct147035840">
          <text:insertion>
            <office:change-info>
              <dc:creator>Alicia Valdés Rapado</dc:creator>
              <dc:date>2019-03-28T20:21:00</dc:date>
            </office:change-info>
          </text:insertion>
        </text:changed-region>
        <text:changed-region xml:id="ct147035320" text:id="ct147035320">
          <text:insertion>
            <office:change-info>
              <dc:creator>Alicia Valdés Rapado</dc:creator>
              <dc:date>2019-03-28T20:22:00</dc:date>
            </office:change-info>
          </text:insertion>
        </text:changed-region>
        <text:changed-region xml:id="ct147035736" text:id="ct147035736">
          <text:insertion>
            <office:change-info>
              <dc:creator>Alicia Valdés Rapado</dc:creator>
              <dc:date>2019-03-28T20:27:00</dc:date>
            </office:change-info>
          </text:insertion>
        </text:changed-region>
        <text:changed-region xml:id="ct325519640" text:id="ct325519640">
          <text:deletion>
            <office:change-info>
              <dc:creator>Alicia Valdés Rapado</dc:creator>
              <dc:date>2019-03-30T14:53:00</dc:date>
            </office:change-info>
            <text:p text:style-name="P1"><text:span text:style-name="T3">first flowering dates</text:span></text:p>
          </text:deletion>
        </text:changed-region>
        <text:changed-region xml:id="ct325519848" text:id="ct325519848">
          <text:insertion>
            <office:change-info>
              <dc:creator>Alicia Valdés Rapado</dc:creator>
              <dc:date>2019-03-30T14:53:00</dc:date>
            </office:change-info>
          </text:insertion>
        </text:changed-region>
        <text:changed-region xml:id="ct325523800" text:id="ct325523800">
          <text:insertion>
            <office:change-info>
              <dc:creator>Alicia Valdés Rapado</dc:creator>
              <dc:date>2019-03-30T14:54:00</dc:date>
            </office:change-info>
          </text:insertion>
        </text:changed-region>
        <text:changed-region xml:id="ct325521616" text:id="ct325521616">
          <text:deletion>
            <office:change-info>
              <dc:creator>Alicia Valdés Rapado</dc:creator>
              <dc:date>2019-03-30T14:54:00</dc:date>
            </office:change-info>
            <text:p text:style-name="P1"><text:span text:style-name="T12">. P</text:span></text:p>
          </text:deletion>
        </text:changed-region>
        <text:changed-region xml:id="ct325521928" text:id="ct325521928">
          <text:deletion>
            <office:change-info>
              <dc:creator>Alicia Valdés Rapado</dc:creator>
              <dc:date>2019-03-30T14:54:00</dc:date>
            </office:change-info>
            <text:p text:style-name="P1">of warming have been shown </text:p>
          </text:deletion>
        </text:changed-region>
        <text:changed-region xml:id="ct325522032" text:id="ct325522032">
          <text:deletion>
            <office:change-info>
              <dc:creator>Alicia Valdés Rapado</dc:creator>
              <dc:date>2019-03-30T14:56:00</dc:date>
            </office:change-info>
            <text:p text:style-name="P3"><text:span text:style-name="T13">A possible interpretation of these results is that f</text:span></text:p>
          </text:deletion>
        </text:changed-region>
        <text:changed-region xml:id="ct325524216" text:id="ct325524216">
          <text:insertion>
            <office:change-info>
              <dc:creator>Alicia Valdés Rapado</dc:creator>
              <dc:date>2019-03-30T14:56:00</dc:date>
            </office:change-info>
          </text:insertion>
        </text:changed-region>
        <text:changed-region xml:id="ct325524112" text:id="ct325524112">
          <text:insertion>
            <office:change-info>
              <dc:creator>Alicia Valdés Rapado</dc:creator>
              <dc:date>2019-03-30T14:56:00</dc:date>
            </office:change-info>
          </text:insertion>
        </text:changed-region>
        <text:changed-region xml:id="ct147036672" text:id="ct147036672">
          <text:insertion>
            <office:change-info>
              <dc:creator>Alicia Valdés Rapado</dc:creator>
              <dc:date>2019-03-28T20:28:00</dc:date>
            </office:change-info>
          </text:insertion>
        </text:changed-region>
        <text:changed-region xml:id="ct325526296" text:id="ct325526296">
          <text:deletion>
            <office:change-info>
              <dc:creator>Alicia Valdés Rapado</dc:creator>
              <dc:date>2019-03-30T14:58:00</dc:date>
            </office:change-info>
            <text:p text:style-name="P1"><text:span text:style-name="T14">Our results</text:span></text:p>
          </text:deletion>
        </text:changed-region>
        <text:changed-region xml:id="ct325527336" text:id="ct325527336">
          <text:insertion>
            <office:change-info>
              <dc:creator>Alicia Valdés Rapado</dc:creator>
              <dc:date>2019-03-30T14:58:00</dc:date>
            </office:change-info>
          </text:insertion>
        </text:changed-region>
        <text:changed-region xml:id="ct325526088" text:id="ct325526088">
          <text:deletion>
            <office:change-info>
              <dc:creator>Alicia Valdés Rapado</dc:creator>
              <dc:date>2019-03-30T14:59:00</dc:date>
            </office:change-info>
            <text:p text:style-name="P1"><text:span text:style-name="T3">,</text:span></text:p>
          </text:deletion>
        </text:changed-region>
        <text:changed-region xml:id="ct325526504" text:id="ct325526504">
          <text:deletion>
            <office:change-info>
              <dc:creator>Alicia Valdés Rapado</dc:creator>
              <dc:date>2019-03-30T14:59:00</dc:date>
            </office:change-info>
            <text:p text:style-name="P1"><text:span text:style-name="T3">Our study</text:span></text:p>
          </text:deletion>
        </text:changed-region>
        <text:changed-region xml:id="ct325527232" text:id="ct325527232">
          <text:insertion>
            <office:change-info>
              <dc:creator>Alicia Valdés Rapado</dc:creator>
              <dc:date>2019-03-30T14:59:00</dc:date>
            </office:change-info>
          </text:insertion>
        </text:changed-region>
        <text:changed-region xml:id="ct325527440" text:id="ct325527440">
          <text:deletion>
            <office:change-info>
              <dc:creator>Alicia Valdés Rapado</dc:creator>
              <dc:date>2019-03-30T15:00:00</dc:date>
            </office:change-info>
            <text:p text:style-name="P1"><text:span text:style-name="T3">could be</text:span></text:p>
          </text:deletion>
        </text:changed-region>
        <text:changed-region xml:id="ct325526608" text:id="ct325526608">
          <text:insertion>
            <office:change-info>
              <dc:creator>Alicia Valdés Rapado</dc:creator>
              <dc:date>2019-03-30T15:00:00</dc:date>
            </office:change-info>
          </text:insertion>
        </text:changed-region>
        <text:changed-region xml:id="ct325527648" text:id="ct325527648">
          <text:insertion>
            <office:change-info>
              <dc:creator>Alicia Valdés Rapado</dc:creator>
              <dc:date>2019-03-30T15:00:00</dc:date>
            </office:change-info>
          </text:insertion>
        </text:changed-region>
        <text:changed-region xml:id="ct325525568" text:id="ct325525568">
          <text:deletion>
            <office:change-info>
              <dc:creator>Alicia Valdés Rapado</dc:creator>
              <dc:date>2019-03-30T15:00:00</dc:date>
            </office:change-info>
            <text:p text:style-name="P1"><text:span text:style-name="T3"><text:s/>during spring</text:span></text:p>
          </text:deletion>
        </text:changed-region>
        <text:changed-region xml:id="ct325524944" text:id="ct325524944">
          <text:deletion>
            <office:change-info>
              <dc:creator>Alicia Valdés Rapado</dc:creator>
              <dc:date>2019-03-30T15:00:00</dc:date>
            </office:change-info>
            <text:p text:style-name="P1"><text:span text:style-name="T3">acting </text:span></text:p>
          </text:deletion>
        </text:changed-region>
        <text:changed-region xml:id="ct325528376" text:id="ct325528376">
          <text:deletion>
            <office:change-info>
              <dc:creator>Alicia Valdés Rapado</dc:creator>
              <dc:date>2019-03-30T15:01:00</dc:date>
            </office:change-info>
            <text:p text:style-name="P1"><text:span text:style-name="T3">be </text:span></text:p>
          </text:deletion>
        </text:changed-region>
        <text:changed-region xml:id="ct325529832" text:id="ct325529832">
          <text:insertion>
            <office:change-info>
              <dc:creator>Alicia Valdés Rapado</dc:creator>
              <dc:date>2019-03-30T15:01:00</dc:date>
            </office:change-info>
          </text:insertion>
        </text:changed-region>
        <text:changed-region xml:id="ct325531080" text:id="ct325531080">
          <text:deletion>
            <office:change-info>
              <dc:creator>Alicia Valdés Rapado</dc:creator>
              <dc:date>2019-03-30T15:01:00</dc:date>
            </office:change-info>
            <text:p text:style-name="P1"><text:span text:style-name="T3"><text:s/>to</text:span></text:p>
          </text:deletion>
        </text:changed-region>
        <text:changed-region xml:id="ct325528792" text:id="ct325528792">
          <text:deletion>
            <office:change-info>
              <dc:creator>Alicia Valdés Rapado</dc:creator>
              <dc:date>2019-03-30T15:05:00</dc:date>
            </office:change-info>
            <text:p text:style-name="P1"><text:span text:style-name="T3">, as well as</text:span></text:p>
          </text:deletion>
        </text:changed-region>
        <text:changed-region xml:id="ct325528896" text:id="ct325528896">
          <text:insertion>
            <office:change-info>
              <dc:creator>Alicia Valdés Rapado</dc:creator>
              <dc:date>2019-03-30T15:05:00</dc:date>
            </office:change-info>
          </text:insertion>
        </text:changed-region>
        <text:changed-region xml:id="ct147035944" text:id="ct147035944">
          <text:deletion>
            <office:change-info>
              <dc:creator>Alicia Valdés Rapado</dc:creator>
              <dc:date>2019-03-20T16:22:00</dc:date>
            </office:change-info>
            <text:p text:style-name="P1"><text:span text:style-name="T3">of </text:span></text:p>
          </text:deletion>
        </text:changed-region>
        <text:changed-region xml:id="ct325516832" text:id="ct325516832">
          <text:insertion>
            <office:change-info>
              <dc:creator>Alicia Valdés Rapado</dc:creator>
              <dc:date>2019-03-30T15:05:00</dc:date>
            </office:change-info>
          </text:insertion>
        </text:changed-region>
        <text:changed-region xml:id="ct325529936" text:id="ct325529936">
          <text:deletion>
            <office:change-info>
              <dc:creator>Alicia Valdés Rapado</dc:creator>
              <dc:date>2019-03-30T15:05:00</dc:date>
            </office:change-info>
            <text:p text:style-name="P1"><text:span text:style-name="T3"><text:s/>in plants</text:span></text:p>
          </text:deletion>
        </text:changed-region>
        <text:changed-region xml:id="ct147037712" text:id="ct147037712">
          <text:deletion>
            <office:change-info>
              <dc:creator>Alicia Valdés Rapado</dc:creator>
              <dc:date>2019-03-20T16:24:00</dc:date>
            </office:change-info>
            <text:p text:style-name="P1"><text:span text:style-name="T3">is</text:span></text:p>
          </text:deletion>
        </text:changed-region>
        <text:changed-region xml:id="ct147036880" text:id="ct147036880">
          <text:insertion>
            <office:change-info>
              <dc:creator>Alicia Valdés Rapado</dc:creator>
              <dc:date>2019-03-20T16:24:00</dc:date>
            </office:change-info>
          </text:insertion>
        </text:changed-region>
        <text:changed-region xml:id="ct147035424" text:id="ct147035424">
          <text:deletion>
            <office:change-info>
              <dc:creator>Alicia Valdés Rapado</dc:creator>
              <dc:date>2019-03-20T16:24:00</dc:date>
            </office:change-info>
            <text:p text:style-name="P1"><text:span text:style-name="T3">e</text:span></text:p>
          </text:deletion>
        </text:changed-region>
        <text:changed-region xml:id="ct147037296" text:id="ct147037296">
          <text:insertion>
            <office:change-info>
              <dc:creator>Alicia Valdés Rapado</dc:creator>
              <dc:date>2019-03-20T16:24:00</dc:date>
            </office:change-info>
          </text:insertion>
        </text:changed-region>
        <text:changed-region xml:id="ct325521200" text:id="ct325521200">
          <text:deletion>
            <office:change-info>
              <dc:creator>Alicia Valdés Rapado</dc:creator>
              <dc:date>2019-03-30T15:08:00</dc:date>
            </office:change-info>
            <text:p text:style-name="P1"><text:span text:style-name="T15">A recent study reported that precipitation </text:span></text:p>
          </text:deletion>
        </text:changed-region>
        <text:changed-region xml:id="ct325516208" text:id="ct325516208">
          <text:deletion>
            <office:change-info>
              <dc:creator>Alicia Valdés Rapado</dc:creator>
              <dc:date>2019-03-30T15:05:00</dc:date>
            </office:change-info>
            <text:p text:style-name="P1"><text:span text:style-name="T15">appears to be</text:span></text:p>
          </text:deletion>
        </text:changed-region>
        <text:changed-region xml:id="ct325518080" text:id="ct325518080">
          <text:deletion>
            <office:change-info>
              <dc:creator>Alicia Valdés Rapado</dc:creator>
              <dc:date>2019-03-30T15:08:00</dc:date>
            </office:change-info>
            <text:p text:style-name="P1"><text:span text:style-name="T15"><text:s/>an important driver of variation in selection worldwide (Siepielski </text:span><text:span text:style-name="T16">et al.</text:span><text:span text:style-name="T15"> 2017). </text:span></text:p>
          </text:deletion>
        </text:changed-region>
        <text:changed-region xml:id="ct325507576" text:id="ct325507576">
          <text:insertion>
            <office:change-info>
              <dc:creator>Alicia Valdés Rapado</dc:creator>
              <dc:date>2019-03-30T15:08:00</dc:date>
            </office:change-info>
          </text:insertion>
        </text:changed-region>
        <text:changed-region xml:id="ct325520056" text:id="ct325520056">
          <text:deletion>
            <office:change-info>
              <dc:creator>Alicia Valdés Rapado</dc:creator>
              <dc:date>2019-03-30T15:07:00</dc:date>
            </office:change-info>
            <text:p text:style-name="P1"><text:span text:style-name="T3">risk of </text:span></text:p>
          </text:deletion>
        </text:changed-region>
        <text:changed-region xml:id="ct325518496" text:id="ct325518496">
          <text:insertion>
            <office:change-info>
              <dc:creator>Alicia Valdés Rapado</dc:creator>
              <dc:date>2019-03-30T15:07:00</dc:date>
            </office:change-info>
          </text:insertion>
        </text:changed-region>
        <text:changed-region xml:id="ct325530040" text:id="ct325530040">
          <text:deletion>
            <office:change-info>
              <dc:creator>Alicia Valdés Rapado</dc:creator>
              <dc:date>2019-03-30T15:07:00</dc:date>
            </office:change-info>
            <text:p text:style-name="P1"><text:span text:style-name="T3"><text:s/>decreases</text:span></text:p>
          </text:deletion>
        </text:changed-region>
        <text:changed-region xml:id="ct325520264" text:id="ct325520264">
          <text:insertion>
            <office:change-info>
              <dc:creator>Alicia Valdés Rapado</dc:creator>
              <dc:date>2019-03-30T15:07:00</dc:date>
            </office:change-info>
          </text:insertion>
        </text:changed-region>
        <text:changed-region xml:id="ct325530144" text:id="ct325530144">
          <text:deletion>
            <office:change-info>
              <dc:creator>Alicia Valdés Rapado</dc:creator>
              <dc:date>2019-03-30T15:07:00</dc:date>
            </office:change-info>
            <text:p text:style-name="P1"><text:span text:style-name="T3"><text:s/>of pollinators</text:span></text:p>
          </text:deletion>
        </text:changed-region>
        <text:changed-region xml:id="ct333711936" text:id="ct333711936">
          <text:deletion>
            <office:change-info>
              <dc:creator>Alicia Valdés Rapado</dc:creator>
              <dc:date>2019-03-30T14:05:00</dc:date>
            </office:change-info>
            <text:p text:style-name="P1"><text:span text:style-name="T3">6</text:span></text:p>
          </text:deletion>
        </text:changed-region>
        <text:changed-region xml:id="ct333709024" text:id="ct333709024">
          <text:insertion>
            <office:change-info>
              <dc:creator>Alicia Valdés Rapado</dc:creator>
              <dc:date>2019-03-30T14:05:00</dc:date>
            </office:change-info>
          </text:insertion>
        </text:changed-region>
        <text:changed-region xml:id="ct325519952" text:id="ct325519952">
          <text:deletion>
            <office:change-info>
              <dc:creator>Alicia Valdés Rapado</dc:creator>
              <dc:date>2019-03-30T15:09:00</dc:date>
            </office:change-info>
            <text:p text:style-name="P1"><text:span text:style-name="T3">the</text:span></text:p>
          </text:deletion>
        </text:changed-region>
        <text:changed-region xml:id="ct325519432" text:id="ct325519432">
          <text:insertion>
            <office:change-info>
              <dc:creator>Alicia Valdés Rapado</dc:creator>
              <dc:date>2019-03-30T15:09:00</dc:date>
            </office:change-info>
          </text:insertion>
        </text:changed-region>
        <text:changed-region xml:id="ct325523696" text:id="ct325523696">
          <text:deletion>
            <office:change-info>
              <dc:creator>Alicia Valdés Rapado</dc:creator>
              <dc:date>2019-03-30T15:09:00</dc:date>
            </office:change-info>
            <text:p text:style-name="P1"><text:span text:style-name="T3"><text:s/>of pollinators</text:span></text:p>
          </text:deletion>
        </text:changed-region>
        <text:changed-region xml:id="ct147038128" text:id="ct147038128">
          <text:insertion>
            <office:change-info>
              <dc:creator>Alicia Valdés Rapado</dc:creator>
              <dc:date>2019-03-20T16:32:00</dc:date>
            </office:change-info>
          </text:insertion>
        </text:changed-region>
        <text:changed-region xml:id="ct147036984" text:id="ct147036984">
          <text:insertion>
            <office:change-info>
              <dc:creator>Alicia Valdés Rapado</dc:creator>
              <dc:date>2019-03-20T16:32:00</dc:date>
            </office:change-info>
          </text:insertion>
        </text:changed-region>
        <text:changed-region xml:id="ct325521824" text:id="ct325521824">
          <text:deletion>
            <office:change-info>
              <dc:creator>Alicia Valdés Rapado</dc:creator>
              <dc:date>2019-03-30T15:09:00</dc:date>
            </office:change-info>
            <text:p text:style-name="P1"><text:span text:style-name="T17">acting </text:span></text:p>
          </text:deletion>
        </text:changed-region>
        <text:changed-region xml:id="ct325522864" text:id="ct325522864">
          <text:insertion>
            <office:change-info>
              <dc:creator>Alicia Valdés Rapado</dc:creator>
              <dc:date>2019-03-30T15:09:00</dc:date>
            </office:change-info>
          </text:insertion>
        </text:changed-region>
        <text:changed-region xml:id="ct325522344" text:id="ct325522344">
          <text:deletion>
            <office:change-info>
              <dc:creator>Alicia Valdés Rapado</dc:creator>
              <dc:date>2019-03-30T15:09:00</dc:date>
            </office:change-info>
            <text:p text:style-name="P1"><text:span text:style-name="T17"><text:s/>in climate</text:span></text:p>
          </text:deletion>
        </text:changed-region>
        <text:changed-region xml:id="ct325522760" text:id="ct325522760">
          <text:deletion>
            <office:change-info>
              <dc:creator>Alicia Valdés Rapado</dc:creator>
              <dc:date>2019-03-30T15:10:00</dc:date>
            </office:change-info>
            <text:p text:style-name="P1"><text:span text:style-name="T17">the </text:span></text:p>
          </text:deletion>
        </text:changed-region>
        <text:changed-region xml:id="ct147036048" text:id="ct147036048">
          <text:insertion>
            <office:change-info>
              <dc:creator>Alicia Valdés Rapado</dc:creator>
              <dc:date>2019-03-28T20:30:00</dc:date>
            </office:change-info>
          </text:insertion>
        </text:changed-region>
        <text:changed-region xml:id="ct147036152" text:id="ct147036152">
          <text:insertion>
            <office:change-info>
              <dc:creator>Alicia Valdés Rapado</dc:creator>
              <dc:date>2019-03-28T20:29:00</dc:date>
            </office:change-info>
          </text:insertion>
        </text:changed-region>
        <text:changed-region xml:id="ct147037088" text:id="ct147037088">
          <text:insertion>
            <office:change-info>
              <dc:creator>Alicia Valdés Rapado</dc:creator>
              <dc:date>2019-03-28T19:51:00</dc:date>
            </office:change-info>
          </text:insertion>
        </text:changed-region>
        <text:changed-region xml:id="ct147038336" text:id="ct147038336">
          <text:insertion>
            <office:change-info>
              <dc:creator>Alicia Valdés Rapado</dc:creator>
              <dc:date>2019-03-28T19:51:00</dc:date>
            </office:change-info>
          </text:insertion>
        </text:changed-region>
        <text:changed-region xml:id="ct147035528" text:id="ct147035528">
          <text:deletion>
            <office:change-info>
              <dc:creator>Alicia Valdés Rapado</dc:creator>
              <dc:date>2019-03-28T19:51:00</dc:date>
            </office:change-info>
            <text:p text:style-name="P6"/>
            <text:p text:style-name="P6"/>
          </text:deletion>
        </text:changed-region>
        <text:changed-region xml:id="ct147036256" text:id="ct147036256">
          <text:insertion>
            <office:change-info>
              <dc:creator>Alicia Valdés Rapado</dc:creator>
              <dc:date>2019-03-28T20:50:00</dc:date>
            </office:change-info>
          </text:insertion>
        </text:changed-region>
        <text:changed-region xml:id="ct147037816" text:id="ct147037816">
          <text:deletion>
            <office:change-info>
              <dc:creator>Alicia Valdés Rapado</dc:creator>
              <dc:date>2019-03-28T20:50:00</dc:date>
            </office:change-info>
            <text:p text:style-name="P7"><text:span text:style-name="T18">3</text:span></text:p>
          </text:deletion>
        </text:changed-region>
        <text:changed-region xml:id="ct147037920" text:id="ct147037920">
          <text:insertion>
            <office:change-info>
              <dc:creator>Alicia Valdés Rapado</dc:creator>
              <dc:date>2019-03-28T20:51:00</dc:date>
            </office:change-info>
          </text:insertion>
        </text:changed-region>
        <text:changed-region xml:id="ct147038024" text:id="ct147038024">
          <text:insertion>
            <office:change-info>
              <dc:creator>Alicia Valdés Rapado</dc:creator>
              <dc:date>2019-03-28T20:44:00</dc:date>
            </office:change-info>
          </text:insertion>
        </text:changed-region>
        <text:changed-region xml:id="ct147035112" text:id="ct147035112">
          <text:deletion>
            <office:change-info>
              <dc:creator>Alicia Valdés Rapado</dc:creator>
              <dc:date>2019-03-28T20:45:00</dc:date>
            </office:change-info>
            <text:p text:style-name="P7"><text:span text:style-name="T18">in</text:span></text:p>
          </text:deletion>
        </text:changed-region>
        <text:changed-region xml:id="ct147035632" text:id="ct147035632">
          <text:insertion>
            <office:change-info>
              <dc:creator>Alicia Valdés Rapado</dc:creator>
              <dc:date>2019-03-28T20:45:00</dc:date>
            </office:change-info>
          </text:insertion>
        </text:changed-region>
        <text:changed-region xml:id="ct147038648" text:id="ct147038648">
          <text:deletion>
            <office:change-info>
              <dc:creator>Alicia Valdés Rapado</dc:creator>
              <dc:date>2019-03-28T20:45:00</dc:date>
            </office:change-info>
            <text:p text:style-name="P7"><text:span text:style-name="T19"><text:s/></text:span></text:p>
          </text:deletion>
        </text:changed-region>
        <text:changed-region xml:id="ct147036360" text:id="ct147036360">
          <text:deletion>
            <office:change-info>
              <dc:creator>Alicia Valdés Rapado</dc:creator>
              <dc:date>2019-03-28T20:43:00</dc:date>
            </office:change-info>
            <text:p text:style-name="P7"><text:span text:style-name="T19">(A) </text:span></text:p>
          </text:deletion>
        </text:changed-region>
        <text:changed-region xml:id="ct147038440" text:id="ct147038440">
          <text:deletion>
            <office:change-info>
              <dc:creator>Alicia Valdés Rapado</dc:creator>
              <dc:date>2019-03-28T20:44:00</dc:date>
            </office:change-info>
            <text:p text:style-name="P7"><text:span text:style-name="T18">(B) </text:span></text:p>
          </text:deletion>
        </text:changed-region>
        <text:changed-region xml:id="ct147038856" text:id="ct147038856">
          <text:insertion>
            <office:change-info>
              <dc:creator>Alicia Valdés Rapado</dc:creator>
              <dc:date>2019-03-28T20:46:00</dc:date>
            </office:change-info>
          </text:insertion>
        </text:changed-region>
        <text:changed-region xml:id="ct147038752" text:id="ct147038752">
          <text:deletion>
            <office:change-info>
              <dc:creator>Alicia Valdés Rapado</dc:creator>
              <dc:date>2019-03-28T20:46:00</dc:date>
            </office:change-info>
            <text:p text:style-name="P7"><text:span text:style-name="T20">(A) </text:span></text:p>
          </text:deletion>
        </text:changed-region>
        <text:changed-region xml:id="ct147038960" text:id="ct147038960">
          <text:deletion>
            <office:change-info>
              <dc:creator>Alicia Valdés Rapado</dc:creator>
              <dc:date>2019-03-28T20:46:00</dc:date>
            </office:change-info>
            <text:p text:style-name="P7"><text:span text:style-name="T20">(B) </text:span></text:p>
          </text:deletion>
        </text:changed-region>
        <text:changed-region xml:id="ct147038544" text:id="ct147038544">
          <text:insertion>
            <office:change-info>
              <dc:creator>Alicia Valdés Rapado</dc:creator>
              <dc:date>2019-03-28T20:47:00</dc:date>
            </office:change-info>
          </text:insertion>
        </text:changed-region>
        <text:changed-region xml:id="ct147039064" text:id="ct147039064">
          <text:deletion>
            <office:change-info>
              <dc:creator>Alicia Valdés Rapado</dc:creator>
              <dc:date>2019-03-28T20:46:00</dc:date>
            </office:change-info>
            <text:p text:style-name="P7"><text:span text:style-name="T20">In (B)</text:span></text:p>
          </text:deletion>
        </text:changed-region>
        <text:changed-region xml:id="ct147195176" text:id="ct147195176">
          <text:insertion>
            <office:change-info>
              <dc:creator>Alicia Valdés Rapado</dc:creator>
              <dc:date>2019-03-28T20:46:00</dc:date>
            </office:change-info>
          </text:insertion>
        </text:changed-region>
        <text:changed-region xml:id="ct147195280" text:id="ct147195280">
          <text:insertion>
            <office:change-info>
              <dc:creator>Alicia Valdés Rapado</dc:creator>
              <dc:date>2019-03-28T20:32:00</dc:date>
            </office:change-info>
          </text:insertion>
        </text:changed-region>
        <text:changed-region xml:id="ct147195696" text:id="ct147195696">
          <text:deletion>
            <office:change-info>
              <dc:creator>Alicia Valdés Rapado</dc:creator>
              <dc:date>2019-03-28T20:47:00</dc:date>
            </office:change-info>
            <text:p text:style-name="P8"><text:span text:style-name="T21">Table 4: Phenotypic selection models testing for effects of yearly climate </text:span><text:span text:style-name="T22">on (A) total and (B) direct selection </text:span><text:span text:style-name="T21">on flowering time </text:span><text:span text:style-name="T23">in </text:span><text:span text:style-name="T24">Lathyrus vernus</text:span><text:span text:style-name="T23"> in 22 study years. Results are from linear mixed models including the interactions of first flowering date with climatic variables.</text:span></text:p>
          </text:deletion>
        </text:changed-region>
        <text:changed-region xml:id="ct147195384" text:id="ct147195384">
          <text:deletion>
            <office:change-info>
              <dc:creator>Alicia Valdés Rapado</dc:creator>
              <dc:date>2019-03-28T20:49:00</dc:date>
            </office:change-info>
            <text:p text:style-name="P8"><text:span text:style-name="T23"><text:s/>The included interactions were selected </text:span><text:span text:style-name="T22">because they had a significant effect in the averaged models resulting from model selection (see Table S5). </text:span></text:p>
          </text:deletion>
        </text:changed-region>
        <text:changed-region xml:id="ct147195488" text:id="ct147195488">
          <text:deletion>
            <office:change-info>
              <dc:creator>Alicia Valdés Rapado</dc:creator>
              <dc:date>2019-03-28T20:48:00</dc:date>
            </office:change-info>
            <text:p text:style-name="P8"><text:span text:style-name="T22"><office:annotation><dc:creator>Johan Ehrlén</dc:creator><dc:date>2019-01-24T12:06:00.39</dc:date><textooo:sender-initials>JE</textooo:sender-initials><text:p>Can this be explained more clearly?</text:p></office:annotation></text:span><text:span text:style-name="T22">In (B), all candidate models included number of flowers as a condition trait. </text:span><text:span text:style-name="T23">Fitness was estimated by the number of intact seeds. Traits were standardized and fitness relativized within years before analyses. Plant individual was included as a random effect.</text:span></text:p>
          </text:deletion>
        </text:changed-region>
        <text:changed-region xml:id="ct147195592" text:id="ct147195592">
          <text:deletion>
            <office:change-info>
              <dc:creator>Alicia Valdés Rapado</dc:creator>
              <dc:date>2019-03-28T20:49:00</dc:date>
            </office:change-info>
            <text:p text:style-name="P8"><text:span text:style-name="T23"/></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style-name="Tabla4.1">
                <table:table-cell table:style-name="Tabla4.A1" table:number-rows-spanned="2" office:value-type="string">
                  <text:p text:style-name="P13">Predictor variable</text:p>
                </table:table-cell>
                <table:table-cell table:style-name="Tabla4.B1" table:number-columns-spanned="3" office:value-type="string">
                  <text:p text:style-name="P51">(A) Total selection</text:p>
                </table:table-cell>
                <table:covered-table-cell/>
                <table:covered-table-cell/>
                <table:table-cell table:style-name="Tabla4.E1" office:value-type="string">
                  <text:p text:style-name="P51"/>
                </table:table-cell>
                <table:table-cell table:style-name="Tabla4.B1" table:number-columns-spanned="2" office:value-type="string">
                  <text:p text:style-name="P51">(B) Direct selection</text:p>
                </table:table-cell>
                <table:covered-table-cell/>
              </table:table-row>
              <table:table-row table:style-name="Tabla4.1">
                <table:covered-table-cell/>
                <table:table-cell table:style-name="Tabla4.B2" table:number-columns-spanned="2" office:value-type="string">
                  <text:p text:style-name="P54"><text:span text:style-name="T96"></text:span><text:span text:style-name="T79">2</text:span></text:p>
                </table:table-cell>
                <table:covered-table-cell/>
                <table:table-cell table:style-name="Tabla4.B2" office:value-type="string">
                  <text:p text:style-name="P51">Degrees</text:p>
                  <text:p text:style-name="P51">of freedom</text:p>
                </table:table-cell>
                <table:table-cell table:style-name="Tabla4.E1" office:value-type="string">
                  <text:p text:style-name="P51"/>
                </table:table-cell>
                <table:table-cell table:style-name="Tabla4.B2" table:number-columns-spanned="2" office:value-type="string">
                  <text:p text:style-name="P54"><text:span text:style-name="T96"></text:span><text:span text:style-name="T79">2</text:span></text:p>
                </table:table-cell>
                <table:covered-table-cell/>
              </table:table-row>
              <table:table-row table:style-name="Tabla4.3">
                <table:table-cell table:style-name="Tabla4.A3" office:value-type="string">
                  <text:p text:style-name="P49">First flowering date</text:p>
                </table:table-cell>
                <table:table-cell table:style-name="Tabla4.B3" office:value-type="string">
                  <text:p text:style-name="P65">110.44</text:p>
                </table:table-cell>
                <table:table-cell table:style-name="Tabla4.B3" office:value-type="string">
                  <text:p text:style-name="P49">***</text:p>
                </table:table-cell>
                <table:table-cell table:style-name="Tabla4.A3" office:value-type="string">
                  <text:p text:style-name="P51">1</text:p>
                </table:table-cell>
                <table:table-cell table:style-name="Tabla4.B3" office:value-type="string">
                  <text:p text:style-name="P51"/>
                </table:table-cell>
                <table:table-cell table:style-name="Tabla4.B3" office:value-type="string">
                  <text:p text:style-name="P65">33.93</text:p>
                </table:table-cell>
                <table:table-cell table:style-name="Tabla4.B3" office:value-type="string">
                  <text:p text:style-name="P49">***</text:p>
                </table:table-cell>
              </table:table-row>
              <table:table-row table:style-name="Tabla4.1">
                <table:table-cell table:style-name="Tabla4.A3" office:value-type="string">
                  <text:p text:style-name="P49">Number of flowers</text:p>
                </table:table-cell>
                <table:table-cell table:style-name="Tabla4.A3" office:value-type="string">
                  <text:p text:style-name="P66">-</text:p>
                </table:table-cell>
                <table:table-cell table:style-name="Tabla4.A3" office:value-type="string">
                  <text:p text:style-name="P49"/>
                </table:table-cell>
                <table:table-cell table:style-name="Tabla4.A3" office:value-type="string">
                  <text:p text:style-name="P51">-</text:p>
                </table:table-cell>
                <table:table-cell table:style-name="Tabla4.A3" office:value-type="string">
                  <text:p text:style-name="P51"/>
                </table:table-cell>
                <table:table-cell table:style-name="Tabla4.A3" office:value-type="string">
                  <text:p text:style-name="P65">65.55</text:p>
                </table:table-cell>
                <table:table-cell table:style-name="Tabla4.A3" office:value-type="string">
                  <text:p text:style-name="P49">***</text:p>
                </table:table-cell>
              </table:table-row>
              <table:table-row table:style-name="Tabla4.1">
                <table:table-cell table:style-name="Tabla4.A3" office:value-type="string">
                  <text:p text:style-name="P13">First flowering date : Precipitation March</text:p>
                </table:table-cell>
                <table:table-cell table:style-name="Tabla4.A3" office:value-type="string">
                  <text:p text:style-name="P65">12.48</text:p>
                </table:table-cell>
                <table:table-cell table:style-name="Tabla4.A3" office:value-type="string">
                  <text:p text:style-name="P49">***</text:p>
                </table:table-cell>
                <table:table-cell table:style-name="Tabla4.A3" office:value-type="string">
                  <text:p text:style-name="P51">1</text:p>
                </table:table-cell>
                <table:table-cell table:style-name="Tabla4.A3" office:value-type="string">
                  <text:p text:style-name="P51"/>
                </table:table-cell>
                <table:table-cell table:style-name="Tabla4.A3" office:value-type="string">
                  <text:p text:style-name="P65">14.80</text:p>
                </table:table-cell>
                <table:table-cell table:style-name="Tabla4.A3" office:value-type="string">
                  <text:p text:style-name="P49">***</text:p>
                </table:table-cell>
              </table:table-row>
              <table:table-row table:style-name="Tabla4.6">
                <table:table-cell table:style-name="Tabla4.A3" office:value-type="string">
                  <text:p text:style-name="P13">First flowering date : Precipitation April</text:p>
                </table:table-cell>
                <table:table-cell table:style-name="Tabla4.A3" office:value-type="string">
                  <text:p text:style-name="P65">3.48</text:p>
                </table:table-cell>
                <table:table-cell table:style-name="Tabla4.A3" office:value-type="string">
                  <text:p text:style-name="P49"/>
                </table:table-cell>
                <table:table-cell table:style-name="Tabla4.A3" office:value-type="string">
                  <text:p text:style-name="P51">1</text:p>
                </table:table-cell>
                <table:table-cell table:style-name="Tabla4.A3" office:value-type="string">
                  <text:p text:style-name="P51"/>
                </table:table-cell>
                <table:table-cell table:style-name="Tabla4.A3" office:value-type="string">
                  <text:p text:style-name="P65">3.83</text:p>
                </table:table-cell>
                <table:table-cell table:style-name="Tabla4.A3" office:value-type="string">
                  <text:p text:style-name="P49"/>
                </table:table-cell>
              </table:table-row>
              <table:table-row table:style-name="Tabla4.1">
                <table:table-cell table:style-name="Tabla4.A7" office:value-type="string">
                  <text:p text:style-name="P13">First flowering date : Min April</text:p>
                </table:table-cell>
                <table:table-cell table:style-name="Tabla4.A7" office:value-type="string">
                  <text:p text:style-name="P65">10.732</text:p>
                </table:table-cell>
                <table:table-cell table:style-name="Tabla4.A7" office:value-type="string">
                  <text:p text:style-name="P49">**</text:p>
                </table:table-cell>
                <table:table-cell table:style-name="Tabla4.A7" office:value-type="string">
                  <text:p text:style-name="P51">1</text:p>
                </table:table-cell>
                <table:table-cell table:style-name="Tabla4.A7" office:value-type="string">
                  <text:p text:style-name="P51"/>
                </table:table-cell>
                <table:table-cell table:style-name="Tabla4.A7" office:value-type="string">
                  <text:p text:style-name="P65">9.90</text:p>
                </table:table-cell>
                <table:table-cell table:style-name="Tabla4.A7" office:value-type="string">
                  <text:p text:style-name="P49">**</text:p>
                </table:table-cell>
              </table:table-row>
            </table:table>
            <text:p text:style-name="P9">***P &lt; 0.001; **P &lt; 0.01; *P &lt; 0.05</text:p>
            <text:p text:style-name="P8"><text:span text:style-name="T23"/></text:p>
          </text:deletion>
        </text:changed-region>
        <text:changed-region xml:id="ct147194968" text:id="ct147194968">
          <text:insertion>
            <office:change-info>
              <dc:creator>Alicia Valdés Rapado</dc:creator>
              <dc:date>2019-03-28T20:12:00</dc:date>
            </office:change-info>
          </text:insertion>
        </text:changed-region>
        <text:changed-region xml:id="ct147191848" text:id="ct147191848">
          <text:insertion>
            <office:change-info>
              <dc:creator>Alicia Valdés Rapado</dc:creator>
              <dc:date>2019-03-28T20:58:00</dc:date>
            </office:change-info>
          </text:insertion>
        </text:changed-region>
        <text:changed-region xml:id="ct147191744" text:id="ct147191744">
          <text:insertion>
            <office:change-info>
              <dc:creator>Alicia Valdés Rapado</dc:creator>
              <dc:date>2019-03-28T20:57:00</dc:date>
            </office:change-info>
          </text:insertion>
        </text:changed-region>
        <text:changed-region xml:id="ct147193200" text:id="ct147193200">
          <text:insertion>
            <office:change-info>
              <dc:creator>Alicia Valdés Rapado</dc:creator>
              <dc:date>2019-03-28T20:59:00</dc:date>
            </office:change-info>
          </text:insertion>
        </text:changed-region>
        <text:changed-region xml:id="ct147192368" text:id="ct147192368">
          <text:deletion>
            <office:change-info>
              <dc:creator>Alicia Valdés Rapado</dc:creator>
              <dc:date>2019-03-28T20:59:00</dc:date>
            </office:change-info>
            <text:p text:style-name="P1"><text:span text:style-name="T3">(A) </text:span></text:p>
          </text:deletion>
        </text:changed-region>
        <text:changed-region xml:id="ct147192784" text:id="ct147192784">
          <text:deletion>
            <office:change-info>
              <dc:creator>Alicia Valdés Rapado</dc:creator>
              <dc:date>2019-03-28T20:59:00</dc:date>
            </office:change-info>
            <text:p text:style-name="P1"><text:span text:style-name="T3"><text:s/>(B)</text:span></text:p>
          </text:deletion>
        </text:changed-region>
        <text:changed-region xml:id="ct147193824" text:id="ct147193824">
          <text:insertion>
            <office:change-info>
              <dc:creator>Alicia Valdés Rapado</dc:creator>
              <dc:date>2019-03-28T20:59:00</dc:date>
            </office:change-info>
          </text:insertion>
        </text:changed-region>
        <text:changed-region xml:id="ct147194552" text:id="ct147194552">
          <text:deletion>
            <office:change-info>
              <dc:creator>Alicia Valdés Rapado</dc:creator>
              <dc:date>2019-03-28T20:57:00</dc:date>
            </office:change-info>
            <text:p text:style-name="P1"><text:span text:style-name="T3"/></text:p>
            <text:p text:style-name="P1"><text:span text:style-name="T3"/></text:p>
          </text:deletion>
        </text:changed-region>
        <text:changed-region xml:id="ct147192472" text:id="ct147192472">
          <text:deletion>
            <office:change-info>
              <dc:creator>Alicia Valdés Rapado</dc:creator>
              <dc:date>2019-03-28T20:59:00</dc:date>
            </office:change-info>
            <text:p text:style-name="P1"><text:span text:style-name="T3">Figure 4: Relationship among the duration of the flowering season, measured as the number of days between the start and the end of the season, and mean daily temperature in April. The line represents a linear model fit.</text:span></text:p>
          </text:deletion>
        </text:changed-region>
        <text:changed-region xml:id="ct333707776" text:id="ct333707776">
          <text:deletion>
            <office:change-info>
              <dc:creator>Alicia Valdés Rapado</dc:creator>
              <dc:date>2019-03-30T13:57:00</dc:date>
            </office:change-info>
            <text:p text:style-name="P1"><text:span text:style-name="T3">Figure 5: Partial regression plots (i.e. added variable plots) calculated from models in Table 2 showing the independent effects of maximum daily temperature in April (A), minimum daily temperature in May (B), sum of precipitation in March (C) and April (D) on fitness, measured as the number of intact seeds. Linear model fit lines and confidence intervals are shown.</text:span></text:p>
          </text:deletion>
        </text:changed-region>
        <text:changed-region xml:id="ct147194032" text:id="ct147194032">
          <text:deletion>
            <office:change-info>
              <dc:creator>Alicia Valdés Rapado</dc:creator>
              <dc:date>2019-03-28T21:01:00</dc:date>
            </office:change-info>
            <text:p text:style-name="P1"><text:span text:style-name="T3">6</text:span></text:p>
          </text:deletion>
        </text:changed-region>
        <text:changed-region xml:id="ct147192576" text:id="ct147192576">
          <text:insertion>
            <office:change-info>
              <dc:creator>Alicia Valdés Rapado</dc:creator>
              <dc:date>2019-03-28T21: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ITLE:</text:p>
      <text:p text:style-name="P4">Climate influences among-year variation in natural selection on flowering time <text:change-start text:change-id="ct333707360"/>in a perennial herb?<text:change-end text:change-id="ct333707360"/></text:p>
      <text:p text:style-name="P1"><text:span text:style-name="T40">Ehrlén, Johan</text:span><text:span text:style-name="Strong_20_Emphasis"><text:span text:style-name="T43">*</text:span></text:span><text:span text:style-name="Strong_20_Emphasis"><text:span text:style-name="T81">, a, b</text:span></text:span><text:span text:style-name="T40"> and Valdés, Alicia*</text:span><text:span text:style-name="Strong_20_Emphasis"><text:span text:style-name="T83">, a, b</text:span></text:span></text:p>
      <text:p text:style-name="P1"><text:span text:style-name="T82">a</text:span><text:span text:style-name="T1"> </text:span><text:span text:style-name="T40">Department of Ecology, Environment and Plant Sciences, Stockholm University, SE-106 91 Stockholm, Sweden</text:span></text:p>
      <text:p text:style-name="P46"><text:span text:style-name="T82">b</text:span><text:span text:style-name="T1"> Bolin Centre of Climate Research, Stockholm University, Stockholm, Sweden</text:span></text:p>
      <text:p text:style-name="P47">*These authors contributed equally to the work</text:p>
      <text:p text:style-name="P48">Short running title: Climate influences selection on phenology</text:p>
      <text:p text:style-name="P1"><text:span text:style-name="T1">Keywords: phenology, climate, phenotypic selection, phenotypic plasticity, timing of reproduction, </text:span><text:span text:style-name="T57">Lathyrus vernus</text:span><text:span text:style-name="T17">, selection gradients</text:span></text:p>
      <text:p text:style-name="P25">Type of article: Letter</text:p>
      <text:p text:style-name="P25">Number of words in the abstract: 150</text:p>
      <text:p text:style-name="P1"><office:annotation office:name="__Annotation__36_1169870183"><dc:creator>ehrlen</dc:creator><dc:date>2019-01-16T16:58:00.43</dc:date><textooo:sender-initials>ehrlen</textooo:sender-initials><text:p>I started to reduce the number of words but it surely can be slimmed further</text:p></office:annotation><office:annotation office:name="__Annotation__34_1169870183"><dc:creator>Alicia Valdés Rapado</dc:creator><dc:date>2018-12-19T13:40:00.44</dc:date><textooo:sender-initials>Alicia Va</textooo:sender-initials><text:p><text:span text:style-name="T107">Excluding abstract, acknowledgements, references, table and figure legends.</text:span></text:p><text:p><text:span text:style-name="T107">Max. Is 5000 words</text:span></text:p></office:annotation><text:span text:style-name="T1">Number of words in the main text</text:span><office:annotation-end office:name="__Annotation__34_1169870183"/><office:annotation-end office:name="__Annotation__36_1169870183"/><text:change-start text:change-id="ct333733360"/><office:annotation><dc:creator>Alicia Valdés Rapado</dc:creator><dc:date>2019-03-30T15:12:05.73</dc:date><text:p text:style-name="P73"><text:span text:style-name="T102">Respuesta a ehrlen (01/16/2019, 16:58): "..."</text:span></text:p><text:p><text:span text:style-name="T103">I tried reducing a bit more and it is now under 5000 words</text:span></text:p></office:annotation><text:change-end text:change-id="ct333733360"/><text:span text:style-name="T1">: </text:span><text:change text:change-id="ct333769136"/><text:change-start text:change-id="ct333769552"/><text:span text:style-name="T1">4988</text:span><text:change-end text:change-id="ct333769552"/></text:p>
      <text:p text:style-name="P1"><office:annotation office:name="__Annotation__43_1169870183"><dc:creator>Johan Ehrlén</dc:creator><dc:date>2019-01-28T15:11:00.45</dc:date><textooo:sender-initials>JE</textooo:sender-initials><text:p>Is there a maximum number allowed in Ecology letters?</text:p></office:annotation><text:span text:style-name="T1">Number of references</text:span><office:annotation-end office:name="__Annotation__43_1169870183"/><office:annotation><dc:creator>Alicia Valdés Rapado</dc:creator><dc:date>2019-03-20T13:58:36.48</dc:date><text:p text:style-name="P74"><text:span text:style-name="T106">Respuesta a Johan Ehrlén (01/28/2019, 15:11): "..."</text:span></text:p><text:p><text:span text:style-name="T103">I did not find it in the instructions for authors</text:span></text:p></office:annotation><text:span text:style-name="T1">: 6</text:span><text:change text:change-id="ct325510384"/><text:change-start text:change-id="ct325511112"/><text:span text:style-name="T1">5</text:span><text:change-end text:change-id="ct325511112"/></text:p>
      <text:p text:style-name="P1"><text:span text:style-name="T1">Number of figures: </text:span><text:change text:change-id="ct333711832"/><text:change-start text:change-id="ct333709336"/><text:span text:style-name="T1">4</text:span><text:change-end text:change-id="ct333709336"/></text:p>
      <text:p text:style-name="P2">Number of tables: <text:change-start text:change-id="ct333711416"/>2<text:change-end text:change-id="ct333711416"/><text:change text:change-id="ct333711000"/></text:p>
      <text:p text:style-name="P18">Corresponding author: johan.ehrlen@su.se</text:p>
      <text:p text:style-name="P25">Statement of authorship: JE conceived the study. JE and AV designed the research. JE collected the data. AV analysed the data with inputs from JE. AV and JE wrote the manuscript.</text:p>
      <text:p text:style-name="P4">Data accessibility statement: Should the manuscript be accepted, the data supporting the results will be archived in an appropriate public repository and the data DOI will be included at the end of the article.</text:p>
      <text:p text:style-name="P4"/>
      <text:p text:style-name="P30">ABSTRACT</text:p>
      <text:p text:style-name="P1"><text:span text:style-name="T3">Climate change may result in both immediate plastic responses of life history traits, and altered selection on these traits. We used data from 22 flowering seasons to examine how </text:span><text:span text:style-name="T6">climate influences flowering phenology and phenotypic selection on phenology</text:span><text:span text:style-name="T3"> in</text:span><text:span text:style-name="T6"> </text:span><text:span text:style-name="T3">the perennial herb </text:span><text:span text:style-name="T7">Lathyrus vernus</text:span><text:span text:style-name="T6">. Plants flowered earlier in springs with higher temperatures and higher precipitation. Selection favored early flowering in nearly all years, but selection strength differed among years. Climatic variables explained most of this among-year variation in selection, early flowering being more advantageous in springs with higher temperatures and lower precipitation. Our results show that climate both induces plastic responses and influences natural selection on phenology, and that effects show both co-gradient patterns, as for spring temperature, and counter-gradient patterns, as for precipitation. To</text:span><text:span text:style-name="T17"> predict long-term responses of phenology to climate change, both immediate effects on trait expression and evolutionary responses to climate-induced changes in selection will be important.</text:span></text:p>
      <text:p text:style-name="P4"/>
      <text:p text:style-name="P30">INTRODUCTION</text:p>
      <text:p text:style-name="P1"><text:span text:style-name="T3">Climate change is rapidly altering the environmental conditions experienced by organisms (Diffenbaugh &amp; Field 2013; IPCC 2014</text:span><text:span text:style-name="T2">)</text:span><text:change text:change-id="ct325513816"/><text:change-start text:change-id="ct325511840"/><text:span text:style-name="T3">,</text:span><text:change-end text:change-id="ct325511840"/><text:span text:style-name="T3"> likely </text:span><text:change text:change-id="ct325512464"/><text:span text:style-name="T3">result</text:span><text:change-start text:change-id="ct325514024"/><text:span text:style-name="T3">ing</text:span><text:change-end text:change-id="ct325514024"/><text:span text:style-name="T3"> in both immediate plastic responses of individual organisms and altered evolutionary trajectories of populations. Responses to climatic variation often involve changes in phenology, i.e. in the timing of life cycle events </text:span><text:span text:style-name="T2">(Visser &amp; Both 2005; Cleland </text:span><text:span text:style-name="T30">et al.</text:span><text:span text:style-name="T2"> 2007; Charmantier &amp; Gienapp 2014).</text:span><text:span text:style-name="T3"> In seasonal environments, timing is crucial for survival, and phenological changes constitute the main way in which organisms can modify their interactions with the abiotic </text:span><text:change-start text:change-id="ct325511944"/><text:span text:style-name="T3">and biotic </text:span><text:change-end text:change-id="ct325511944"/><text:span text:style-name="T3">environment</text:span><text:change text:change-id="ct325512568"/><text:span text:style-name="T3">. Short-term plastic responses to climatic variation, e.g. earlier development </text:span><text:change text:change-id="ct325513920"/><text:change-start text:change-id="ct325514128"/><text:span text:style-name="T3">with</text:span><text:change-end text:change-id="ct325514128"/><text:span text:style-name="T3"> increasing temperatures, have been documented for many species (Charmantier </text:span><text:span text:style-name="T5">et al.</text:span><text:span text:style-name="T3"> 2008; Anderson </text:span><text:span text:style-name="T5">et al.</text:span><text:span text:style-name="T3"> 2012; CaraDonna </text:span><text:span text:style-name="T5">et al.</text:span><text:span text:style-name="T3"> 2014)</text:span><text:span text:style-name="T2">.</text:span><text:span text:style-name="T3"> However we know much less about how variation in environmental factors and climate influences natural selection on timing (Chevin </text:span><text:span text:style-name="T5">et al.</text:span><text:span text:style-name="T3"> 2010; MacColl 2011; Visser </text:span><text:span text:style-name="T5">et al.</text:span><text:span text:style-name="T3"> 2015; Siepielski </text:span><text:span text:style-name="T5">et al.</text:span><text:span text:style-name="T3"> 2017; Marrot </text:span><text:span text:style-name="T5">et al.</text:span><text:span text:style-name="T3"> 2018). A</text:span><text:span text:style-name="T6"> few </text:span><text:span text:style-name="T4">studies have identified climatic factors as important drivers of temporal variation in selection on timing of reproduction in animals (Réale </text:span><text:span text:style-name="T32">et al.</text:span><text:span text:style-name="T4"> 2003; Visser </text:span><text:span text:style-name="T32">et al.</text:span><text:span text:style-name="T4"> 2015; Marrot </text:span><text:span text:style-name="T32">et al.</text:span><text:span text:style-name="T4"> 2018), but </text:span><text:change text:change-id="ct325512984"/><text:change-start text:change-id="ct325512672"/><text:span text:style-name="T4">climatic</text:span><text:change-end text:change-id="ct325512672"/><text:span text:style-name="T4"> effects </text:span><text:change text:change-id="ct325512256"/><text:span text:style-name="T4">on selection on flowering phenology in plants remain largely unexplored.</text:span></text:p>
      <text:p text:style-name="P1"><text:span text:style-name="T90"><text:tab/></text:span><text:span text:style-name="T3">The phenotypic expression of many traits depends on environmental factors</text:span><text:span text:style-name="T77"> (e.g. Via 1993; Via </text:span><text:span text:style-name="T78">et al.</text:span><text:span text:style-name="T77"> 1995)</text:span><text:span text:style-name="T76">. </text:span><text:span text:style-name="T3">For organisms in temperate seasonal environments, we expect higher spring temperatures and earlier snowmelt to be associated with plastic responses, in terms of earlier phenology </text:span><text:span text:style-name="T2">(Charmantier </text:span><text:span text:style-name="T30">et al.</text:span><text:span text:style-name="T2"> 2008; Thomson 2010; Anderson </text:span><text:span text:style-name="T27">et al</text:span><text:span text:style-name="T2">. 2012; Wadgymar </text:span><text:span text:style-name="T30">et al.</text:span><text:span text:style-name="T2"> 2018)</text:span>.<text:span text:style-name="T3"> However, it is less clear how we should expect climate change to influence the direction and intensity of natural selection on timing. It has been argued that global warming is expected to influence selection on timing because of observed increasing phenotypic mismatches between adaptive optima and phenotypic means with increased temperatures (e.g. </text:span><text:change text:change-id="ct146726240"/><text:change-start text:change-id="ct146728008"/><text:soft-page-break/><text:span text:style-name="T3">Visser et al. 1998, 2006; Gienapp et al. 2008; Marrot et al. 2018</text:span><text:change-end text:change-id="ct146728008"/><text:span text:style-name="T3">)</text:span><text:span text:style-name="T44">. </text:span><text:span text:style-name="T4">However, the direction of the selection induced by </text:span><text:change-start text:change-id="ct325514232"/><text:span text:style-name="T4">temperature </text:span><text:change-end text:change-id="ct325514232"/><text:span text:style-name="T4">increases</text:span><text:change text:change-id="ct325512880"/><text:span text:style-name="T4"> will depend on how strong plastic responses are compared with changes in the optimal phenology.</text:span><text:span text:style-name="T44"> </text:span>If higher temperatures favor a stronger response of phenology to temperature, then we should expect selection for earlier phenology to be stronger at higher temperatures, when <text:change text:change-id="ct325513192"/>mean phenology is early (i.e. selecting for a co-gradient response, cf. Conover &amp; Schultz 1995; Conover <text:span text:style-name="T89">et al.</text:span> 2009). On the other hand, if higher temperatures favor a weaker response, we should expect selection for earlier phenology to be stronger at lower temperatures when <text:change text:change-id="ct325512048"/>mean phenology is late (i.e. selecting for a counter-gradient response).</text:p>
      <text:p text:style-name="P1"><text:span text:style-name="T3"><text:tab/>In order to explore the effects of climatic variation on both the expression of phenological traits and natural selection on these traits, we need replicated estimates of the relationships between climate and phenotypic traits (i.e. phenotypic plasticity), and between climate and the trait-fitness covariance (i.e. phenotypic selection). </text:span><text:change text:change-id="ct325513296"/><text:change-start text:change-id="ct325514648"/><text:span text:style-name="T3">Despite</text:span><text:change-end text:change-id="ct325514648"/><text:span text:style-name="T3"> the fundamental importance of temporal variation in selection</text:span><text:span text:style-name="T6">, few long-term assessments on selection on plant traits exist (Siepielski </text:span><text:span text:style-name="T33">et al.</text:span><text:span text:style-name="T6"> 2017)</text:span><text:span text:style-name="T2">,</text:span><text:span text:style-name="T6"> the longest spanning 10-11 years </text:span><text:span text:style-name="T2">(Campbell &amp; Powers 2015; Thomann </text:span><text:span text:style-name="T30">et al.</text:span><text:span text:style-name="T2"> 2018).</text:span><text:span text:style-name="T6"> </text:span><text:span text:style-name="T3">Here</text:span><text:span text:style-name="T6">, we examined the effects of climatic variation in flowering phenology</text:span><text:change text:change-id="ct325513400"/><text:change-start text:change-id="ct325512152"/><text:span text:style-name="T6"> and</text:span><text:change-end text:change-id="ct325512152"/><text:span text:style-name="T6"> on phenotypic selection on phenology over 22 years, using information from permanently marked individuals in a natural population of the long-lived spring-flowering understory herb </text:span><text:span text:style-name="T33">Lathyrus vernus</text:span><text:span text:style-name="T6">. This species often occurs in the understory of deciduous forests, where availability of light is high during spring, but rapidly decreases when canopy closes in early summer. </text:span><text:change text:change-id="ct325517144"/><text:change-start text:change-id="ct328954040"/><text:span text:style-name="T6"><office:annotation office:name="__Annotation__3366_45093186"><dc:creator>Alicia Valdés Rapado</dc:creator><dc:date>2019-03-30T14:40:47.21</dc:date><text:p text:style-name="P73"><text:span text:style-name="T104">This is already said in methods, and I think itfits better there</text:span></text:p></office:annotation></text:span><office:annotation-end office:name="__Annotation__3366_45093186"/><text:change-end text:change-id="ct328954040"/>We addressed the following questions: (1) Does flowering time vary among years in response to climatic conditions during spring?, (2) Does the direction and strength of phenotypic selection on flowering time vary among years?, and (3) If so, is variation in phenotypic selection among years related to spring climate?</text:p>
      <text:p text:style-name="P1"/>
      <text:p text:style-name="P4">MATERIALS AND METHODS</text:p>
      <text:p text:style-name="P17">Study system</text:p>
      <text:p text:style-name="P1"><text:span text:style-name="T3">The study was carried out in a population of </text:span><text:span text:style-name="T7">Lathyrus vernus</text:span><text:span text:style-name="T3"> in a deciduous forest in the Tullgarn area, SE Sweden (58.9496 N, 17.6097 E), during </text:span><text:change text:change-id="ct325513088"/><text:span text:style-name="T3">1987 – 1996 and 2006 – 2017. Individuals of this long-lived species grow fairly slow, have high annual survival rates and </text:span><text:span text:style-name="T2">lack organs for vegetative spread. They flower only after several</text:span><text:span text:style-name="T3"> years of vegetative growth</text:span><text:span text:style-name="T2"> and frequently skip flowering in some years</text:span><text:span text:style-name="T3">. </text:span><text:span text:style-name="T2">Growth of shoots is determinate and the number of flowers is determined in the previous year (Ehrlén &amp; Van Groenendael 2001). One or several erect shoots emerge from the over-wintering rhizome in April every year (Ehrlen 1995). Flowering starts about 4 weeks later (Sola &amp; Ehrlén 2007), before the canopy develops in early June and light availability decreases to very low levels. Late frosts can damage flower buds on developing shoots in some years, but </text:span><text:change-start text:change-id="ct325513712"/><text:span text:style-name="T2">there is no </text:span><text:change-end text:change-id="ct325513712"/><text:span text:style-name="T2">water deficit</text:span><text:change text:change-id="ct325511424"/><text:span text:style-name="T2"> during spring-early summer (J. Ehrlén pers. obs.). </text:span><text:span text:style-name="T3">Flower number</text:span><text:change text:change-id="ct325511736"/><text:span text:style-name="T3"> </text:span><text:change-start text:change-id="ct325514544"/><text:span text:style-name="T3">(</text:span><text:change-end text:change-id="ct325514544"/><text:span text:style-name="T3">usually</text:span><text:change text:change-id="ct325511528"/><text:span text:style-name="T3">5</text:span><text:change text:change-id="ct328974008"/><text:change-start text:change-id="ct328974216"/><text:span text:style-name="T3"> – </text:span><text:change-end text:change-id="ct328974216"/><text:span text:style-name="T3">30</text:span><text:change text:change-id="ct328976296"/><text:change-start text:change-id="ct328973800"/><text:span text:style-name="T3">)</text:span><text:change-end text:change-id="ct328973800"/><text:span text:style-name="T3"> is closely correlated with aboveground biomass and plant resource state </text:span><text:span text:style-name="T2">(Sola &amp; Ehrlén 2007)</text:span><text:span text:style-name="T3">. </text:span><text:span text:style-name="T2">Flowering is acropetally sequential within shoots, starting with the basal flower in the basal raceme. The</text:span><text:change-start text:change-id="ct328974944"/><text:span text:style-name="T2"> large</text:span><text:change-end text:change-id="ct328974944"/><text:span text:style-name="T2"> flowers are </text:span><text:change text:change-id="ct328975672"/><text:span text:style-name="T2">pollinated by bumblebees </text:span><text:span text:style-name="T3">(</text:span><text:span text:style-name="T5">Bombus</text:span><text:span text:style-name="T3"> spp.)</text:span><text:span text:style-name="T2">. </text:span><text:span text:style-name="T27">Lathyrus</text:span><text:span text:style-name="T5"> vernus</text:span><text:span text:style-name="T3"> is self-compatible, but lacks mechanisms for self-pollination (J. Ehrlén, unpubl. data)</text:span><text:span text:style-name="T2">.</text:span><text:span text:style-name="T40"> </text:span><text:span text:style-name="T6">Timing of flowering is correlated with differences in fruit set, and this pattern might be influenced by differences in both resource and pollen availability (Ehrlen </text:span><text:span text:style-name="T2">1992)</text:span><text:span text:style-name="T6">. </text:span><text:span text:style-name="T2">Individuals produce a small number of relatively large seeds and recruitment from seeds is frequent (Ehrlén &amp; Eriksson 1996). Developing seeds are often damaged by the pre-dispersal seed predator </text:span><text:span text:style-name="T27">Bruchus</text:span><text:soft-page-break/><text:span text:style-name="T27"> atomarius</text:span><text:span text:style-name="T2">. </text:span><text:span text:style-name="T41">Grazing by roe deer </text:span><text:span text:style-name="T34">(Capreolus capreolus</text:span><text:span text:style-name="T41">) sometimes removes entire flowering shoots, and e</text:span><text:span text:style-name="T6">arly-flowering individuals are more often grazed than late-flowering </text:span><text:span text:style-name="T2">(Ehrlén &amp; Münzbergová 2009)</text:span><text:span text:style-name="T6">. </text:span><text:change text:change-id="ct325517040"/><text:change-start text:change-id="ct325516520"/><text:span text:style-name="T2">T</text:span><text:change-end text:change-id="ct325516520"/><text:span text:style-name="T2">here is heritable variation in flowering time among populations of </text:span><text:span text:style-name="T30">L. vernus </text:span><text:span text:style-name="T2">(Widén &amp; Schiemann 2003)</text:span><text:span text:style-name="T3">. </text:span><text:span text:style-name="T40"><text:s/></text:span></text:p>
      <text:p text:style-name="P1"><text:span text:style-name="T40"><text:tab/></text:span><text:span text:style-name="T3">The average conditional life span of flowering individuals has been estimated to 44.3 years </text:span><text:span text:style-name="T2">(Ehrlén &amp; Lehtilä 2002).</text:span><text:span text:style-name="T3"> The long life span </text:span><text:change text:change-id="ct325517872"/><text:span text:style-name="T3">and </text:span><text:change text:change-id="ct325517248"/><text:change-start text:change-id="ct325515376"/><text:span text:style-name="T3">the</text:span><text:change-end text:change-id="ct325515376"/><text:span text:style-name="T3"> observed low turnover of individuals in the study population means that, </text:span><text:change text:change-id="ct325516728"/><text:change-start text:change-id="ct325514960"/><text:span text:style-name="T3">despite</text:span><text:change-end text:change-id="ct325514960"/><text:span text:style-name="T3"> the long duration of this study, </text:span><text:change-start text:change-id="ct325515896"/><text:span text:style-name="T3">among-year </text:span><text:change-end text:change-id="ct325515896"/><text:span text:style-name="T3">observed variation in trait distributions</text:span><text:change text:change-id="ct325515480"/><text:span text:style-name="T3"> mainly</text:span><text:change text:change-id="ct325516624"/><text:span text:style-name="T3"> result</text:span><text:change-start text:change-id="ct325517976"/><text:span text:style-name="T3">s</text:span><text:change-end text:change-id="ct325517976"/><text:span text:style-name="T3"> </text:span><text:change text:change-id="ct325515064"/><text:change-start text:change-id="ct325515792"/><text:span text:style-name="T3">from</text:span><text:change-end text:change-id="ct325515792"/><text:span text:style-name="T3"> phenotypic plasticity, while changes in the genetic structure of the population are of minor importance.</text:span></text:p>
      <text:p text:style-name="P17">Data collection</text:p>
      <text:p text:style-name="P1"><text:span text:style-name="T3">Data was collected in 22 years, 1987 - 1996 and 2006 - 2017. In 1987, all flowering individuals in an area of 825 m</text:span><text:span text:style-name="T80">2</text:span><text:span text:style-name="T3"> were permanently marked</text:span><text:change text:change-id="ct325517768"/><text:span text:style-name="T3"> and surveyed in each year to 1996. New flowering individuals in the plot were marked and included in the study in each year. No recordings were made from 1997 to 2005, and markings were not maintained. In 2006, a new set of individuals in an area of 162 m</text:span><text:span text:style-name="T80">2</text:span><text:span text:style-name="T3"> within the same population were marked, and surveyed in the same way as the initially marked individuals to 2017. One set of </text:span><text:change text:change-id="ct146725200"/><text:change-start text:change-id="ct146727072"/><text:span text:style-name="T3">606</text:span><text:change-end text:change-id="ct146727072"/><text:span text:style-name="T3"> individuals was thus followed during </text:span><text:change text:change-id="ct325515584"/><text:span text:style-name="T3">1987 - 1996, and a second set of </text:span><text:change text:change-id="ct146726344"/><text:change-start text:change-id="ct146724888"/><text:span text:style-name="T3">228</text:span><text:change-end text:change-id="ct146724888"/><text:span text:style-name="T3"> individuals was followed 2006 - 2017. In total, our data set included 2411 flowering events. The identity of individuals marked as flowering in one year was checked in each of the following years, to keep track of individuals flowering only in some study years. Field recordings in each season started when shoots initiated growth in April and were continued every fifth day until the last plant had finished flowering. At all visits, we recorded the number of buds, open flowers, scars from aborted flowers</text:span><text:soft-page-break/><text:span text:style-name="T3"> and fruits. At each visit up to opening of the first flower, we recorded also the size and developmental stage of the most advanced bud in all</text:span><text:span text:style-name="T2"> individuals, </text:span><text:span text:style-name="T3">and assigned it to one of four size categories: small, medium, large or very large. At each visit, we also recorded if one or several shoots had been grazed. At the time of fruit maturation, we measured vegetative size and recorded the number of mature fruits, the number of intact seeds and the number of seeds damaged by pre-dispersal seed predators in each individual. To estimate vegetative size, we measured the height and diameter of all shoots</text:span><text:span text:style-name="T2">, calculated the volume of each shoot as π </text:span><text:span text:style-name="T3">×</text:span><text:span text:style-name="T2"> (diameter / 2)</text:span><text:span text:style-name="T79">2</text:span><text:span text:style-name="T2"> </text:span><text:span text:style-name="T3">×</text:span><text:span text:style-name="T2"> height, and summed the volumes of all shoots of an individual (see Appendix S1 for details). </text:span><text:span text:style-name="T3">Fruits that had not yet opened at the time of recording were examined directly in the field. The number of seeds was counted and pre-dispersal seed predation was identified by the presence of larval entrance holes in a seed. Fruits that had opened prior to the recording were brought to the lab where the number of intact and preyed seeds was estimated based on the number of placentas and larval entrance holes (see Appendix S1 for details). The total number of intact seeds produced by an individual was used as an estimate of fitness.</text:span></text:p>
      <text:p text:style-name="P1"><text:span text:style-name="T3"><text:s/><text:tab/></text:span><text:span text:style-name="T2">We used f</text:span><text:span text:style-name="T3">irst flowering day (FFD), i.e. the day of year when the first flower was fully unfolded with the banner petal folded upwards, as an estimate of flowering phenology of individuals. Information about the presence or absence of open flowers from each visit allowed us to determine during which 5-day interval an individual had started </text:span><text:change text:change-id="ct325515688"/><text:span text:style-name="T3">flower</text:span><text:change-start text:change-id="ct325516104"/><text:span text:style-name="T3">ing</text:span><text:change-end text:change-id="ct325516104"/><text:span text:style-name="T3">. To estimate the most likely date within this interval at which the first flower opened, we used information about the developmental stage of the most developed bud at the beginning of this 5-day interval, and the number of open flowers at the end of the interval (see </text:span><office:annotation office:name="__Annotation__716_1169870183"><dc:creator>Johan Ehrlén</dc:creator><dc:date>2019-01-31T09:02:00.51</dc:date><textooo:sender-initials>JE</textooo:sender-initials><text:p>If we change order of FFD and flower number in text, we should change the order in App S1.</text:p></office:annotation>Appendix S1 <office:annotation-end office:name="__Annotation__716_1169870183"/><text:change-start text:change-id="ct146725304"/><office:annotation><dc:creator>Alicia Valdés Rapado</dc:creator><dc:date>2019-03-28T20:08:19.51</dc:date><text:p text:style-name="P74"><text:span text:style-name="T106">Respuesta a Johan Ehrlén (01/31/2019, 09:02): "..."</text:span></text:p><text:p><text:span text:style-name="T103">Done!</text:span></text:p></office:annotation><text:change-end text:change-id="ct146725304"/><text:span text:style-name="T3">for details).</text:span></text:p>
      <text:p text:style-name="P1"><text:span text:style-name="T3"><text:tab/>The total number of open flowers produced by an individual during the flowering season was obtained from counts of the total number of buds, flowers, fruits and scars from </text:span><text:soft-page-break/><text:span text:style-name="T3">aborted flowers at each recording. The total number of flowers in individuals that were grazed before the first recording of flower number was estimated based on </text:span><text:change text:change-id="ct146725408"/><text:change-start text:change-id="ct146727176"/><text:span text:style-name="T3">vegetative size </text:span><text:change-end text:change-id="ct146727176"/><text:span text:style-name="T3">(see Appendix S1 for details).</text:span></text:p>
      <text:p text:style-name="P3"><text:span text:style-name="T3">Weather data for March, April and May each year during </text:span><text:change text:change-id="ct325516312"/><text:span text:style-name="T3">1961-2017 was obtained from the Swedish Meteorological and Hydrological Institute (</text:span><text:a xlink:type="simple" xlink:href="http://www.smhi.se/" text:style-name="Internet_20_link" text:visited-style-name="Visited_20_Internet_20_Link"><text:span text:style-name="Internet_20_link"><text:span text:style-name="T50">www.smhi.se</text:span></text:span></text:a><text:span text:style-name="T3">). Daily mean, minimum and maximum temperature values were averaged from two meteorological stations</text:span><text:change text:change-id="ct325518600"/><text:change-start text:change-id="ct325519016"/><text:span text:style-name="T3">:</text:span><text:change-end text:change-id="ct325519016"/><text:span text:style-name="T3"> Oxelösund (58.6777 N, 17.1223 E, 41 km from the study population) and Södertälje (59.2142 N, 17.6289 E, 29 km from the study population). Missing values for one station were imputed using the relationship between values from the two stations (see Appendix S1 for details). Daily precipitation values were obtained from a third station located in Åda (58.9279 N, 17.5358 E, 5 km from the study population).</text:span></text:p>
      <text:p text:style-name="P17">Statistical analyses</text:p>
      <text:p text:style-name="P4">To account for leap years, we converted calendar dates to number of days after the vernal equinox. We then calculated three measures of the yearly position of the flowering season: start - the date at which 10% of the plants had started flowering, mean - the mean first flowering date of all individuals, and end - the date at which 90% of the plants had started flowering. The yearly duration of the flowering season was defined as the number of days between the start and the end of the flowering season. <text:change text:change-id="ct325519224"/><text:change-start text:change-id="ct325519744"/>W<text:change-end text:change-id="ct325519744"/>e calculated 12 climatic variables<text:change-start text:change-id="ct325520160"/> from weather data<text:change-end text:change-id="ct325520160"/>: monthly averages of daily minimum, mean and maximum temperatures, and monthly sums of precipitation, for March, April and May. </text:p>
      <text:p text:style-name="P3"><text:span text:style-name="T3">We expected that higher temperatures during shoot development in March, April and May should result in faster development and </text:span><text:change text:change-id="ct325520576"/><text:span text:style-name="T3">earlier flowering. We also predicted that higher temperatures should be associated with higher availability of pollinators and resources, and lead to </text:span><text:change text:change-id="ct325519328"/><text:span text:style-name="T3">higher mean fitness. Lastly, higher temperatures should lead to stronger selection for earlie</text:span><text:soft-page-break/><text:span text:style-name="T3">r flowering, as individuals flowering early would benefit most from favorable conditions before canopy closure. Lower temperatures in April and May might also lead to that early buds and flowers are damaged by frosts, or experience a low availability of pollen. We expected that the duration of flowering should be positively associated with temperatures in April, as higher temperatures early during the season would mean an earlier start of flowering, and negatively associated with higher May temperatures, as this would increase the speed of development</text:span><text:change text:change-id="ct325520472"/><text:change-start text:change-id="ct325520368"/><text:span text:style-name="T3">,</text:span><text:change-end text:change-id="ct325520368"/><text:span text:style-name="T3"> result</text:span><text:change-start text:change-id="ct325521096"/><text:span text:style-name="T3">ing</text:span><text:change-end text:change-id="ct325521096"/><text:span text:style-name="T3"> in an earlier end of the flowering season. The expected effects of precipitation during spring on trait expression and natural selection are less obvious. Precipitation during early spring, if falling as snow, might protect overwintering shoot buds from extreme low temperatures (Inouye </text:span><text:span text:style-name="T7">et al</text:span><text:span text:style-name="T3">. 2002) and lead to an earlier onset of growth and </text:span><text:change text:change-id="ct325518704"/><text:span text:style-name="T3">earlier flowering. Precipitation during early spring falling as rain, on the other hand, would often be associated with relatively mild temperatures, and thus also be correlated with</text:span><text:change text:change-id="ct325518184"/><text:span text:style-name="T3"> earlier growth and reproduction. Precipitation later in spring is associated with lower than average temperatures and lower availability of light, possibly resulting in later flowering, and weaker selection for early flowering.</text:span></text:p>
      <text:p text:style-name="P1"><text:change-start text:change-id="ct146727280"/><text:span text:style-name="T3"><text:tab/></text:span><text:change-end text:change-id="ct146727280"/><text:span text:style-name="T3">We first performed univariate linear regressions of all climatic variables, mean FFD and </text:span><text:span text:style-name="T9">number of intact seeds</text:span><text:span text:style-name="T3"> on year to check for trends across years. We checked for trends in climate for both the 22 study years and for </text:span><text:change text:change-id="ct325518912"/><text:span text:style-name="T3">1961 - 2017</text:span>.</text:p>
      <text:p text:style-name="P1"><text:span text:style-name="T3"><text:tab/>To assess how much of the variation in FFD of individual plants </text:span><text:change text:change-id="ct146728112"/><text:span text:style-name="T3">was explained by year, we calculated the </text:span><text:span text:style-name="T9">R</text:span><text:span text:style-name="T53">2</text:span><text:span text:style-name="T9">-value from </text:span><text:span text:style-name="T3">a linear model of FFD with year as a nominal variable. The effects of climate on individual FFD-values were examined using linear mixed models with plant individual as a random effect and number of flowers as a covariate. All climatic variables were standardized prior to analyses by subtracting the mean and dividing by the standard deviation. We constructed a candidate model set using the 12 climatic variables as predictors. We constrained the set of candidate models by including only models with pairs of predictors</text:span><text:soft-page-break/><text:span text:style-name="T3"> having a Pearson correlation coefficient lower than 0.5. </text:span><text:span text:style-name="T8">We ranked the resulting candidate models using the corrected second-order Akaike information criterion (AICc). To account for model uncertainty, we performed model averaging of parameter estimates across all models with </text:span><text:span text:style-name="T45">Δ</text:span><text:span text:style-name="T8">AICc </text:span><text:span text:style-name="T45">&lt; </text:span><text:span text:style-name="T8">2. The effects of climate on the yearly position (start, mean and end) and duration of the flowering season were examined using linear models, including climat</text:span><text:change text:change-id="ct146724992"/><text:change-start text:change-id="ct146725512"/><text:span text:style-name="T8">ic</text:span><text:change-end text:change-id="ct146725512"/><text:span text:style-name="T8"> <text:s/>predictors that had a significant effect in the averaged model of FFD for individual plants.</text:span><text:span text:style-name="T3"> In order to explore how long-term trends influenced our estimates of climate effects, we ran the models including also year as a covariate.</text:span></text:p>
      <text:p text:style-name="P1"><text:span text:style-name="T3"><text:tab/>To assess how much of the variation in individual fitness was explained by year, we calculated the </text:span><text:span text:style-name="T9">R</text:span><text:span text:style-name="T53">2</text:span><text:span text:style-name="T9">-value from</text:span><text:span text:style-name="T3"> a </text:span><text:change text:change-id="ct146728424"/><text:span text:style-name="T3">linear </text:span><text:change text:change-id="ct146728528"/><text:change-start text:change-id="ct146728736"/><text:span text:style-name="T3">model</text:span><text:change-end text:change-id="ct146728736"/><text:span text:style-name="T3"> of fitness with year as a nominal variable. The effects of the 12 climatic variables on individual fitness were examined using linear mixed models with number of flowers as a covariate and plant individual as a random effect. We performed model selection and model averaging, as described above.</text:span></text:p>
      <text:p text:style-name="P1"><text:span text:style-name="T3"><text:tab/>To assess total and direct phenotypic selection on FFD in each year, we estimated phenotypic selection differentials and gradients, respectively.</text:span><text:span text:style-name="T9"> Fitness, in terms of the number of intact seeds, was relativized within years by dividing individual values by yearly mean values. Traits were standardized within years by subtracting the yearly mean and dividing by the yearly standard deviation. Selection differentials were calculated for each year using univariate regressions of relative fitness on standardized FFD (Lande &amp; Arnold </text:span><text:span text:style-name="T2">1983).</text:span><text:span text:style-name="T9"> </text:span><text:span text:style-name="T49">Selection </text:span><text:span text:style-name="T2">gradients</text:span><text:span text:style-name="T49"> </text:span><text:span text:style-name="T2">were calculated for each year using multiple linear regressions of relative fitness on standardized FFD and number of flowers. We included the number of flowers </text:span><text:span text:style-name="T9">as a measure of resource state in these analyses (Rausher </text:span><text:span text:style-name="T2">1992).</text:span><text:span text:style-name="T9"> We also estimated non-linear (quadratic and correlational) selection by examining the effect of quadratic and interaction terms in a model including also the linear terms (Lande &amp; Arnold 1983; Arnold </text:span><text:span text:style-name="T2">1986)</text:span><text:span text:style-name="T9">. Quadratic regression coefficients and their standard errors were doubled (Stinchcombe </text:span><text:span text:style-name="T51">et al.</text:span><text:span text:style-name="T9"> </text:span><text:soft-page-break/><text:span text:style-name="T9">2008). We checked for a trend across years in direct selection on flowering time by performing a univariate linear regression of selection gradients for FFD against year.</text:span></text:p>
      <text:p text:style-name="P26"><text:tab/>Among-year differences in total and direct phenotypic linear selection on flowering time were evaluated using models including also the interaction between standardized FFD and year. The main effect of year was not included as fitness was relativized within years prior to analysis. Plant individual was included as a random effect. In this analysis, we considered only variation in linear selection because non-linear selection was only significant in very few years (see Results).</text:p>
      <text:p text:style-name="P5"><text:span text:style-name="T9"><text:tab/>To examine if variation in total phenotypic selection among years was related to climatic conditions during spring, we ran models including standardized FFD and the interactions between FFD and the 12 climatic variables. The main effects of climatic variables on fitness were not included as fitness was relativized within years prior to analysis. Plant individual was included as a random effect. For the effects of interactions with climatic variables, we performed model selection and model averaging as explained above. Interaction terms that had a significant effect in the averaged model (based on z, the Wald test statistic of the effect, see Table S5) were then </text:span><text:change text:change-id="ct146728632"/><text:change-start text:change-id="ct146728216"/><text:span text:style-name="T9">included in</text:span><text:change-end text:change-id="ct146728216"/><text:span text:style-name="T9"> an </text:span>analysis of deviance using the Wald Chi-square test<text:span text:style-name="T9">. We used analogous models to examine among-year variation in both total and direct selection, the latter including also the standardized number of flowers. </text:span></text:p>
      <text:p text:style-name="P5"><text:span text:style-name="T9"><text:tab/>To assess how much of the among-year variation in total and direct selection was explained by climate, we carried out regressions of the selection coefficients (i.e. differentials and gradients) on the climatic variables whose interactions with standardized first flowering date were significant in the selection models, accounting for uncertainty in the estimates (i.e. standard errors). Using the R package MCMCglmm (Hadfield 2010)</text:span> and the method described by Hunter <text:span text:style-name="T89">et al.</text:span> (2018), we calculated the posterior distribution of the variance in selection associated with the climatic variables and applied equation 12 in Hunter <text:span text:style-name="T89">et al.</text:span> <text:soft-page-break/>(2018) to calculate the proportion of the total variation in selection attributed to the climatic component of the model (as the mean of the posterior distribution).</text:p>
      <text:p text:style-name="Standard"><text:span text:style-name="T9"><text:tab/>All statistical analyses were carried out in R version 3.5.1 (R Core Team 2018)</text:span><text:span text:style-name="T2">.</text:span></text:p>
      <text:p text:style-name="P16"/>
      <text:p text:style-name="P4">RESULTS</text:p>
      <text:p text:style-name="P1"><text:span text:style-name="T3">Climate in the study area varied considerably during the period 1961-2017 </text:span><text:span text:style-name="T10">(Fig. 1, Figs. S1-S4)</text:span><text:span text:style-name="T3">. Minimum, mean and maximum daily temperature increased significantly from 1961 to 2017, but trends were not significant over the 22 study years (Table S1, Figs. S1-S3).</text:span></text:p>
      <text:p text:style-name="P3"><text:span text:style-name="T3">Yearly mean FFD ranged from 48.0 to 71.6 days (mean = 58.1) after the vernal equinox. Differences among years explained 59% of the total variation in FFD. There was a significant</text:span><text:span text:style-name="T10"> trend of an earlier mean first flowering date over the study period (</text:span><text:change text:change-id="ct146728320"/><office:annotation office:name="__Annotation__1201_1169870183"><dc:creator>Johan Ehrlén</dc:creator><dc:date>2019-01-24T11:44:00.52</dc:date><textooo:sender-initials>JE</textooo:sender-initials><text:p>Or give stats in Figure legend? B instead of linear regression coefficient?</text:p></office:annotation><text:change-start text:change-id="ct146728840"/><office:annotation><dc:creator>Alicia Valdés Rapado</dc:creator><dc:date>2019-03-28T20:11:53.53</dc:date><text:p text:style-name="P74"><text:span text:style-name="T106">Respuesta a Johan Ehrlén (01/24/2019, 11:44): "..."</text:span></text:p><text:p><text:span text:style-name="T103">Yes, written on figure legend now</text:span></text:p></office:annotation><text:change-end text:change-id="ct146728840"/><text:span text:style-name="T10">Fig. 1B). Differences in c</text:span><text:span text:style-name="T3">limate explained a large part of the variation in FFD of individuals, flowering occurring significantly earlier in years with higher mean temperatures in April and May, and in years with higher precipitation in March and April (Table 1A, Fig. 2). Climatic predictors explained most of the among-year variation in the start (72%), mean (76%), end (84%), and duration (57%) of the flowering season (Table 1B and C). The start, mean and end of the flowering season were earlier in years with higher mean temperatures in April and May (Table 1B, Fig. 3A-B). The duration of the flowering season was unrelated to the end (</text:span><text:change-start text:change-id="ct147037608"/><text:span text:style-name="T13">Pearson correlation coefficient; </text:span><text:change-end text:change-id="ct147037608"/><text:span text:style-name="T13">r = -0.02</text:span><text:span text:style-name="T3">) but longer in years with an early start of flowering (</text:span><text:span text:style-name="T13">Pearson correlation coefficient; r = <text:s/>̶ <text:s/>0.56</text:span><text:span text:style-name="T3">), and in years with higher mean April temperatures (Table 1C, Fig. </text:span><text:change text:change-id="ct147036776"/><text:change-start text:change-id="ct147035216"/><text:span text:style-name="T3">3C</text:span><text:change-end text:change-id="ct147035216"/><text:span text:style-name="T3">). There were no effects of precipitation on the position and duration of the flowering season. All effects of climate variables were independent of potential long-term trends (Table S2).</text:span></text:p>
      <text:p text:style-name="P1"><text:span text:style-name="T3"><text:tab/>Mean fitness of individual plants across years ranged from 0.2 to 18.6 (mean = 5.0) intact seeds per flowering individual, and there was no significant trend over the study period </text:span><text:soft-page-break/><text:span text:style-name="T10">(Fig. 1C). </text:span><text:span text:style-name="T3">Differences among years explained 17% of the total variation in fitness among individuals. Fitness increased with March precipitation, and decreased with maximum April temperatures, minimum May temperatures and April precipitation (Table </text:span><text:change-start text:change-id="ct328998656"/><text:span text:style-name="T3">S3</text:span><text:change-end text:change-id="ct328998656"/><text:change text:change-id="ct328996680"/><text:span text:style-name="T3">, Fig. </text:span><text:change-start text:change-id="ct333769240"/><text:span text:style-name="T3">S</text:span><text:change-end text:change-id="ct333769240"/><text:span text:style-name="T3">5).</text:span></text:p>
      <text:p text:style-name="P1"><text:span text:style-name="T3"><text:tab/></text:span><text:span text:style-name="T10">Selection differentials </text:span><text:span text:style-name="T3">for FFD were negative, i.e. favored early flowering, in </text:span><office:annotation office:name="__Annotation__1309_1169870183"><dc:creator>Johan Ehrlén</dc:creator><dc:date>2019-01-28T14:40:00.53</dc:date><textooo:sender-initials>JE</textooo:sender-initials><text:p>According to Table S3</text:p></office:annotation><text:span text:style-name="T3">20 of 22 </text:span><office:annotation-end office:name="__Annotation__1309_1169870183"/><text:change-start text:change-id="ct147036568"/><office:annotation><dc:creator>Alicia Valdés Rapado</dc:creator><dc:date>2019-03-28T20:18:44.53</dc:date><text:p text:style-name="P74"><text:span text:style-name="T106">Respuesta a Johan Ehrlén (01/28/2019, 14:40): "..."</text:span></text:p><text:p><text:span text:style-name="T103">Yes, true!</text:span></text:p></office:annotation><text:change-end text:change-id="ct147036568"/><text:span text:style-name="T3">years (mean = <text:s/>̶ <text:s/>0.44, range = <text:s/>̶ <text:s/>1.03 - 0.28). Directional selection for early flowering was significant in 18 years, while non-linear selection was significant in only 2 years (Table </text:span><text:change text:change-id="ct333706632"/><text:change-start text:change-id="ct333706112"/><text:span text:style-name="T3">2</text:span><text:change-end text:change-id="ct333706112"/><text:change-start text:change-id="ct333710064"/><text:span text:style-name="T3">A</text:span><text:change-end text:change-id="ct333710064"/><text:span text:style-name="T3"> and S</text:span><text:change text:change-id="ct333708296"/><text:change-start text:change-id="ct333707256"/><text:span text:style-name="T3">4</text:span><text:change-end text:change-id="ct333707256"/><text:span text:style-name="T3">). Selection gradients for FFD differed in strength but favored earlier flowering in 21 of 22 years (mean = <text:s/>̶ <text:s/>0.28, range = <text:s/>̶ <text:s/>0.78 - 0.08), and this pattern was significant in 8 years (Table S</text:span><text:change text:change-id="ct333708608"/><text:change-start text:change-id="ct333707048"/><text:span text:style-name="T3">5</text:span><text:change-end text:change-id="ct333707048"/><text:span text:style-name="T3">)</text:span><text:span text:style-name="T10">. Non-linear direct selection on flowering time was significant in only one year, and correlational selection on FFD × number of flowers in three years (Table S</text:span><text:change text:change-id="ct333705592"/><text:change-start text:change-id="ct333707464"/><text:span text:style-name="T10">5</text:span><text:change-end text:change-id="ct333707464"/><text:span text:style-name="T10">). </text:span><text:span text:style-name="T3">There was no significant trend in selection estimates over the study period (</text:span><text:change text:change-id="ct333705696"/><text:span text:style-name="T10">Fig. 1D)</text:span><text:span text:style-name="T3">. <text:s/></text:span></text:p>
      <text:p text:style-name="P3"><text:span text:style-name="T9">Differences in total and direct selection among years were related to climatic conditions</text:span><text:span text:style-name="T3"> (Table </text:span><text:change text:change-id="ct333707672"/><text:change-start text:change-id="ct333707880"/><text:span text:style-name="T3">2B</text:span><text:change-end text:change-id="ct333707880"/><text:span text:style-name="T3"> and S</text:span><text:change text:change-id="ct333709648"/><text:change-start text:change-id="ct333711624"/><text:span text:style-name="T3">6</text:span><text:change-end text:change-id="ct333711624"/><text:span text:style-name="T3">, Fig. </text:span><text:change text:change-id="ct333710480"/><text:change-start text:change-id="ct333708712"/><text:span text:style-name="T3">4</text:span><text:change-end text:change-id="ct333708712"/><text:span text:style-name="T3">). There was increased selection for early flowering, i.e. the slope of the relationship between relative fitness and standardized FFD was more negative, in years with higher minimum April temperatures (Fig. </text:span><text:change text:change-id="ct333709440"/><text:change-start text:change-id="ct333708816"/><text:span text:style-name="T3">4</text:span><text:change-end text:change-id="ct333708816"/><text:span text:style-name="T3">A) and lower March precipitation (Fig. </text:span><text:change-start text:change-id="ct333710688"/><text:span text:style-name="T3">4</text:span><text:change-end text:change-id="ct333710688"/><text:change text:change-id="ct333711312"/><text:span text:style-name="T3">B). </text:span><office:annotation office:name="__Annotation__1386_1169870183"><dc:creator>Johan Ehrlén</dc:creator><dc:date>2019-01-17T10:46:00.53</dc:date><textooo:sender-initials>JE</textooo:sender-initials><text:p>This is an important result. Should we provide some reference or some test statistics here? And plot it?</text:p></office:annotation><text:span text:style-name="T3">These two climate variables explained 70 and 68 % of the among-year variation in total and direct selection, respectively</text:span><text:change-start text:change-id="ct147035840"/><text:span text:style-name="T3"> (values calculated as</text:span><text:change-end text:change-id="ct147035840"/><text:change-start text:change-id="ct147035320"/><text:span text:style-name="T3"> the mean of the posterior distribution)</text:span><text:change-end text:change-id="ct147035320"/><text:span text:style-name="T3">.</text:span><office:annotation-end office:name="__Annotation__1386_1169870183"/><text:change-start text:change-id="ct147035736"/><office:annotation><dc:creator>Alicia Valdés Rapado</dc:creator><dc:date>2019-03-28T20:27:03.54</dc:date><text:p text:style-name="P74"><text:span text:style-name="T106">Respuesta a Johan Ehrlén (01/17/2019, 10:46): "..."</text:span></text:p><text:p><text:span text:style-name="T103">I am not sure, this is the mean of the posterior distribution (i specified this now as a reminder) so not sure which test stats can be provided – we could provide a density plot that shows a peak at this value but not sure it is needed (would not add much!)</text:span></text:p></office:annotation><text:change-end text:change-id="ct147035736"/></text:p>
      <text:p text:style-name="P28"/>
      <text:p text:style-name="P4">DISCUSSION</text:p>
      <text:p text:style-name="P1"><text:span text:style-name="T3">Our results show that among-year variation in both flowering time and phenotypic selection on flowering time are related to climatic conditions during spring in the perennial herb </text:span><text:span text:style-name="T5">Lathyrus vernus</text:span><text:span text:style-name="T3">. Plants flowered earlier when springs were warmer and precipitation higher. Selection favored early flowering in almost every year, but strength of selection varied among years. S</text:span><text:span text:style-name="T2">election for early flowering was stronger in springs with higher temperatures and </text:span><text:soft-page-break/><text:span text:style-name="T2">lower precipitation, climatic variables explaining most of the among-year variation. Our results imply that climatic variation affects both the expression of traits associated with </text:span><text:span text:style-name="T2">timing, and natural selection on these traits. They also suggest that effects of climate may show both co-gradient patterns, as for spring temperature in our study, and counter-gradient patterns, as for precipitation.</text:span></text:p>
      <text:p text:style-name="P1"><text:span text:style-name="T3"><text:tab/>Based on the very low turnover of plants observed during our study, we assume that most observed variation in phenotypic values of FFD among years was due to plastic responses. These plastic responses were strongly influenced by among-year climatic variation, with earlier </text:span><text:change text:change-id="ct325519640"/><text:change-start text:change-id="ct325519848"/><text:span text:style-name="T3">FFD</text:span><text:change-end text:change-id="ct325519848"/><text:span text:style-name="T3"> of individual plants and an earlier position of the flowering season in years with warmer springs. Individual plants started flowering on average </text:span>1.8 and 2.5 <text:span text:style-name="T3">days earlier with a one-degree increase in mean temperature in April </text:span>and <text:span text:style-name="T3">May, respectively. </text:span><text:span text:style-name="T85">Several previous studies have attributed advances in flowering phenology to increasing temperatures</text:span><text:span text:style-name="T12"> (Cleland </text:span><text:span text:style-name="T35">et al.</text:span><text:span text:style-name="T12"> 2007; Ibáñez </text:span><text:span text:style-name="T35">et al.</text:span><text:span text:style-name="T12"> 2010; Anderson </text:span><text:span text:style-name="T35">et al.</text:span><text:span text:style-name="T12"> 2012; CaraDonna </text:span><text:span text:style-name="T35">et al.</text:span><text:span text:style-name="T12"> 2014)</text:span><text:change-start text:change-id="ct325523800"/><text:span text:style-name="T12">, wuth p</text:span><text:change-end text:change-id="ct325523800"/><text:change text:change-id="ct325521616"/>articularly strong effects <text:change text:change-id="ct325521928"/>in early-spring flowering species (Dunne <text:span text:style-name="T89">et al.</text:span> 2003). <text:span text:style-name="T17">Responses to climate change and fine-tuning of the flowering season to the environmental conditions might be particularly important in temperate early-spring forest plants where the benefits provided by high light availability are constrained by the timing of canopy closure. </text:span>Although we found no warming trends accross the 22 study years, spring temperatures have increased significantly in our study area <text:span text:style-name="T1">over the last 57 years</text:span><text:span text:style-name="T3">. In combination with the observed effects of spring temperatures on flowering phenology, we should thus expect that recent warming leads to an earlier flowering of </text:span><text:span text:style-name="T7">L. vernus</text:span><text:span text:style-name="T3">. In our study, we did indeed find a significant advance in first flowering dates over the study period.</text:span></text:p>
      <text:p text:style-name="P3"><text:span text:style-name="T13">The duration of the flowering season increased with increasing temperatures in April, but was not affected by temperatures later during the season. In contrast, previous studies </text:span><text:soft-page-break/><text:span text:style-name="T13">have reported shorter flowering seasons with higher temperatures (Høye </text:span><text:span text:style-name="T87">et al.</text:span><text:span text:style-name="T13"> 2013; Bock </text:span><text:span text:style-name="T87">et al.</text:span><text:span text:style-name="T13"> 2014). </text:span><text:change text:change-id="ct325522032"/><text:change-start text:change-id="ct325524216"/><text:span text:style-name="T13">F</text:span><text:change-end text:change-id="ct325524216"/><text:span text:style-name="T13">or early-flowering species in seasonal environments, higher temperatures up to flowering start </text:span><text:change-start text:change-id="ct325524112"/><text:span text:style-name="T13">might </text:span><text:change-end text:change-id="ct325524112"/><text:span text:style-name="T13">increase the length of the flowering season, while higher temperatures during flowering might lead to a shorter duration of the flowering season (Theobald </text:span><text:span text:style-name="T87">et al.</text:span><text:span text:style-name="T13"> 2017). </text:span><office:annotation office:name="__Annotation__1525_1169870183"><dc:creator>Johan Ehrlén</dc:creator><dc:date>2019-01-17T11:08:00.54</dc:date><textooo:sender-initials>JE</textooo:sender-initials><text:p>I had some problems with the reasoning here. OK like this?</text:p></office:annotation><text:change-start text:change-id="ct147036672"/><office:annotation><dc:creator>Alicia Valdés Rapado</dc:creator><dc:date>2019-03-28T20:28:52.54</dc:date><text:p text:style-name="P74"><text:span text:style-name="T106">Respuesta a Johan Ehrlén (01/17/2019, 11:08): "..."</text:span></text:p><text:p><text:span text:style-name="T103">I think so!</text:span></text:p></office:annotation><text:change-end text:change-id="ct147036672"/></text:p>
      <text:p text:style-name="P1"><text:span text:style-name="T13"><text:tab/></text:span><text:span text:style-name="T3">Together with increasing temperatures, current and future climatic changes entail shifts in precipitation</text:span><text:span text:style-name="T10">, although predictions regarding the direction of changes in precipitation are less clear than for temperature</text:span><text:span text:style-name="T3"> (IPCC 2014)</text:span><text:span text:style-name="T10">. In temperate environments </text:span><text:span text:style-name="T14">with little drought stress during spring or early summer, </text:span><text:span text:style-name="T10">the expected phenological responses to altered precipitation regimes are also less clear than responses to changes in temperatures. Experimental studies examining responses of phenology to precipitation changes have either found no effects (Phoenix </text:span><text:span text:style-name="T58">et al.</text:span><text:span text:style-name="T10"> 2001; Cleland </text:span><text:span text:style-name="T58">et al.</text:span><text:span text:style-name="T10"> 2006), or reported species-specific responses (Peñuelas </text:span><text:span text:style-name="T58">et al.</text:span><text:span text:style-name="T10"> 2004)</text:span>. Drier conditions have been shown to delay<text:span text:style-name="T64"> the onset of flowering in the Mediterranean region (Llorens &amp; Peñuelas 2005)</text:span><text:span text:style-name="T14"> and higher summer precipitation in the previous year led to earlier flowering in an alpine environment (Lambert </text:span><text:span text:style-name="T31">et al.</text:span><text:span text:style-name="T14"> 2010). </text:span><text:change text:change-id="ct325526296"/><text:change-start text:change-id="ct325527336"/><text:span text:style-name="T14">We</text:span><text:change-end text:change-id="ct325527336"/><text:span text:style-name="T14"> show that higher precipitation during early spring, i.e. before and at the beginning of the flowering season of </text:span><text:span text:style-name="T31">L. vernus</text:span><text:span text:style-name="T14">, was associated with an earlier flowering. This is consistent with that precipitation during early spring, falling as snow or rain, is associated with lower risks of frost damage and relatively mild temperatures, respectively, and therefore with an earlier flowering</text:span>.<text:span text:style-name="T14"> The effects of precipitation were weaker than those of temperature</text:span><text:span text:style-name="T3"> (plants flowered on average 0.5 and 0.2 days earlier with a </text:span>10 mm<text:span text:style-name="T3"> increase in precipitation in March and April, respectively)</text:span><text:span text:style-name="T14">, and there were no significant effects of precipitation on the position and duration of the flowering season.</text:span><text:span text:style-name="T3"> </text:span><text:span text:style-name="T86"><text:tab/></text:span> <text:s/></text:p>
      <text:p text:style-name="P1"><text:span text:style-name="T3"><text:tab/>Temporal variation in selection is important because it determines the overall direction and magnitude of selection, and because it may constrain adaptive evolution. Several studies </text:span><text:soft-page-break/><text:span text:style-name="T3">have shown that both the direction and the strength of selection vary geographically (Siepielski </text:span><text:span text:style-name="T5">et al.</text:span><text:span text:style-name="T3"> 2013) and temporally (Siepielski </text:span><text:span text:style-name="T5">et al.</text:span><text:span text:style-name="T3"> 2009, but see Morrissey &amp; Hadfield 2012). In our study, the strength of both total and direct phenotypic selection on flowering time varied significantly among years, from strongly favoring early flowering in some years to no detectable selection in other years. Still, the direction of selection was the same in almost all years. The persistent selection for early flowering shown in our 22-year study</text:span><text:change text:change-id="ct325526088"/><text:span text:style-name="T3"> is in agreement with many previous studies (Harder &amp; Johnson 2009; Munguía‐Rosas </text:span><text:span text:style-name="T5">et al.</text:span><text:span text:style-name="T3"> 2011; Austen </text:span><text:span text:style-name="T5">et al.</text:span><text:span text:style-name="T3"> 2017). Several explanations for observed persistent phenotypic selection for earlier flowering have been suggested (Forrest 2014; Ehrlén 2015; Austen et al. 2017). For example, it has been proposed that selection acting on other fitness components, or later during the season, may counter observed patterns of seed production, or that individuals that are in a better condition are able to both flower earlier and to produce more seeds. </text:span><text:change text:change-id="ct325526504"/><text:change-start text:change-id="ct325527232"/><text:span text:style-name="T3">We</text:span><text:change-end text:change-id="ct325527232"/><text:span text:style-name="T3"> did not specifically examine the validity of these explanations. However, the fact that strength of selection varied among years and that most of this variation </text:span><text:change text:change-id="ct325527440"/><text:change-start text:change-id="ct325526608"/><text:span text:style-name="T3">was</text:span><text:change-end text:change-id="ct325526608"/><text:span text:style-name="T3"> explained by differences in </text:span><text:change-start text:change-id="ct325527648"/><text:span text:style-name="T3">spring </text:span><text:change-end text:change-id="ct325527648"/><text:span text:style-name="T3">climatic conditions</text:span><text:change text:change-id="ct325525568"/><text:span text:style-name="T3">, suggest that explanations based solely on selection </text:span><text:change text:change-id="ct325524944"/><text:span text:style-name="T3">through other fitness components or condition-dependence might not </text:span><text:change text:change-id="ct325528376"/><text:span text:style-name="T3">sufficient</text:span><text:change-start text:change-id="ct325529832"/><text:span text:style-name="T3">ly</text:span><text:change-end text:change-id="ct325529832"/><text:change text:change-id="ct325531080"/><text:span text:style-name="T3"> explain the prevalence of selection for earlier flowering. </text:span></text:p>
      <text:p text:style-name="P1"><text:span text:style-name="T3"><text:tab/>Identifying the environmental drivers of natural selection is key to understand past evolution</text:span><text:change text:change-id="ct325528792"/><text:change-start text:change-id="ct325528896"/><text:span text:style-name="T3"> and</text:span><text:change-end text:change-id="ct325528896"/><text:span text:style-name="T3"> to predict </text:span><text:change text:change-id="ct147035944"/><text:span text:style-name="T3">the evolutionary implications of ongoing changes in climate and environment. Yet, the factors underlying temporal variation in natural selection on many traits, like </text:span><text:change-start text:change-id="ct325516832"/><text:span text:style-name="T3">plant </text:span><text:change-end text:change-id="ct325516832"/><text:span text:style-name="T3">flowering phenology</text:span><text:change text:change-id="ct325529936"/><text:span text:style-name="T3">, remain poorly known (e.g. MacColl, 2011, but see Siepielski </text:span><text:span text:style-name="T7">et al</text:span><text:span text:style-name="T3">. 2017). One mechanism suggested to underlie temporal variation in selection </text:span><text:change text:change-id="ct147037712"/><text:change-start text:change-id="ct147036880"/><text:span text:style-name="T3">are</text:span><text:change-end text:change-id="ct147036880"/><text:span text:style-name="T3"> climat</text:span><text:change text:change-id="ct147035424"/><text:change-start text:change-id="ct147037296"/><text:span text:style-name="T3">ic</text:span><text:change-end text:change-id="ct147037296"/><text:span text:style-name="T3"> fluctuations </text:span><text:span text:style-name="T2">(Réale </text:span><text:span text:style-name="T30">et al.</text:span><text:span text:style-name="T2"> 2003; Siepielski </text:span><text:span text:style-name="T30">et al.</text:span><text:span text:style-name="T2"> 2009, 2017; Visser </text:span><text:span text:style-name="T30">et al.</text:span><text:span text:style-name="T2"> 2015; Siepielski </text:span><text:span text:style-name="T27">et al</text:span><text:span text:style-name="T2">. 2017; Marrot </text:span><text:span text:style-name="T30">et al.</text:span><text:span text:style-name="T2"> 2018).</text:span><text:span text:style-name="T91"> </text:span><text:change text:change-id="ct325521200"/><text:change text:change-id="ct325516208"/><text:change text:change-id="ct325518080"/><text:change-start text:change-id="ct325507576"/><text:span text:style-name="T2"><office:annotation office:name="__Annotation__3565_45093186"><dc:creator>Alicia Valdés Rapado</dc:creator><dc:date>2019-03-30T15:08:27.86</dc:date><text:p text:style-name="P73"><text:span text:style-name="T104">This is said further down</text:span></text:p></office:annotation></text:span><office:annotation-end office:name="__Annotation__3565_45093186"/><text:change-end text:change-id="ct325507576"/><text:span text:style-name="T3">In our study, which included one of the longest records of natural selection in plants recorded, we were able to explain most of the observed among-year variation in selection by climatic variation. The strength of phenotypic selection for early flowering increased with minimum temperatures in April and decreased with precipitation in March. Th</text:span><text:soft-page-break/><text:span text:style-name="T3">e association among high spring temperatures and strong selection for early flowering in </text:span><text:span text:style-name="T5">L. vernus</text:span><text:span text:style-name="T3"> might be due to earlier-flowering individuals maximizing the benefits of high light availability prior to canopy closure under warm conditions (Kudo </text:span><text:span text:style-name="T5">et al.</text:span><text:span text:style-name="T3"> 2008). Selection for early flowering might also increase with higher spring temperatures because the </text:span><text:change text:change-id="ct325520056"/><text:span text:style-name="T3">frost damage </text:span><text:change-start text:change-id="ct325518496"/><text:span text:style-name="T3">risk decreases </text:span><text:change-end text:change-id="ct325518496"/><text:span text:style-name="T3">in early-flowering individuals</text:span><text:change text:change-id="ct325530040"/><text:span text:style-name="T3"> (Inouye 2008; Pardee </text:span><text:span text:style-name="T5">et al.</text:span><text:span text:style-name="T3"> 2018). Lastly, higher spring temperatures might be associated with higher </text:span><text:change-start text:change-id="ct325520264"/><text:span text:style-name="T3">pollinator </text:span><text:change-end text:change-id="ct325520264"/><text:span text:style-name="T3">availability</text:span><text:change text:change-id="ct325530144"/><text:span text:style-name="T3"> early during the flowering season (Kudo &amp; Ida 2013</text:span><text:span text:style-name="T2">).</text:span><text:span text:style-name="T3"> Our results with a perennial plant agree with the results of previous studies on birds (Visser </text:span><text:span text:style-name="T5">et al.</text:span><text:span text:style-name="T3"> 2015; Marrot </text:span><text:span text:style-name="T5">et al.</text:span><text:span text:style-name="T3"> 2018)</text:span><text:span text:style-name="T60"> and mammals </text:span><text:span text:style-name="T3">(Réale </text:span><text:span text:style-name="T59">et al.</text:span><text:span text:style-name="T60"> 2003)</text:span><text:span text:style-name="T3">, where selection for earlier reproduction increased with warmer temperatures. Although precipitation has been recently reported as an important driver of variation in selection worldwide </text:span><text:span text:style-name="T2">(Siepielski </text:span><text:span text:style-name="T30">et al.</text:span><text:span text:style-name="T2"> 2017),</text:span><text:span text:style-name="T3"> no studies to date have directly related long-term variation in precipitation to changes in phenotypic selection. Our results also suggest that while higher precipitation before the growing season is associated with an earlier onset of flowering, it also means that selection for early flowering decreases (Fig. </text:span><text:change text:change-id="ct333711936"/><text:change-start text:change-id="ct333709024"/><text:span text:style-name="T3">4</text:span><text:change-end text:change-id="ct333709024"/><text:span text:style-name="T3">B). A possible mechanism underlying this seemingly contradictory pattern is that early spring precipitation may result in smaller fitness advantages of earlier-flowering individuals because </text:span><text:change text:change-id="ct325519952"/><text:change-start text:change-id="ct325519432"/><text:span text:style-name="T3">pollinator</text:span><text:change-end text:change-id="ct325519432"/><text:span text:style-name="T3"> abundance</text:span><text:change text:change-id="ct325523696"/><text:span text:style-name="T3"> is lower early in the season. Higher precipitation in early spring might also increase the intensity of antagonistic interactions, such as mollusk herbivory (Crawford-Sidebotham 1972), which have strong negative effects on fitness in </text:span><text:span text:style-name="T5">L. vernus </text:span><text:span text:style-name="T3">by damaging emerging shoots (Ehrlén 2002).</text:span></text:p>
      <text:p text:style-name="P1"><text:soft-page-break/><text:span text:style-name="T17"><text:tab/>Our 22-year assessment of among-year variation </text:span><text:change-start text:change-id="ct147038128"/><text:span text:style-name="T17">in </text:span><text:change-end text:change-id="ct147038128"/><text:span text:style-name="T17">selection on timing of flowering demonstrate</text:span><text:change-start text:change-id="ct147036984"/><text:span text:style-name="T17">s</text:span><text:change-end text:change-id="ct147036984"/><text:span text:style-name="T17"> that climatic variation can influence both the expression of phenological traits, and the strength of natural selection </text:span><text:change text:change-id="ct325521824"/><text:span text:style-name="T17">on these traits. An important implication of these findings is that plant phenology is likely to show both plastic and, providing there is additive genetic variation for flowering time, evolutionary responses to </text:span><text:change-start text:change-id="ct325522864"/><text:span text:style-name="T17">climatic </text:span><text:change-end text:change-id="ct325522864"/><text:span text:style-name="T17">changes</text:span><text:change text:change-id="ct325522344"/><text:span text:style-name="T17">. Moreover, our results show that the effects of climatic variation on the expression of a trait and on the strength of phenotypic selection on the same trait, might act in the same or in opposite directions. In our study, higher </text:span><text:span text:style-name="T3">spring temperatures were associated with both an earlier flowering and an increased fitness advantage for plants flowering early, suggesting that plastic and genetic responses might follow a co-gradient pattern </text:span>(Conover &amp; Schultz 1995; Conover <text:span text:style-name="T5">et al.</text:span><text:span text:style-name="T3"> 2009). In contrast, higher precipitation before the flowering season was associated with an earlier phenology, but also with a decreased fitness advantage for plants flowering early, suggesting a counter-gradient pattern. </text:span><text:span text:style-name="T17">To predict </text:span><text:change text:change-id="ct325522760"/><text:span text:style-name="T17">long-term responses of life-history traits to global climate change, we therefore need to consider both the immediate effects on trait expression and the potential evolutionary responses to climate-induced changes in selection. </text:span><text:span text:style-name="T4"><text:s/></text:span></text:p>
      <text:p text:style-name="P1"/>
      <text:p text:style-name="P1">ACKNOWLEDGEMENTS</text:p>
      <text:p text:style-name="P45"><text:span text:style-name="T40">We thank Anna Herrström, Jessica Honkakangas, Malin König, Malin Borg and Arvid Ehrlén</text:span><text:span text:style-name="T4"> for assistance in the field and in the lab, Michael B. Morrissey for statistical advice, and </text:span><office:annotation office:name="__Annotation__1993_1169870183"><dc:creator>Johan Ehrlén</dc:creator><dc:date>2019-02-13T14:25:00.56</dc:date><textooo:sender-initials>JE</textooo:sender-initials><text:p>Ove read it and had very few comments. One comment that I have not yet done anything about was that it was very difficult to follow all effects of all different weather variables. Not sure how do deal with this.</text:p></office:annotation><text:span text:style-name="T4">Ove Eriksson</text:span><office:annotation-end office:name="__Annotation__1993_1169870183"/><text:change-start text:change-id="ct147036048"/><office:annotation><dc:creator>Alicia Valdés Rapado</dc:creator><dc:date>2019-03-28T20:30:45.56</dc:date><text:p text:style-name="P74"><text:span text:style-name="T106">Respuesta a Johan Ehrlén (02/13/2019, 14:25): "..."</text:span></text:p><text:p><text:span text:style-name="T103">Not sure either! But I think that we should keep the 12 we have now. Maybe we just wait and see what referees think?</text:span></text:p></office:annotation><text:change-end text:change-id="ct147036048"/><text:span text:style-name="T4"> for comments on an earlier version of the manuscript. We acknowledge funding </text:span><office:annotation office:name="__Annotation__2001_1169870183"><dc:creator>Johan Ehrlén</dc:creator><dc:date>2019-01-28T15:03:00.56</dc:date><textooo:sender-initials>JE</textooo:sender-initials><text:p>Add as appropriate</text:p></office:annotation><text:span text:style-name="T4">from..</text:span><text:span text:style-name="T40">.</text:span><office:annotation-end office:name="__Annotation__2001_1169870183"/><text:change-start text:change-id="ct147036152"/><office:annotation><dc:creator>Alicia Valdés Rapado</dc:creator><dc:date>2019-03-28T20:29:42.56</dc:date><text:p text:style-name="P74"><text:span text:style-name="T106">Respuesta a Johan Ehrlén (01/28/2019, 15:03): "Add as appropriate"</text:span></text:p><text:p><text:span text:style-name="T103">Bolin Centre?</text:span></text:p></office:annotation><text:change-end text:change-id="ct147036152"/></text:p>
      <text:p text:style-name="P1"><office:annotation office:name="__Annotation__2008_1169870183"><dc:creator>Johan Ehrlén</dc:creator><dc:date>2019-02-15T12:44:00.57</dc:date><textooo:sender-initials>JE</textooo:sender-initials><text:p>Note to self: Cite Underwood et al. 2019 – where?</text:p></office:annotation><office:annotation office:name="__Annotation__2006_1169870183"><dc:creator>Johan Ehrlén</dc:creator><dc:date>2019-01-24T11:59:00.57</dc:date><textooo:sender-initials>JE</textooo:sender-initials><text:p>Not checked yet</text:p></office:annotation><text:span text:style-name="T3">REFERENCES</text:span><office:annotation-end office:name="__Annotation__2006_1169870183"/><office:annotation-end office:name="__Annotation__2008_1169870183"/></text:p>
      <text:p text:style-name="P10"/>
      <text:section text:style-name="Sect1" text:name="TextSection">
        <text:p text:style-name="P6"><text:soft-page-break/>Anderson, J.T., Inouye, D.W., McKinney, A.M., Colautti, R.I. &amp; Mitchell-Olds, T. (2012). Phenotypic plasticity and adaptive evolution contribute to advancing flowering phenology in response to climate change. <text:span text:style-name="T89">Proceedings of the Royal Society of London B: Biological Sciences</text:span>, 279, 3843–3852.</text:p>
        <text:p text:style-name="P6">Arnold, S.J. (1986). Limits on stabilizing, disruptive, and correlational selection set by the opportunity for selection. <text:span text:style-name="T89">The American Naturalist</text:span>, 128, 143–146.</text:p>
        <text:p text:style-name="P6">Austen, E.J., Rowe, L., Stinchcombe, J.R. &amp; Forrest, J.R.K. (2017). Explaining the apparent paradox of persistent selection for early flowering. <text:span text:style-name="T89">New Phytologist</text:span>, 215, 929–934.</text:p>
        <text:p text:style-name="P6">Bock, A., Sparks, T.H., Estrella, N., Jee, N., Casebow, A., Schunk, C., <text:span text:style-name="T89">et al.</text:span> (2014). Changes in first flowering dates and flowering duration of 232 plant species on the island of Guernsey. <text:span text:style-name="T89">Global Change Biology</text:span>, 20, 3508–3519.</text:p>
        <text:p text:style-name="P6">Campbell, D.R. &amp; Powers, J.M. (2015). Natural selection on floral morphology can be influenced by climate. <text:span text:style-name="T89">Proceedings of the Royal Society B: Biological Sciences</text:span>, 282, 20150178.</text:p>
        <text:p text:style-name="P6">CaraDonna, P.J., Iler, A.M. &amp; Inouye, D.W. (2014). Shifts in flowering phenology reshape a subalpine plant community. <text:span text:style-name="T89">PNAS</text:span>, 111, 4916–4921.</text:p>
        <text:p text:style-name="P6">Charmantier, A. &amp; Gienapp, P. (2014). Climate change and timing of avian breeding and migration: evolutionary versus plastic changes. <text:span text:style-name="T89">Evolutionary Applications</text:span>, 7, 15–28.</text:p>
        <text:p text:style-name="P6">Charmantier, A., McCleery, R.H., Cole, L.R., Perrins, C., Kruuk, L.E.B. &amp; Sheldon, B.C. (2008). Adaptive phenotypic plasticity in response to climate change in a wild bird population. <text:span text:style-name="T89">Science</text:span>, 320, 800–803.</text:p>
        <text:p text:style-name="P6">Chevin, L.-M., Lande, R. &amp; Mace, G.M. (2010). Adaptation, plasticity, and extinction in a changing environment: towards a predictive theory. <text:span text:style-name="T89">PLOS Biology</text:span>, 8, e1000357.</text:p>
        <text:p text:style-name="P6">Cleland, E.E., Chiariello, N.R., Loarie, S.R., Mooney, H.A. &amp; Field, C.B. (2006). Diverse responses of phenology to global changes in a grassland ecosystem. <text:span text:style-name="T89">PNAS</text:span>, 103, 13740–13744.</text:p>
        <text:p text:style-name="P6">Cleland, E.E., Chuine, I., Menzel, A., Mooney, H.A. &amp; Schwartz, M.D. (2007). Shifting plant phenology in response to global change. <text:span text:style-name="T89">Trends in Ecology &amp; Evolution</text:span>, 22, 357–365.</text:p>
        <text:p text:style-name="P6"><text:soft-page-break/>Conover, D.O., Duffy, T.A. &amp; Hice, L.A. (2009). The covariance between genetic and environmental influences across ecological gradients: reassessing the evolutionary significance of countergradient and cogradient variation. <text:span text:style-name="T89">Annals of the New York Academy of Sciences</text:span>, 1168, 100–129.</text:p>
        <text:p text:style-name="P6">Conover, D.O. &amp; Schultz, E.T. (1995). Phenotypic similarity and the evolutionary significance of countergradient variation. <text:span text:style-name="T89">Trends in Ecology &amp; Evolution</text:span>, 10, 248–252.</text:p>
        <text:p text:style-name="P6">Crawford-Sidebotham, T.J. (1972). The influence of weather upon the activity of slugs. <text:span text:style-name="T89">Oecologia</text:span>, 9, 141–154.</text:p>
        <text:p text:style-name="P6">Diffenbaugh, N.S. &amp; Field, C.B. (2013). Changes in ecologically critical terrestrial climate conditions. <text:span text:style-name="T89">Science</text:span>, 341, 486–492.</text:p>
        <text:p text:style-name="P6">Dunne, J.A., Harte, J. &amp; Taylor, K.J. (2003). Subalpine meadow flowering phenology responses to climate change: integrating experimental and gradient methods. <text:span text:style-name="T89">Ecological Monographs</text:span>, 73, 69–86.</text:p>
        <text:p text:style-name="P6">Ehrlen, J. (1992). Proximate lmits to seed production in a herbaceous perennial legume, Lathyrus vernus. <text:span text:style-name="T89">Ecology</text:span>, 73, 1820–1831.</text:p>
        <text:p text:style-name="P6">Ehrlen, J. (1995). Demography of the Perennial Herb Lathyrus Vernus. I. Herbivory and Individual Performance. <text:span text:style-name="T89">Journal of Ecology</text:span>, 83, 287–295.</text:p>
        <text:p text:style-name="P6">Ehrlén, J. (2002). Assessing the lifetime consequences of plant-animal interactions for the perennial herb Lathyrus vernus (Fabaceae). <text:span text:style-name="T89">Perspectives in Plant Ecology, Evolution and Systematics</text:span>, 5, 145–163.</text:p>
        <text:p text:style-name="P6">Ehrlén, J. (2015). Selection on flowering time in a life-cycle context. <text:span text:style-name="T89">Oikos</text:span>, 124, 92–101.</text:p>
        <text:p text:style-name="P6">Ehrlén, J. &amp; Eriksson, O. (1996). Seedling recruitment in the perennial herb Lathyrus vernus. <text:span text:style-name="T89">Flora</text:span>, 191, 377–383.</text:p>
        <text:p text:style-name="P6">Ehrlén, J. &amp; Lehtilä, K. (2002). How perennial are perennial plants? <text:span text:style-name="T89">Oikos</text:span>, 98, 308–322.</text:p>
        <text:p text:style-name="P6">Ehrlén, J. &amp; Münzbergová, Z. (2009). Timing of flowering: opposed selection on different fitness components and trait covariation. <text:span text:style-name="T89">The American Naturalist</text:span>, 173, 819–830.</text:p>
        <text:p text:style-name="P6">Ehrlén, J. &amp; Van Groenendael, J. (2001). Storage and the delayed costs of reproduction in the understorey perennial Lathyrus vernus. <text:span text:style-name="T89">Journal of Ecology</text:span>, 89, 237–246.</text:p>
        <text:p text:style-name="P6"><text:soft-page-break/>Forrest, J.R.K. 2014. Plant size, sexual selection, and the evolution of protandry in dioecious plants. <text:span text:style-name="T88">American Naturalist</text:span> 184:338-351.</text:p>
        <text:p text:style-name="P6">Gienapp, P., Teplitsky, C., Alho, J.S., Mills, J.A. &amp; Merilä, J. (2008). Climate change and evolution: disentangling environmental and genetic responses. <text:span text:style-name="T89">Molecular Ecology</text:span>, 17, 167–178.</text:p>
        <text:p text:style-name="P6">Hadfield, J.D. (2010). MCMC methods for multi-response generalized linear mixed models: the MCMCglmm R package. <text:span text:style-name="T89">Journal of Statistical Software</text:span>, 33, 1–22.</text:p>
        <text:p text:style-name="P6">Harder, L.D. &amp; Johnson, S.D. 2009. Darwin's beautiful contrivances: evolutionary and functional evidence for floral adaptation. <text:span text:style-name="T88">New Phytologist</text:span> 183, 530-545.</text:p>
        <text:p text:style-name="P6">Høye, T.T., Post, E., Schmidt, N.M., Trøjelsgaard, K. &amp; Forchhammer, M.C. (2013). Shorter flowering seasons and declining abundance of flower visitors in a warmer Arctic. <text:span text:style-name="T89">Nature Climate Change</text:span>, 3, 759–763.</text:p>
        <text:p text:style-name="P6">Hunter, D.C., Pemberton, J.M., Pilkington, J.G. &amp; Morrissey, M.B. (2018). Quantification and decomposition of environment-selection relationships. <text:span text:style-name="T89">Evolution</text:span>, 72, 851–866.</text:p>
        <text:p text:style-name="P6">Ibáñez, I., Primack, R.B., Miller-Rushing, A.J., Ellwood, E., Higuchi, H., Lee, S.D., <text:span text:style-name="T89">et al.</text:span> (2010). Forecasting phenology under global warming. <text:span text:style-name="T89">Philosophical Transactions of the Royal Society of London B: Biological Sciences</text:span>, 365, 3247–3260.</text:p>
        <text:p text:style-name="P6">Inouye, D., Morales, M. &amp; Dodge, G. (2002). Variation in timing and abundance of flowering by Delphinium barbeyi Huth (Ranunculaceae): the roles of snowpack, frost, and La Ni&amp;#x000F1;a, in the context of climate change. <text:span text:style-name="T89">Oecologia</text:span>, 130, 543–550.</text:p>
        <text:p text:style-name="P6">Inouye, D.W. (2008). Effects of climate change on phenology, frost damage, and floral abundance of montane wildflowers. <text:span text:style-name="T89">Ecology</text:span>, 89, 353–362.</text:p>
        <text:p text:style-name="P6">IPCC. (2014). Climate Change 2014: Synthesis Report. Contribution of Working Groups I, II and III to the Fifth Assessment Report of the Intergovernmental Panel on Climate Change [Core Writing Team, R.K. Pachauri and L.A. Meyer (eds.)]. IPCC, Geneva, Switzerland, 151 pp.</text:p>
        <text:p text:style-name="P6">Kudo, G. &amp; Ida, T.Y. (2013). Early onset of spring increases the phenological mismatch between plants and pollinators. <text:span text:style-name="T89">Ecology</text:span>, 94, 2311–2320.</text:p>
        <text:p text:style-name="P6"><text:soft-page-break/>Kudo, G., Ida, T.Y. &amp; Tani, T. (2008). Linkages between phenology, pollination, photosynthesis, and reproduction in deciduous forest understory plants. <text:span text:style-name="T89">Ecology</text:span>, 89, 321–331.</text:p>
        <text:p text:style-name="P6">Lambert, A.M., Miller‐Rushing, A.J. &amp; Inouye, D.W. (2010). Changes in snowmelt date and summer precipitation affect the flowering phenology of Erythronium grandiflorum (glacier lily; Liliaceae). <text:span text:style-name="T89">American Journal of Botany</text:span>, 97, 1431–1437.</text:p>
        <text:p text:style-name="P6">Lande, R. &amp; Arnold, S.J. (1983). The measurement of selection on correlated characters. <text:span text:style-name="T89">Evolution</text:span>, 37, 1210–1226.</text:p>
        <text:p text:style-name="P6">Llorens, L. &amp; Peñuelas, J. (2005). Experimental evidence of future drier and warmer conditions affecting flowering of two co-occuring Mediterranean shrubs. <text:span text:style-name="T89">International Journal of Plant Sciences</text:span>, 166, 235–245.</text:p>
        <text:p text:style-name="P6">MacColl, A.D.C. (2011). The ecological causes of evolution. <text:span text:style-name="T89">Trends in Ecology &amp; Evolution</text:span>, 26, 514–522.</text:p>
        <text:p text:style-name="P6">Marrot, P., Charmantier, A., Blondel, J. &amp; Garant, D. (2018). Current spring warming as a driver of selection on reproductive timing in a wild passerine. <text:span text:style-name="T89">Journal of Animal Ecology</text:span>, 87, 754–764.</text:p>
        <text:p text:style-name="P6">Morrissey, M.B. &amp; Hadfield, J.D. (2012). Directional selection in temporally replicated studies is remarkably consistent. <text:span text:style-name="T89">Evolution</text:span>, 66, 435–442.</text:p>
        <text:p text:style-name="P6">Munguía‐Rosas, M.A., Ollerton, J., Parra‐Tabla, V. &amp; De‐Nova, J.A. (2011). Meta-analysis of phenotypic selection on flowering phenology suggests that early flowering plants are favoured. <text:span text:style-name="T89">Ecology Letters</text:span>, 14, 511–521.</text:p>
        <text:p text:style-name="P6">Nakagawa, S. &amp; Schielzeth, H. (2013). A general and simple method for obtaining R2 from generalized linear mixed-effects models. <text:span text:style-name="T89">Methods in Ecology and Evolution</text:span>, 4, 133–142.</text:p>
        <text:p text:style-name="P6">Pardee, G.L., Inouye, D.W. &amp; Irwin, R.E. (2018). Direct and indirect effects of episodic frost on plant growth and reproduction in subalpine wildflowers. <text:span text:style-name="T89">Global Change Biology</text:span>, 24, 848–857.</text:p>
        <text:p text:style-name="P6"><text:soft-page-break/>Peñuelas, J., Filella, I., Zhang, X., Llorens, L., Ogaya, R., Lloret, F., <text:span text:style-name="T89">et al.</text:span> (2004). Complex spatiotemporal phenological shifts as a response to rainfall changes. <text:span text:style-name="T89">New Phytologist</text:span>, 161, 837–846.</text:p>
        <text:p text:style-name="P6">Phoenix, G.K., Gwynn‐Jones, D., Callaghan, T.V., Sleep, D. &amp; Lee, J.A. (2001). Effects of global change on a sub-Arctic heath: effects of enhanced UV-B radiation and increased summer precipitation. <text:span text:style-name="T89">Journal of Ecology</text:span>, 89, 256–267.</text:p>
        <text:p text:style-name="P6">R Core Team. (2018). <text:span text:style-name="T89">R: A language and environment for statistical computing. R Foundation for Statistical Computing, Vienna, Austria. URL <text:s text:c="2"/>http://www.R-project.org/.</text:span></text:p>
        <text:p text:style-name="P6">Rausher, M.D. (1992). The measurement of selection on quantitative traits: biases due to environmental covariances between traits and fitness. <text:span text:style-name="T89">Evolution</text:span>, 46, 616–626.</text:p>
        <text:p text:style-name="P6">Réale, D., McAdam, A.G., Boutin, S. &amp; Berteaux, D. (2003). Genetic and plastic responses of a northern mammal to climate change. <text:span text:style-name="T89">Proceedings of the Royal Society of London B: Biological Sciences</text:span>, 270, 591–596.</text:p>
        <text:p text:style-name="P6">Siepielski, A.M., DiBattista, J.D. &amp; Carlson, S.M. (2009). It’s about time: the temporal dynamics of phenotypic selection in the wild. <text:span text:style-name="T89">Ecology Letters</text:span>, 12, 1261–1276.</text:p>
        <text:p text:style-name="P6">Siepielski, A.M., Gotanda, K.M., Morrissey, M.B., Diamond, S.E., DiBattista, J.D. &amp; Carlson, S.M. (2013). The spatial patterns of directional phenotypic selection. <text:span text:style-name="T89">Ecology Letters</text:span>, 16, 1382–1392.</text:p>
        <text:p text:style-name="P6">Siepielski, A.M., Morrissey, M.B., Buoro, M., Carlson, S.M., Caruso, C.M., Clegg, S.M., <text:span text:style-name="T89">et al.</text:span> (2017). Precipitation drives global variation in natural selection. <text:span text:style-name="T89">Science</text:span>, 355, 959–962.</text:p>
        <text:p text:style-name="P6">Sola, A.J. &amp; Ehrlén, J. (2007). Vegetative phenology constrains the onset of flowering in the perennial herb Lathyrus vernus. <text:span text:style-name="T89">Journal of Ecology</text:span>, 95, 208–216.</text:p>
        <text:p text:style-name="P6">Stinchcombe, J.R., Agrawal, A.F., Hohenlohe, P.A., Arnold, S.J. &amp; Blows, M.W. (2008). Estimating nonlinear selection gradients using quadratic regression coefficients: double or nothing? <text:span text:style-name="T89">Evolution</text:span>, 62, 2435–2440.</text:p>
        <text:p text:style-name="P6">Theobald, E.J., Breckheimer, I. &amp; HilleRisLambers, J. (2017). Climate drives phenological reassembly of a mountain wildflower meadow community. <text:span text:style-name="T89">Ecology</text:span>, 98, 2799–2812.</text:p>
        <text:p text:style-name="P6"><text:soft-page-break/>Thomann, M., Ehrlén, J. &amp; Ågren, J. (2018). Grazers affect selection on inflorescence height both directly and indirectly and effects change over time. <text:span text:style-name="T89">Ecology</text:span>, 99, 2167–2175.</text:p>
        <text:p text:style-name="P6">Thomson, J.D. 2010. Flowering phenology, fruiting success and progressive deterioration of pollination in an early-flowering geophyte. <text:span text:style-name="T88">Philosophical Transactions of the Royal Society B: Biological Sciences</text:span>, 365, 3187-3199.</text:p>
        <text:p text:style-name="P6">Via, S. (1993). Adaptive phenotypic plasticity: target or by-product of selection in a variable environment? <text:span text:style-name="T89">The American Naturalist</text:span>, 142, 352–365.</text:p>
        <text:p text:style-name="P6">Via, S., Gomulkiewicz, R., Jong, G.D., Scheiner, S.M., Schlichting, C.D. &amp; Tienderen, P.H.V. (1995). Adaptive phenotypic plasticity: consensus and controversy. <text:span text:style-name="T89">Trends in Ecology &amp; Evolution</text:span>, 10, 212–217.</text:p>
        <text:p text:style-name="P6"><text:change-start text:change-id="ct147037088"/>Visser, M.E., Noordwijk, A.J. van, Tinbergen, J.M. &amp; Lessells, C.M. (1998). Warmer springs lead to mistimed reproduction in great tits (Parus major). <text:span text:style-name="T89">Proceedings of the Royal Society of London. Series B: Biological Sciences</text:span>, 265, 1867–1870.</text:p>
        <text:p text:style-name="P6"><text:change-end text:change-id="ct147037088"/>Visser, M.E. &amp; Both, C. (2005). Shifts in phenology due to global climate change: the need for a yardstick. <text:span text:style-name="T89">Proceedings of the Royal Society of London B: Biological Sciences</text:span>, 272, 2561–2569.</text:p>
        <text:p text:style-name="P6"><text:change-start text:change-id="ct147038336"/>Visser, M.E., Holleman, L.J.M. &amp; Gienapp, P. (2006). Shifts in caterpillar biomass phenology due to climate change and its impact on the breeding biology of an insectivorous bird. <text:span text:style-name="T89">Oecologia</text:span>, 147, 164–172.</text:p>
        <text:p text:style-name="P6"><text:change-end text:change-id="ct147038336"/>Visser, M.E., Gienapp, P., Husby, A., Morrisey, M., Hera, I. de la, Pulido, F., <text:span text:style-name="T89">et al.</text:span> (2015). Effects of spring temperatures on the strength of selection on timing of reproduction in a long-distance migratory bird. <text:span text:style-name="T89">PLOS Biology</text:span>, 13, e1002120.<text:change text:change-id="ct147035528"/>Wadgymar, S.M., Ogilvie, J.E., Inouye, D.W., Weis, A.E. &amp; Anderson, J.T. (2018). Phenological responses to multiple environmental drivers under climate change: insights from a long-term observational study and a manipulative field experiment. <text:span text:style-name="T89">New Phytologist</text:span>, 218, 517–529.</text:p>
        <text:p text:style-name="P6">Widén, B. &amp; Schiemann, K. (2003). The pattern of variation in leaflet shape and reproductive characters in Lathyrus vernus (L.) Bernh. (Fabaceae). <text:span text:style-name="T89">Plant Syst. Evol.</text:span>, 240, 41–54.</text:p>
      </text:section>
      <text:section text:style-name="Sect1" text:name="Sección1">
        <text:p text:style-name="P30">Tables</text:p>
        <text:p text:style-name="P1"><text:span text:style-name="T3">Table 1: Results of models testing for effects of yearly climate on (A) first flowering date (FFD) of individual plants, and on three measures of the yearly position (B) and the duration (C) of the flowering season of </text:span><text:span text:style-name="T5">Lathyrus vernus</text:span><text:span text:style-name="T3">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In (A), linear mixed models with plant individual as a random effect and number of flowers as a covariate were used. Also shown are averaged estimates and z-values across all candidate models with ΔAICc &lt; 2, and values of marginal and conditional pseudo-R</text:span><text:span text:style-name="T80">2</text:span><text:span text:style-name="T3"> (representing, respectively, the variance explained by the fixed effects and by the entire model, Nakagawa &amp; Schielzeth </text:span><text:span text:style-name="T2">2013)</text:span><text:span text:style-name="T3"> for the best model resulting from model selection. </text:span><text:span text:style-name="T40">∑w</text:span><text:span text:style-name="T95">i</text:span><text:span text:style-name="T3"> = Relative variable importance (sum of Akaike weights over all models including each variable). </text:span><text:span text:style-name="T54"><text:s text:c="4"/></text:span><text:span text:style-name="T65"><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3">Response variable</text:p>
            </table:table-cell>
            <table:table-cell table:style-name="Tabla1.A1" office:value-type="string">
              <text:p text:style-name="P13">Predictor variable</text:p>
            </table:table-cell>
            <table:table-cell table:style-name="Tabla1.A1" table:number-columns-spanned="2" office:value-type="string">
              <text:p text:style-name="P51">Estimate</text:p>
            </table:table-cell>
            <table:covered-table-cell/>
            <table:table-cell table:style-name="Tabla1.A1" office:value-type="string">
              <text:p text:style-name="P51">Std. error</text:p>
            </table:table-cell>
            <table:table-cell table:style-name="Tabla1.A1" office:value-type="string">
              <text:p text:style-name="P51">z</text:p>
            </table:table-cell>
          </table:table-row>
          <table:table-row table:style-name="Tabla1.1">
            <table:table-cell table:style-name="Tabla1.A2" table:number-rows-spanned="7" office:value-type="string">
              <text:p text:style-name="P49">A) FFD</text:p>
              <text:p text:style-name="P49"><text:s text:c="5"/>N = 2411</text:p>
              <text:p text:style-name="Table_20_Contents"><text:span text:style-name="T2"><text:s text:c="5"/>R</text:span><text:span text:style-name="T79">2 </text:span><text:span text:style-name="T94">marg</text:span><text:span text:style-name="T2"> = 0.577</text:span></text:p>
              <text:p text:style-name="Table_20_Contents"><text:span text:style-name="T2"><text:s text:c="5"/>R</text:span><text:span text:style-name="T79">2 </text:span><text:span text:style-name="T94">cond</text:span><text:span text:style-name="T2"> = 0.628</text:span></text:p>
            </table:table-cell>
            <table:table-cell table:style-name="Tabla1.B2" office:value-type="string">
              <text:p text:style-name="P49">Precipitation March</text:p>
            </table:table-cell>
            <table:table-cell table:style-name="Tabla1.B2" office:value-type="string">
              <text:p text:style-name="P32">-0.716</text:p>
            </table:table-cell>
            <table:table-cell table:style-name="Tabla1.B2" office:value-type="string">
              <text:p text:style-name="P49">***</text:p>
            </table:table-cell>
            <table:table-cell table:style-name="Tabla1.B2" office:value-type="string">
              <text:p text:style-name="P33">0.105</text:p>
            </table:table-cell>
            <table:table-cell table:style-name="Tabla1.B2" office:value-type="string">
              <text:p text:style-name="P33">6.85</text:p>
            </table:table-cell>
          </table:table-row>
          <table:table-row table:style-name="Tabla1.1">
            <table:covered-table-cell/>
            <table:table-cell table:style-name="Tabla1.B2" office:value-type="string">
              <text:p text:style-name="P49">Precipitation April</text:p>
            </table:table-cell>
            <table:table-cell table:style-name="Tabla1.B2" office:value-type="string">
              <text:p text:style-name="P32">-0.345</text:p>
            </table:table-cell>
            <table:table-cell table:style-name="Tabla1.B2" office:value-type="string">
              <text:p text:style-name="P49">**</text:p>
            </table:table-cell>
            <table:table-cell table:style-name="Tabla1.B2" office:value-type="string">
              <text:p text:style-name="P33">0.125</text:p>
            </table:table-cell>
            <table:table-cell table:style-name="Tabla1.B2" office:value-type="string">
              <text:p text:style-name="P33">2.77</text:p>
            </table:table-cell>
          </table:table-row>
          <table:table-row table:style-name="Tabla1.1">
            <table:covered-table-cell/>
            <table:table-cell table:style-name="Tabla1.B2" office:value-type="string">
              <text:p text:style-name="P49">Mean March</text:p>
            </table:table-cell>
            <table:table-cell table:style-name="Tabla1.B2" office:value-type="string">
              <text:p text:style-name="P32">-0.074</text:p>
            </table:table-cell>
            <table:table-cell table:style-name="Tabla1.B2" office:value-type="string">
              <text:p text:style-name="P49"/>
            </table:table-cell>
            <table:table-cell table:style-name="Tabla1.B2" office:value-type="string">
              <text:p text:style-name="P33">0.136</text:p>
            </table:table-cell>
            <table:table-cell table:style-name="Tabla1.B2" office:value-type="string">
              <text:p text:style-name="P33">0.54</text:p>
            </table:table-cell>
          </table:table-row>
          <table:table-row table:style-name="Tabla1.1">
            <table:covered-table-cell/>
            <table:table-cell table:style-name="Tabla1.B2" office:value-type="string">
              <text:p text:style-name="P49">Max March</text:p>
            </table:table-cell>
            <table:table-cell table:style-name="Tabla1.B2" office:value-type="string">
              <text:p text:style-name="P32">-0.236</text:p>
            </table:table-cell>
            <table:table-cell table:style-name="Tabla1.B2" office:value-type="string">
              <text:p text:style-name="P49"/>
            </table:table-cell>
            <table:table-cell table:style-name="Tabla1.B2" office:value-type="string">
              <text:p text:style-name="P33">0.185</text:p>
            </table:table-cell>
            <table:table-cell table:style-name="Tabla1.B2" office:value-type="string">
              <text:p text:style-name="P33">1.28</text:p>
            </table:table-cell>
          </table:table-row>
          <table:table-row table:style-name="Tabla1.1">
            <table:covered-table-cell/>
            <table:table-cell table:style-name="Tabla1.B2" office:value-type="string">
              <text:p text:style-name="P49">Mean April</text:p>
            </table:table-cell>
            <table:table-cell table:style-name="Tabla1.B2" office:value-type="string">
              <text:p text:style-name="P32">-2.188</text:p>
            </table:table-cell>
            <table:table-cell table:style-name="Tabla1.B2" office:value-type="string">
              <text:p text:style-name="P49">***</text:p>
            </table:table-cell>
            <table:table-cell table:style-name="Tabla1.B2" office:value-type="string">
              <text:p text:style-name="P33">0.134</text:p>
            </table:table-cell>
            <table:table-cell table:style-name="Tabla1.B2" office:value-type="string">
              <text:p text:style-name="P33">16.29</text:p>
            </table:table-cell>
          </table:table-row>
          <table:table-row table:style-name="Tabla1.1">
            <table:covered-table-cell/>
            <table:table-cell table:style-name="Tabla1.B2" office:value-type="string">
              <text:p text:style-name="P49">Mean May</text:p>
            </table:table-cell>
            <table:table-cell table:style-name="Tabla1.B2" office:value-type="string">
              <text:p text:style-name="P32">-3.754</text:p>
            </table:table-cell>
            <table:table-cell table:style-name="Tabla1.B2" office:value-type="string">
              <text:p text:style-name="P49">***</text:p>
            </table:table-cell>
            <table:table-cell table:style-name="Tabla1.B2" office:value-type="string">
              <text:p text:style-name="P33">0.113</text:p>
            </table:table-cell>
            <table:table-cell table:style-name="Tabla1.B2" office:value-type="string">
              <text:p text:style-name="P33">33.17</text:p>
            </table:table-cell>
          </table:table-row>
          <table:table-row table:style-name="Tabla1.1">
            <table:covered-table-cell/>
            <table:table-cell table:style-name="Tabla1.B2" office:value-type="string">
              <text:p text:style-name="P49">Number of flowers</text:p>
            </table:table-cell>
            <table:table-cell table:style-name="Tabla1.B2" office:value-type="string">
              <text:p text:style-name="P32">-2.407</text:p>
            </table:table-cell>
            <table:table-cell table:style-name="Tabla1.B2" office:value-type="string">
              <text:p text:style-name="P49">***</text:p>
            </table:table-cell>
            <table:table-cell table:style-name="Tabla1.B2" office:value-type="string">
              <text:p text:style-name="P53">0.101</text:p>
            </table:table-cell>
            <table:table-cell table:style-name="Tabla1.B2" office:value-type="string">
              <text:p text:style-name="P33">23.86</text:p>
            </table:table-cell>
          </table:table-row>
          <table:table-row table:style-name="Tabla1.1">
            <table:table-cell table:style-name="Tabla1.A9" office:value-type="string">
              <text:p text:style-name="P49"/>
            </table:table-cell>
            <table:table-cell table:style-name="Tabla1.A9" office:value-type="string">
              <text:p text:style-name="P49"/>
            </table:table-cell>
            <table:table-cell table:style-name="Tabla1.C9" table:number-columns-spanned="2" office:value-type="string">
              <text:p text:style-name="P50">Estimate</text:p>
            </table:table-cell>
            <table:covered-table-cell/>
            <table:table-cell table:style-name="Tabla1.C9" office:value-type="string">
              <text:p text:style-name="P51">Std. error</text:p>
            </table:table-cell>
            <table:table-cell table:style-name="Tabla1.C9" office:value-type="string">
              <text:p text:style-name="P51">t</text:p>
            </table:table-cell>
          </table:table-row>
          <table:table-row table:style-name="Tabla1.1">
            <table:table-cell table:style-name="Tabla1.B2" office:value-type="string">
              <text:p text:style-name="P49">B) Position of the fl. season</text:p>
            </table:table-cell>
            <table:table-cell table:style-name="Tabla1.B2" office:value-type="string">
              <text:p text:style-name="P49"/>
            </table:table-cell>
            <table:table-cell table:style-name="Tabla1.C10" office:value-type="string">
              <text:p text:style-name="P20"/>
            </table:table-cell>
            <table:table-cell table:style-name="Tabla1.C10" office:value-type="string">
              <text:p text:style-name="P13"/>
            </table:table-cell>
            <table:table-cell table:style-name="Tabla1.C10" office:value-type="string">
              <text:p text:style-name="P21"/>
            </table:table-cell>
            <table:table-cell table:style-name="Tabla1.C10" office:value-type="string">
              <text:p text:style-name="P21"/>
            </table:table-cell>
          </table:table-row>
          <table:table-row table:style-name="Tabla1.1">
            <table:table-cell table:style-name="Tabla1.A9" table:number-rows-spanned="4" office:value-type="string">
              <text:p text:style-name="P49"><text:s text:c="5"/>Start</text:p>
              <text:p text:style-name="P49"><text:s text:c="10"/>N = 22</text:p>
              <text:p text:style-name="Table_20_Contents"><text:span text:style-name="T2"><text:s text:c="10"/>R</text:span><text:span text:style-name="T79">2 </text:span><text:span text:style-name="T2">= 0.719</text:span></text:p>
            </table:table-cell>
            <table:table-cell table:style-name="Tabla1.B2" office:value-type="string">
              <text:p text:style-name="P49">Precipitation March</text:p>
            </table:table-cell>
            <table:table-cell table:style-name="Tabla1.C10" office:value-type="string">
              <text:p text:style-name="P43">-0.993</text:p>
            </table:table-cell>
            <table:table-cell table:style-name="Tabla1.C10" office:value-type="string">
              <text:p text:style-name="P14"/>
            </table:table-cell>
            <table:table-cell table:style-name="Tabla1.C10" office:value-type="string">
              <text:p text:style-name="P44">0.888</text:p>
            </table:table-cell>
            <table:table-cell table:style-name="Tabla1.C10" office:value-type="string">
              <text:p text:style-name="P44">-1.12</text:p>
            </table:table-cell>
          </table:table-row>
          <table:table-row table:style-name="Tabla1.1">
            <table:covered-table-cell/>
            <table:table-cell table:style-name="Tabla1.B2" office:value-type="string">
              <text:p text:style-name="P49">Precipitation April</text:p>
            </table:table-cell>
            <table:table-cell table:style-name="Tabla1.C10" office:value-type="string">
              <text:p text:style-name="P34">-0.353</text:p>
            </table:table-cell>
            <table:table-cell table:style-name="Tabla1.C10" office:value-type="string">
              <text:p text:style-name="P14"/>
            </table:table-cell>
            <table:table-cell table:style-name="Tabla1.C10" office:value-type="string">
              <text:p text:style-name="P35">0.938</text:p>
            </table:table-cell>
            <table:table-cell table:style-name="Tabla1.C10" office:value-type="string">
              <text:p text:style-name="P44">-0.38</text:p>
            </table:table-cell>
          </table:table-row>
          <table:table-row table:style-name="Tabla1.1">
            <table:covered-table-cell/>
            <table:table-cell table:style-name="Tabla1.B2" office:value-type="string">
              <text:p text:style-name="P49">Mean April</text:p>
            </table:table-cell>
            <table:table-cell table:style-name="Tabla1.C10" office:value-type="string">
              <text:p text:style-name="P43">-4.465</text:p>
            </table:table-cell>
            <table:table-cell table:style-name="Tabla1.C10" office:value-type="string">
              <text:p text:style-name="P14">***</text:p>
            </table:table-cell>
            <table:table-cell table:style-name="Tabla1.C10" office:value-type="string">
              <text:p text:style-name="P44">1.001</text:p>
            </table:table-cell>
            <table:table-cell table:style-name="Tabla1.C10" office:value-type="string">
              <text:p text:style-name="P44">-4.46</text:p>
            </table:table-cell>
          </table:table-row>
          <table:table-row table:style-name="Tabla1.1">
            <table:covered-table-cell/>
            <table:table-cell table:style-name="Tabla1.A9" office:value-type="string">
              <text:p text:style-name="P49">Mean May</text:p>
            </table:table-cell>
            <table:table-cell table:style-name="Tabla1.C14" office:value-type="string">
              <text:p text:style-name="P43">-3.531</text:p>
            </table:table-cell>
            <table:table-cell table:style-name="Tabla1.C14" office:value-type="string">
              <text:p text:style-name="P14">***</text:p>
            </table:table-cell>
            <table:table-cell table:style-name="Tabla1.C14" office:value-type="string">
              <text:p text:style-name="P44">0.823</text:p>
            </table:table-cell>
            <table:table-cell table:style-name="Tabla1.C14" office:value-type="string">
              <text:p text:style-name="P44">-4.29</text:p>
            </table:table-cell>
          </table:table-row>
          <table:table-row table:style-name="Tabla1.1">
            <table:table-cell table:style-name="Tabla1.A9" table:number-rows-spanned="4" office:value-type="string">
              <text:p text:style-name="P49"><text:s text:c="5"/>Mean</text:p>
              <text:p text:style-name="P49"><text:s text:c="10"/>N = 22</text:p>
              <text:p text:style-name="Table_20_Contents"><text:span text:style-name="T2"><text:s text:c="10"/>R</text:span><text:span text:style-name="T79">2 </text:span><text:span text:style-name="T2">= 0.764</text:span></text:p>
            </table:table-cell>
            <table:table-cell table:style-name="Tabla1.B2" office:value-type="string">
              <text:p text:style-name="P49">Precipitation March</text:p>
            </table:table-cell>
            <table:table-cell table:style-name="Tabla1.C15" office:value-type="string">
              <text:p text:style-name="P43">-0.803</text:p>
            </table:table-cell>
            <table:table-cell table:style-name="Tabla1.C15" office:value-type="string">
              <text:p text:style-name="P14"/>
            </table:table-cell>
            <table:table-cell table:style-name="Tabla1.C15" office:value-type="string">
              <text:p text:style-name="P44">0.724</text:p>
            </table:table-cell>
            <table:table-cell table:style-name="Tabla1.C15" office:value-type="string">
              <text:p text:style-name="P44">-1.11</text:p>
            </table:table-cell>
          </table:table-row>
          <table:table-row table:style-name="Tabla1.1">
            <table:covered-table-cell/>
            <table:table-cell table:style-name="Tabla1.B2" office:value-type="string">
              <text:p text:style-name="P49">Precipitation April</text:p>
            </table:table-cell>
            <table:table-cell table:style-name="Tabla1.C15" office:value-type="string">
              <text:p text:style-name="P32">-0.627</text:p>
            </table:table-cell>
            <table:table-cell table:style-name="Tabla1.C15" office:value-type="string">
              <text:p text:style-name="P13"/>
            </table:table-cell>
            <table:table-cell table:style-name="Tabla1.C15" office:value-type="string">
              <text:p text:style-name="P33">0.765</text:p>
            </table:table-cell>
            <table:table-cell table:style-name="Tabla1.C15" office:value-type="string">
              <text:p text:style-name="P33">-0.82</text:p>
            </table:table-cell>
          </table:table-row>
          <table:table-row table:style-name="Tabla1.1">
            <table:covered-table-cell/>
            <table:table-cell table:style-name="Tabla1.B2" office:value-type="string">
              <text:p text:style-name="P49">Mean April</text:p>
            </table:table-cell>
            <table:table-cell table:style-name="Tabla1.C15" office:value-type="string">
              <text:p text:style-name="P43">-3.429</text:p>
            </table:table-cell>
            <table:table-cell table:style-name="Tabla1.C15" office:value-type="string">
              <text:p text:style-name="P14">***</text:p>
            </table:table-cell>
            <table:table-cell table:style-name="Tabla1.C15" office:value-type="string">
              <text:p text:style-name="P44">0.816</text:p>
            </table:table-cell>
            <table:table-cell table:style-name="Tabla1.C15" office:value-type="string">
              <text:p text:style-name="P44">-4.20</text:p>
            </table:table-cell>
          </table:table-row>
          <table:table-row table:style-name="Tabla1.1">
            <table:covered-table-cell/>
            <table:table-cell table:style-name="Tabla1.A9" office:value-type="string">
              <text:p text:style-name="P49">Mean May</text:p>
            </table:table-cell>
            <table:table-cell table:style-name="Tabla1.C18" office:value-type="string">
              <text:p text:style-name="P43">-4.004</text:p>
            </table:table-cell>
            <table:table-cell table:style-name="Tabla1.C18" office:value-type="string">
              <text:p text:style-name="P14">***</text:p>
            </table:table-cell>
            <table:table-cell table:style-name="Tabla1.C18" office:value-type="string">
              <text:p text:style-name="P44">0.671</text:p>
            </table:table-cell>
            <table:table-cell table:style-name="Tabla1.C18" office:value-type="string">
              <text:p text:style-name="P44">-5.97</text:p>
            </table:table-cell>
          </table:table-row>
          <table:table-row table:style-name="Tabla1.1">
            <table:table-cell table:style-name="Tabla1.A1" table:number-rows-spanned="4" office:value-type="string">
              <text:p text:style-name="P49"><text:s text:c="5"/>End</text:p>
              <text:p text:style-name="P49"><text:s text:c="10"/>N = 22</text:p>
              <text:p text:style-name="Table_20_Contents"><text:span text:style-name="T2"><text:s text:c="10"/>R</text:span><text:span text:style-name="T79">2 </text:span><text:span text:style-name="T2">= 0.844</text:span></text:p>
            </table:table-cell>
            <table:table-cell table:style-name="Tabla1.A2" office:value-type="string">
              <text:p text:style-name="P49">Precipitation March</text:p>
            </table:table-cell>
            <table:table-cell table:style-name="Tabla1.C19" office:value-type="string">
              <text:p text:style-name="P32">-0.461</text:p>
            </table:table-cell>
            <table:table-cell table:style-name="Tabla1.C19" office:value-type="string">
              <text:p text:style-name="P49"/>
            </table:table-cell>
            <table:table-cell table:style-name="Tabla1.C19" office:value-type="string">
              <text:p text:style-name="P33">0.549</text:p>
            </table:table-cell>
            <table:table-cell table:style-name="Tabla1.C19" office:value-type="string">
              <text:p text:style-name="P33">-0.84</text:p>
            </table:table-cell>
          </table:table-row>
          <table:table-row table:style-name="Tabla1.1">
            <table:covered-table-cell/>
            <table:table-cell table:style-name="Tabla1.B2" office:value-type="string">
              <text:p text:style-name="P49">Precipitation April</text:p>
            </table:table-cell>
            <table:table-cell table:style-name="Tabla1.C15" office:value-type="string">
              <text:p text:style-name="P32">-0.810</text:p>
            </table:table-cell>
            <table:table-cell table:style-name="Tabla1.C15" office:value-type="string">
              <text:p text:style-name="P49"/>
            </table:table-cell>
            <table:table-cell table:style-name="Tabla1.C15" office:value-type="string">
              <text:p text:style-name="P33">0.580</text:p>
            </table:table-cell>
            <table:table-cell table:style-name="Tabla1.C15" office:value-type="string">
              <text:p text:style-name="P33">-1.40</text:p>
            </table:table-cell>
          </table:table-row>
          <table:table-row table:style-name="Tabla1.1">
            <table:covered-table-cell/>
            <table:table-cell table:style-name="Tabla1.B2" office:value-type="string">
              <text:p text:style-name="P49">Mean April</text:p>
            </table:table-cell>
            <table:table-cell table:style-name="Tabla1.C15" office:value-type="string">
              <text:p text:style-name="P32">-2.324</text:p>
            </table:table-cell>
            <table:table-cell table:style-name="Tabla1.C15" office:value-type="string">
              <text:p text:style-name="P49">**</text:p>
            </table:table-cell>
            <table:table-cell table:style-name="Tabla1.C15" office:value-type="string">
              <text:p text:style-name="P33">0.618</text:p>
            </table:table-cell>
            <table:table-cell table:style-name="Tabla1.C15" office:value-type="string">
              <text:p text:style-name="P33">-3.76</text:p>
            </table:table-cell>
          </table:table-row>
          <table:table-row table:style-name="Tabla1.1">
            <table:covered-table-cell/>
            <table:table-cell table:style-name="Tabla1.A9" office:value-type="string">
              <text:p text:style-name="P49">Mean May</text:p>
            </table:table-cell>
            <table:table-cell table:style-name="Tabla1.C18" office:value-type="string">
              <text:p text:style-name="P32">-4.555</text:p>
            </table:table-cell>
            <table:table-cell table:style-name="Tabla1.C18" office:value-type="string">
              <text:p text:style-name="P49">***</text:p>
            </table:table-cell>
            <table:table-cell table:style-name="Tabla1.C18" office:value-type="string">
              <text:p text:style-name="P33">0.508</text:p>
            </table:table-cell>
            <table:table-cell table:style-name="Tabla1.C18" office:value-type="string">
              <text:p text:style-name="P33">-8.96</text:p>
            </table:table-cell>
          </table:table-row>
          <text:soft-page-break/>
          <table:table-row table:style-name="Tabla1.1">
            <table:table-cell table:style-name="Tabla1.A2" office:value-type="string">
              <text:p text:style-name="P49">C) Duration or the fl. season</text:p>
            </table:table-cell>
            <table:table-cell table:style-name="Tabla1.A2" office:value-type="string">
              <text:p text:style-name="P49"/>
            </table:table-cell>
            <table:table-cell table:style-name="Tabla1.A2" office:value-type="string">
              <text:p text:style-name="P50"/>
            </table:table-cell>
            <table:table-cell table:style-name="Tabla1.A2" office:value-type="string">
              <text:p text:style-name="P49"/>
            </table:table-cell>
            <table:table-cell table:style-name="Tabla1.A2" office:value-type="string">
              <text:p text:style-name="P51"/>
            </table:table-cell>
            <table:table-cell table:style-name="Tabla1.A2" office:value-type="string">
              <text:p text:style-name="P51"/>
            </table:table-cell>
          </table:table-row>
          <table:table-row table:style-name="Tabla1.1">
            <table:table-cell table:style-name="Tabla1.A9" table:number-rows-spanned="4" office:value-type="string">
              <text:p text:style-name="P49"><text:s text:c="10"/>N = 22</text:p>
              <text:p text:style-name="Table_20_Contents"><text:span text:style-name="T2"><text:s text:c="10"/>R</text:span><text:span text:style-name="T79">2 </text:span><text:span text:style-name="T2">= 0.567</text:span></text:p>
            </table:table-cell>
            <table:table-cell table:style-name="Tabla1.B2" office:value-type="string">
              <text:p text:style-name="P49">Precipitation March</text:p>
            </table:table-cell>
            <table:table-cell table:style-name="Tabla1.B2" office:value-type="string">
              <text:p text:style-name="P32">0.532</text:p>
            </table:table-cell>
            <table:table-cell table:style-name="Tabla1.B2" office:value-type="string">
              <text:p text:style-name="P49"/>
            </table:table-cell>
            <table:table-cell table:style-name="Tabla1.B2" office:value-type="string">
              <text:p text:style-name="P33">0.604</text:p>
            </table:table-cell>
            <table:table-cell table:style-name="Tabla1.B2" office:value-type="string">
              <text:p text:style-name="P33">0.88</text:p>
            </table:table-cell>
          </table:table-row>
          <table:table-row table:style-name="Tabla1.1">
            <table:covered-table-cell/>
            <table:table-cell table:style-name="Tabla1.B2" office:value-type="string">
              <text:p text:style-name="P49">Precipitation April</text:p>
            </table:table-cell>
            <table:table-cell table:style-name="Tabla1.B2" office:value-type="string">
              <text:p text:style-name="P32">-0.458</text:p>
            </table:table-cell>
            <table:table-cell table:style-name="Tabla1.B2" office:value-type="string">
              <text:p text:style-name="P49"/>
            </table:table-cell>
            <table:table-cell table:style-name="Tabla1.B2" office:value-type="string">
              <text:p text:style-name="P33">0.638</text:p>
            </table:table-cell>
            <table:table-cell table:style-name="Tabla1.B2" office:value-type="string">
              <text:p text:style-name="P33">-0.72</text:p>
            </table:table-cell>
          </table:table-row>
          <table:table-row table:style-name="Tabla1.1">
            <table:covered-table-cell/>
            <table:table-cell table:style-name="Tabla1.B2" office:value-type="string">
              <text:p text:style-name="P49">Mean April</text:p>
            </table:table-cell>
            <table:table-cell table:style-name="Tabla1.B2" office:value-type="string">
              <text:p text:style-name="P32">2.141</text:p>
            </table:table-cell>
            <table:table-cell table:style-name="Tabla1.B2" office:value-type="string">
              <text:p text:style-name="P49">**</text:p>
            </table:table-cell>
            <table:table-cell table:style-name="Tabla1.B2" office:value-type="string">
              <text:p text:style-name="P33">0.680</text:p>
            </table:table-cell>
            <table:table-cell table:style-name="Tabla1.B2" office:value-type="string">
              <text:p text:style-name="P33">3.15</text:p>
            </table:table-cell>
          </table:table-row>
          <table:table-row table:style-name="Tabla1.1">
            <table:covered-table-cell/>
            <table:table-cell table:style-name="Tabla1.A9" office:value-type="string">
              <text:p text:style-name="P49">Mean May</text:p>
            </table:table-cell>
            <table:table-cell table:style-name="Tabla1.A9" office:value-type="string">
              <text:p text:style-name="P32">-1.024</text:p>
            </table:table-cell>
            <table:table-cell table:style-name="Tabla1.A9" office:value-type="string">
              <text:p text:style-name="P49"/>
            </table:table-cell>
            <table:table-cell table:style-name="Tabla1.A9" office:value-type="string">
              <text:p text:style-name="P33">0.560</text:p>
            </table:table-cell>
            <table:table-cell table:style-name="Tabla1.A9" office:value-type="string">
              <text:p text:style-name="P33">-1.83</text:p>
            </table:table-cell>
          </table:table-row>
        </table:table>
        <text:p text:style-name="P24">***P &lt; 0.001; **P &lt; 0.01; *P &lt; 0.05</text:p>
        <text:p text:style-name="P41"><text:s text:c="4"/></text:p>
        <text:p text:style-name="P39"/>
        <text:p text:style-name="P36"/>
        <text:p text:style-name="P22"/>
        <text:p text:style-name="P36"/>
        <text:p text:style-name="P39"/>
        <text:p text:style-name="P37"/>
        <text:p text:style-name="P38"/>
        <text:p text:style-name="P42"><text:s/></text:p>
        <text:p text:style-name="P40"/>
        <text:p text:style-name="P7"><office:annotation office:name="__Annotation__13326_894206630"><dc:creator>Alicia Valdés Rapado</dc:creator><dc:date>2019-03-28T20:51:04.66</dc:date><text:p text:style-name="P74"><text:span text:style-name="T105">Now merged old Tables 3 and 4 and this became new Table 2 (as old Table 2 was moved to supplementary material)</text:span></text:p></office:annotation><text:span text:style-name="T18">Table </text:span><text:change-start text:change-id="ct147036256"/><text:span text:style-name="T18">2</text:span><text:change-end text:change-id="ct147036256"/><text:change text:change-id="ct147037816"/><text:change-start text:change-id="ct147037920"/><office:annotation-end office:name="__Annotation__13326_894206630"/><text:change-end text:change-id="ct147037920"/><text:span text:style-name="T18">: Phenotypic selection models testing for </text:span><text:change-start text:change-id="ct147038024"/><text:span text:style-name="T18">(A) </text:span><text:change-end text:change-id="ct147038024"/><text:span text:style-name="T18">among-year differences </text:span><text:change text:change-id="ct147035112"/><text:change-start text:change-id="ct147035632"/><text:span text:style-name="T18">and (B) effects of yearly climate </text:span><text:span text:style-name="T19">on </text:span><text:change-end text:change-id="ct147035632"/><text:change text:change-id="ct147038648"/><text:change text:change-id="ct147036360"/><text:span text:style-name="T18">total and </text:span><text:change text:change-id="ct147038440"/><text:span text:style-name="T18">direct phenotypic selection on flowering time </text:span><text:span text:style-name="T20">in </text:span><text:span text:style-name="T70">Lathyrus vernus</text:span><text:span text:style-name="T20"> in 22 study years. Results are from </text:span><text:change-start text:change-id="ct147038856"/><text:span text:style-name="T20">(A) </text:span><text:change-end text:change-id="ct147038856"/><text:span text:style-name="T20">linear mixed models including the interaction first flowering date × year, testing for among-year differences in </text:span><text:change text:change-id="ct147038752"/><text:span text:style-name="T20">selection differentials and </text:span><text:change text:change-id="ct147038960"/><text:span text:style-name="T20">selection gradients for first flowering date</text:span><text:change-start text:change-id="ct147038544"/><text:span text:style-name="T20">, and (B) linear mixed models including the interactions of first flowering date with climatic variables that were significant according to model selection (see Table S5)</text:span><text:change-end text:change-id="ct147038544"/><text:span text:style-name="T20">. </text:span><text:change text:change-id="ct147039064"/><text:change-start text:change-id="ct147195176"/><text:span text:style-name="T20">For direct phenotypic selection</text:span><text:change-end text:change-id="ct147195176"/><text:span text:style-name="T20">, number of flowers is included as a condition trait. Fitness was estimated by the number of intact seeds. Traits were standardized and fitness relativized within years before analyses. Plant individual was included as a random effect.</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C"/>
          <table:table-column table:style-name="Tabla3.H"/>
          <table:table-row table:style-name="Tabla3.1">
            <table:table-cell table:style-name="Tabla3.A1" table:number-rows-spanned="2" office:value-type="string">
              <text:p text:style-name="P19">Predictor variable</text:p>
            </table:table-cell>
            <table:table-cell table:style-name="Tabla3.B1" table:number-columns-spanned="3" office:value-type="string">
              <text:p text:style-name="P51">Total selection</text:p>
            </table:table-cell>
            <table:covered-table-cell/>
            <table:covered-table-cell/>
            <table:table-cell table:style-name="Tabla3.E1" office:value-type="string">
              <text:p text:style-name="P51"/>
            </table:table-cell>
            <table:table-cell table:style-name="Tabla3.B1" table:number-columns-spanned="3" office:value-type="string">
              <text:p text:style-name="P51">Direct selection</text:p>
            </table:table-cell>
            <table:covered-table-cell/>
            <table:covered-table-cell/>
          </table:table-row>
          <table:table-row table:style-name="Tabla3.1">
            <table:covered-table-cell/>
            <table:table-cell table:style-name="Tabla3.B2" table:number-columns-spanned="2" office:value-type="string">
              <text:p text:style-name="P54"><text:span text:style-name="Default_20_Paragraph_20_Font"><text:span text:style-name="T99"></text:span></text:span><text:span text:style-name="Default_20_Paragraph_20_Font"><text:span text:style-name="T101">2</text:span></text:span></text:p>
            </table:table-cell>
            <table:covered-table-cell/>
            <table:table-cell table:style-name="Tabla3.B2" office:value-type="string">
              <text:p text:style-name="P51">Degrees</text:p>
              <text:p text:style-name="P51">of freedom</text:p>
            </table:table-cell>
            <table:table-cell table:style-name="Tabla3.E1" office:value-type="string">
              <text:p text:style-name="P51"/>
            </table:table-cell>
            <table:table-cell table:style-name="Tabla3.B2" table:number-columns-spanned="2" office:value-type="string">
              <text:p text:style-name="P51"><text:span text:style-name="Default_20_Paragraph_20_Font"><text:span text:style-name="T98"></text:span></text:span><text:span text:style-name="Default_20_Paragraph_20_Font"><text:span text:style-name="T100">2</text:span></text:span></text:p>
            </table:table-cell>
            <table:covered-table-cell/>
            <table:table-cell table:style-name="Tabla3.B2" office:value-type="string">
              <text:p text:style-name="P51">Degrees</text:p>
              <text:p text:style-name="P51">f freedom</text:p>
            </table:table-cell>
          </table:table-row>
          <table:table-row table:style-name="Tabla3.3">
            <table:table-cell table:style-name="Tabla3.A3" office:value-type="string">
              <text:p text:style-name="P49">A) First flowering date</text:p>
            </table:table-cell>
            <table:table-cell table:style-name="Tabla3.B3" office:value-type="string">
              <text:p text:style-name="P51">110.18</text:p>
            </table:table-cell>
            <table:table-cell table:style-name="Tabla3.B3" office:value-type="string">
              <text:p text:style-name="P49">***</text:p>
            </table:table-cell>
            <table:table-cell table:style-name="Tabla3.A3" office:value-type="string">
              <text:p text:style-name="P51">1</text:p>
            </table:table-cell>
            <table:table-cell table:style-name="Tabla3.B3" office:value-type="string">
              <text:p text:style-name="P51"/>
            </table:table-cell>
            <table:table-cell table:style-name="Tabla3.B3" office:value-type="string">
              <text:p text:style-name="P50">33.89</text:p>
            </table:table-cell>
            <table:table-cell table:style-name="Tabla3.B3" office:value-type="string">
              <text:p text:style-name="P49">***</text:p>
            </table:table-cell>
            <table:table-cell table:style-name="Tabla3.A3" office:value-type="string">
              <text:p text:style-name="P51">1</text:p>
            </table:table-cell>
          </table:table-row>
          <table:table-row table:style-name="Tabla3.3">
            <table:table-cell table:style-name="Tabla3.A3" office:value-type="string">
              <text:p text:style-name="P49"><text:s text:c="5"/>Number of flowers</text:p>
            </table:table-cell>
            <table:table-cell table:style-name="Tabla3.B4" office:value-type="float" office:value="0">
              <text:p text:style-name="P55">-</text:p>
            </table:table-cell>
            <table:table-cell table:style-name="Tabla3.B4">
              <text:p text:style-name="P49"/>
            </table:table-cell>
            <table:table-cell table:style-name="Tabla3.A3" office:value-type="string">
              <text:p text:style-name="P51">-</text:p>
            </table:table-cell>
            <table:table-cell table:style-name="Tabla3.A3" office:value-type="string">
              <text:p text:style-name="P51"/>
            </table:table-cell>
            <table:table-cell table:style-name="Tabla3.A3" office:value-type="string">
              <text:p text:style-name="P50">64.79</text:p>
            </table:table-cell>
            <table:table-cell table:style-name="Tabla3.A3" office:value-type="string">
              <text:p text:style-name="P49">***</text:p>
            </table:table-cell>
            <table:table-cell table:style-name="Tabla3.A3" office:value-type="string">
              <text:p text:style-name="P51">1</text:p>
            </table:table-cell>
          </table:table-row>
          <table:table-row table:style-name="Tabla3.3">
            <table:table-cell table:style-name="Tabla3.A3" office:value-type="string">
              <text:p text:style-name="P49"><text:s text:c="5"/>First flowering date : year</text:p>
            </table:table-cell>
            <table:table-cell table:style-name="Tabla3.A3" office:value-type="string">
              <text:p text:style-name="P51">36.46</text:p>
            </table:table-cell>
            <table:table-cell table:style-name="Tabla3.A3" office:value-type="string">
              <text:p text:style-name="P49">*</text:p>
            </table:table-cell>
            <table:table-cell table:style-name="Tabla3.A3" office:value-type="string">
              <text:p text:style-name="P51">21</text:p>
            </table:table-cell>
            <table:table-cell table:style-name="Tabla3.A3" office:value-type="string">
              <text:p text:style-name="P51"/>
            </table:table-cell>
            <table:table-cell table:style-name="Tabla3.A3" office:value-type="string">
              <text:p text:style-name="P50">37.87</text:p>
            </table:table-cell>
            <table:table-cell table:style-name="Tabla3.A3" office:value-type="string">
              <text:p text:style-name="P49">*</text:p>
            </table:table-cell>
            <table:table-cell table:style-name="Tabla3.A3" office:value-type="string">
              <text:p text:style-name="P51">21</text:p>
            </table:table-cell>
          </table:table-row>
          <table:table-row table:style-name="Tabla3.3">
            <table:table-cell table:style-name="Tabla3.B3" office:value-type="string">
              <text:p text:style-name="P49">B) First flowering date</text:p>
            </table:table-cell>
            <table:table-cell table:style-name="Tabla3.B6" office:value-type="float" office:value="0">
              <text:p text:style-name="P56">110.44</text:p>
            </table:table-cell>
            <table:table-cell table:style-name="Tabla3.B6" office:value-type="float" office:value="0">
              <text:p text:style-name="P49">***</text:p>
            </table:table-cell>
            <table:table-cell table:style-name="Tabla3.D6" office:value-type="float" office:value="1">
              <text:p text:style-name="P51">1</text:p>
            </table:table-cell>
            <table:table-cell table:style-name="Tabla3.B3" office:value-type="string">
              <text:p text:style-name="P51"/>
            </table:table-cell>
            <table:table-cell table:style-name="Tabla3.B6" office:value-type="float" office:value="0">
              <text:p text:style-name="P56">33.93</text:p>
            </table:table-cell>
            <table:table-cell table:style-name="Tabla3.B6" office:value-type="float" office:value="0">
              <text:p text:style-name="P49">***</text:p>
            </table:table-cell>
            <table:table-cell table:style-name="Tabla3.B3" office:value-type="string">
              <text:p text:style-name="P51">1</text:p>
            </table:table-cell>
          </table:table-row>
          <table:table-row table:style-name="Tabla3.1">
            <table:table-cell table:style-name="Tabla3.A3" office:value-type="string">
              <text:p text:style-name="P49"><text:s text:c="5"/>Number of flowers</text:p>
            </table:table-cell>
            <table:table-cell table:style-name="Tabla3.B4" office:value-type="float" office:value="0">
              <text:p text:style-name="P55">-</text:p>
            </table:table-cell>
            <table:table-cell table:style-name="Tabla3.B4">
              <text:p text:style-name="P49"/>
            </table:table-cell>
            <table:table-cell table:style-name="Tabla3.A3" office:value-type="string">
              <text:p text:style-name="P51">-</text:p>
            </table:table-cell>
            <table:table-cell table:style-name="Tabla3.A3" office:value-type="string">
              <text:p text:style-name="P51"/>
            </table:table-cell>
            <table:table-cell table:style-name="Tabla3.B4" office:value-type="float" office:value="0">
              <text:p text:style-name="P56">65.55</text:p>
            </table:table-cell>
            <table:table-cell table:style-name="Tabla3.B4" office:value-type="float" office:value="0">
              <text:p text:style-name="P49">***</text:p>
            </table:table-cell>
            <table:table-cell table:style-name="Tabla3.A3" office:value-type="string">
              <text:p text:style-name="P51">1</text:p>
            </table:table-cell>
          </table:table-row>
          <table:table-row table:style-name="Tabla3.1">
            <table:table-cell table:style-name="Tabla3.A3" office:value-type="string">
              <text:p text:style-name="P19"><text:s text:c="5"/>First flowering date : Precipitation March</text:p>
            </table:table-cell>
            <table:table-cell table:style-name="Tabla3.B4" office:value-type="float" office:value="14.8">
              <text:p text:style-name="P56">12.48</text:p>
            </table:table-cell>
            <table:table-cell table:style-name="Tabla3.B4" office:value-type="float" office:value="0">
              <text:p text:style-name="P49">***</text:p>
            </table:table-cell>
            <table:table-cell table:style-name="Tabla3.D8" office:value-type="float" office:value="1">
              <text:p text:style-name="P52">1</text:p>
            </table:table-cell>
            <table:table-cell table:style-name="Tabla3.A3" office:value-type="string">
              <text:p text:style-name="P52"/>
            </table:table-cell>
            <table:table-cell table:style-name="Tabla3.B4" office:value-type="float" office:value="14.8">
              <text:p text:style-name="P56">14.80</text:p>
            </table:table-cell>
            <table:table-cell table:style-name="Tabla3.B4" office:value-type="float" office:value="0">
              <text:p text:style-name="P49">***</text:p>
            </table:table-cell>
            <table:table-cell table:style-name="Tabla3.A3" office:value-type="string">
              <text:p text:style-name="P52">1</text:p>
            </table:table-cell>
          </table:table-row>
          <table:table-row table:style-name="Tabla3.9">
            <table:table-cell table:style-name="Tabla3.A3" office:value-type="string">
              <text:p text:style-name="P19"><text:s text:c="5"/>First flowering date : Precipitation April</text:p>
            </table:table-cell>
            <table:table-cell table:style-name="Tabla3.B4" office:value-type="float" office:value="3.83">
              <text:p text:style-name="P56">3.48</text:p>
            </table:table-cell>
            <table:table-cell table:style-name="Tabla3.B4">
              <text:p text:style-name="P49"/>
            </table:table-cell>
            <table:table-cell table:style-name="Tabla3.D8" office:value-type="float" office:value="1">
              <text:p text:style-name="P52">1</text:p>
            </table:table-cell>
            <table:table-cell table:style-name="Tabla3.D8">
              <text:p text:style-name="P52"/>
            </table:table-cell>
            <table:table-cell table:style-name="Tabla3.B4" office:value-type="float" office:value="3.83">
              <text:p text:style-name="P56">3.83</text:p>
            </table:table-cell>
            <table:table-cell table:style-name="Tabla3.B4">
              <text:p text:style-name="P49"/>
            </table:table-cell>
            <table:table-cell table:style-name="Tabla3.D8" office:value-type="float" office:value="1">
              <text:p text:style-name="P52">1</text:p>
            </table:table-cell>
          </table:table-row>
          <table:table-row table:style-name="Tabla3.1">
            <table:table-cell table:style-name="Tabla3.A10" office:value-type="string">
              <text:p text:style-name="P19"><text:s text:c="5"/>First flowering date : Min April</text:p>
            </table:table-cell>
            <table:table-cell table:style-name="Tabla3.B10" office:value-type="float" office:value="0">
              <text:p text:style-name="P56">10.732</text:p>
            </table:table-cell>
            <table:table-cell table:style-name="Tabla3.B10" office:value-type="float" office:value="0">
              <text:p text:style-name="P49">**</text:p>
            </table:table-cell>
            <table:table-cell table:style-name="Tabla3.D10" office:value-type="float" office:value="1">
              <text:p text:style-name="P52">1</text:p>
            </table:table-cell>
            <table:table-cell table:style-name="Tabla3.A10" office:value-type="string">
              <text:p text:style-name="P52"/>
            </table:table-cell>
            <table:table-cell table:style-name="Tabla3.B10" office:value-type="float" office:value="0">
              <text:p text:style-name="P56">9.90</text:p>
            </table:table-cell>
            <table:table-cell table:style-name="Tabla3.B10" office:value-type="float" office:value="0">
              <text:p text:style-name="P49">**</text:p>
            </table:table-cell>
            <table:table-cell table:style-name="Tabla3.D10" office:value-type="float" office:value="1">
              <text:p text:style-name="P52">1</text:p>
            </table:table-cell>
          </table:table-row>
        </table:table>
        <text:p text:style-name="P31">***P &lt; 0.001; **P &lt; 0.01; *P &lt; 0.05<text:change-start text:change-id="ct147195280"/></text:p>
        <text:p text:style-name="P8"><text:change-end text:change-id="ct147195280"/><text:change text:change-id="ct147195696"/><text:change text:change-id="ct147195384"/><text:change text:change-id="ct147195488"/><text:change text:change-id="ct147195592"/><text:span text:style-name="T23"/></text:p>
        <text:p text:style-name="P30">Figures</text:p>
        <text:p text:style-name="P1"><text:span text:style-name="T2">Figur</text:span><text:span text:style-name="T3">e 1: Variation in climate, flowering time, fitness and selection on flowering time during the study period. Means (dots) and standard errors (whiskers) of mean daily temperature during March (light grey), April (medium grey) and May (black) (A), </text:span><text:span text:style-name="T10">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text:span><text:change-start text:change-id="ct147194968"/><text:span text:style-name="T66">b</text:span><text:span text:style-name="T10"> = <text:s/>̶ <text:s/>0.267, t = <text:s/>̶ <text:s/>2.42, p = 0.025, </text:span><text:change-end text:change-id="ct147194968"/><text:span text:style-name="T10">adjusted R</text:span><text:span text:style-name="T11">2</text:span><text:span text:style-name="T10"> = 0.19). In (D), filled circles indicate significant selection gradients at </text:span><text:span text:style-name="T52">α = 0.05 and the grey dashed line indicates a selection gradient of 0</text:span><text:span text:style-name="T10">. See Figures S1-S4 for variation in other climatic variables.</text:span></text:p>
        <text:p text:style-name="P4">Figure 2: Relationship among first flowering date for every plant and climatic variables, including mean daily temperature in April (A) and May (B), and sum of precipitation in March (C) and April (D). Lines represent linear model fits.</text:p>
        <text:p text:style-name="P1"><text:span text:style-name="T3">Figure 3: Relationship among the position </text:span><text:change-start text:change-id="ct147191848"/><text:span text:style-name="T3">(A,B) </text:span><text:change-end text:change-id="ct147191848"/><text:change-start text:change-id="ct147191744"/><text:span text:style-name="T3">and duration </text:span><text:change-end text:change-id="ct147191744"/><text:change-start text:change-id="ct147193200"/><text:span text:style-name="T97">(C) </text:span><text:change-end text:change-id="ct147193200"/><text:span text:style-name="T3">of the flowering season and climatic variables, including mean daily temperature in April </text:span><text:change text:change-id="ct147192368"/><text:span text:style-name="T3">and May</text:span><text:change text:change-id="ct147192784"/><text:span text:style-name="T3">.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text:span><text:change-start text:change-id="ct147193824"/><text:span text:style-name="T3">The duration of the flowering season was measured as the number of days between the start and the end of the season. </text:span><text:change-end text:change-id="ct147193824"/><text:span text:style-name="T3">Lines represent linear model fits.</text:span><text:change text:change-id="ct147194552"/><text:change text:change-id="ct147192472"/><text:change text:change-id="ct333707776"/></text:p>
        <text:p text:style-name="P1"><text:soft-page-break/><text:span text:style-name="T3">Figure </text:span><text:change text:change-id="ct147194032"/><text:change-start text:change-id="ct147192576"/><text:span text:style-name="T3">4</text:span><text:change-end text:change-id="ct147192576"/><text:span text:style-name="T3">: Partial regression plots (i.e. added variable plots) calculated from models in Table 4 showing the independent effects of climatic variables on direct phenotypic selection on flowering time </text:span><text:span text:style-name="T47">in </text:span><text:span text:style-name="T36">Lathyrus vernus</text:span><text:span text:style-name="T47"> in 22 study years. The e</text:span><text:span text:style-name="T10">ffect of standardized first flowering date on relative fitness, measured as the relative number of intact seeds, is shown for different minimum daily temperatures in April (A) and different sums of precipitation in March (B). Lines represent linear model fits</text:span><text:span text:style-name="T61">.</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ucida Sans1" svg:font-family="'Lucida Sans'" style:font-family-generic="swiss"/>
    <style:font-face style:name="Segoe UI2" svg:font-family="'Segoe UI'"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Segoe UI4" svg:font-family="'Segoe UI'" style:font-family-generic="modern" style:font-pitch="fixed"/>
    <style:font-face style:name="Times New Roman2" svg:font-family="'Times New Roman'" style:font-family-generic="modern" style:font-pitch="fixed"/>
    <style:font-face style:name="Adobe Garamond Pro" svg:font-family="'Adobe Garamond Pro'" style:font-family-generic="roman" style:font-pitch="variable"/>
    <style:font-face style:name="AdvGARMT" svg:font-family="AdvGARMT" style:font-family-generic="roman" style:font-pitch="variable"/>
    <style:font-face style:name="Lucida Console1" svg:font-family="'Lucida Console'"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OTd67905e7" svg:font-family="AdvOTd67905e7" style:font-family-generic="system" style:font-pitch="variable"/>
    <style:font-face style:name="AdvTT4e89fb21" svg:font-family="AdvTT4e89fb21" style:font-family-generic="system" style:font-pitch="variable"/>
    <style:font-face style:name="BSSymbol-Medium" svg:font-family="BSSymbol-Medium" style:font-family-generic="system" style:font-pitch="variable"/>
    <style:font-face style:name="Code, Code" svg:font-family="'Code, Code'" style:font-family-generic="system" style:font-pitch="variable"/>
    <style:font-face style:name="FrutigerLTPro-LightCn" svg:font-family="FrutigerLTPro-LightCn" style:font-family-generic="system" style:font-pitch="variable"/>
    <style:font-face style:name="Lato-Regular" svg:font-family="Lato-Regular"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Regular" svg:font-family="Minion-Regular"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3" svg:font-family="'Times New Roman'" style:font-family-generic="system" style:font-pitch="variable"/>
    <style:font-face style:name="TimesNRMT" svg:font-family="TimesNR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language="es" fo:country="ES"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default-outline-level="" style:list-style-name="">
      <style:text-properties fo:color="#000000" style:font-name="Adobe Garamond Pro" style:font-name-asian="Adobe Garamond Pro1" style:font-name-complex="Adobe Garamond Pro1"/>
    </style:style>
    <style:style style:name="Pa19" style:family="paragraph" style:parent-style-name="Default" style:default-outline-level="" style:list-style-name="">
      <style:paragraph-properties style:line-height-at-least="0.337cm"/>
      <style:text-properties fo:color="#00000a" style:font-name="Times New Roman" style:font-name-asian="SimSun" style:font-name-complex="Lucida Sans"/>
    </style:style>
    <style:style style:name="Bibliography_20_1" style:display-name="Bibliography 1" style:family="paragraph" style:parent-style-name="Index" style:default-outline-level="" style:list-style-name="" style:class="index">
      <style:paragraph-properties fo:margin-left="1.27cm" fo:margin-right="0cm" style:line-height-at-least="0.847cm" fo:text-indent="-1.27cm" style:auto-text-indent="false">
        <style:tab-stops>
          <style:tab-stop style:position="17.59cm" style:type="right" style:leader-style="dotted" style:leader-text="."/>
        </style:tab-stops>
      </style:paragraph-properties>
    </style:style>
    <style:style style:name="Pa5" style:family="paragraph" style:parent-style-name="Default" style:default-outline-level="" style:list-style-name="">
      <style:paragraph-properties style:line-height-at-least="0.372cm"/>
      <style:text-properties fo:color="#00000a" style:font-name="Times New Roman" style:font-name-asian="SimSun" style:font-name-complex="Lucida Sans"/>
    </style:style>
    <style:style style:name="annotation_20_text" style:display-name="annotation text" style:family="paragraph" style:parent-style-name="Standard" style:default-outline-level="" style:list-style-name="">
      <style:text-properties fo:font-size="10pt" style:font-size-asian="10pt" style:font-name-complex="Mangal" style:font-size-complex="9pt"/>
    </style:style>
    <style:style style:name="Balloon_20_Text" style:display-name="Balloon Text" style:family="paragraph" style:parent-style-name="Standard" style:default-outline-level="" style:list-style-name="">
      <style:text-properties style:font-name="Segoe UI" fo:font-size="9pt" style:font-size-asian="9pt" style:font-name-complex="Mangal" style:font-size-complex="8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First_20_Paragraph" style:display-name="First Paragraph" style:family="paragraph" style:parent-style-name="Text_20_body" style:default-outline-level="" style:list-style-nam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2592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3"/>
    <style:master-page style:name="Converted5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dc:creator>Alicia Valdés Rapado</dc:creator>
    <meta:editing-cycles>66</meta:editing-cycles>
    <meta:print-date>2019-01-17T10:40:00</meta:print-date>
    <meta:creation-date>2019-02-13T13:02:00</meta:creation-date>
    <dc:date>2019-03-30T15:12:19.28</dc:date>
    <meta:editing-duration>PT10H37M55S</meta:editing-duration>
    <meta:generator>OpenOffice/4.1.5$Win32 OpenOffice.org_project/415m1$Build-9789</meta:generator>
    <meta:document-statistic meta:table-count="3" meta:image-count="0" meta:object-count="0" meta:page-count="30" meta:paragraph-count="471" meta:word-count="8589" meta:character-count="55698"/>
    <meta:user-defined meta:name="AppVersion">15.0000</meta:user-defined>
    <meta:user-defined meta:name="Company">Dept of Ecology, Environment and Plant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62"&gt;&lt;session id="sDnWKiCz"/&gt;&lt;style id="" hasBibliography="0" bibliographyStyleHasBeenSet="0"/&gt;&lt;prefs/&gt;&lt;/data&gt;</meta:user-defined>
    <meta:template xlink:type="simple" xlink:actuate="onRequest" xlink:title="Normal" xlink:href=""/>
  </office:meta>
</office:document-meta>
</file>